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598cm"/>
    </style:style>
    <style:style style:name="co2" style:family="table-column">
      <style:table-column-properties fo:break-before="auto" style:column-width="0.688cm"/>
    </style:style>
    <style:style style:name="co3" style:family="table-column">
      <style:table-column-properties fo:break-before="auto" style:column-width="11.746cm"/>
    </style:style>
    <style:style style:name="co4" style:family="table-column">
      <style:table-column-properties fo:break-before="auto" style:column-width="46.761cm"/>
    </style:style>
    <style:style style:name="co5" style:family="table-column">
      <style:table-column-properties fo:break-before="auto" style:column-width="4.773cm"/>
    </style:style>
    <style:style style:name="co6" style:family="table-column">
      <style:table-column-properties fo:break-before="auto" style:column-width="0.416cm"/>
    </style:style>
    <style:style style:name="co7"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row table:style-name="ro1">
          <table:table-cell office:value-type="float" office:value="4">
            <text:p>4</text:p>
          </table:table-cell>
          <table:table-cell office:value-type="float" office:value="2">
            <text:p>2</text:p>
          </table:table-cell>
          <table:table-cell office:value-type="string">
            <text:p>Гофра</text:p>
          </table:table-cell>
          <table:table-cell office:value-type="string">
            <text:p>&lt;p&gt;&lt;img alt="Гофра (на фотографии - золотистая) на BMW 5 series при снятом глушителе." src="/ckeditor_assets/pictures/108/content_img_8273.jpg" style="height:435px; width:650px" /&gt;&lt;/p&gt;\r\n\r\n&lt;p&gt;&amp;nbsp;\r\n&lt;p&gt;Гофра &amp;ndash; это гибкий элемент выпускной системы автомобиля, который соединяет выпускной коллектор и выпускной тракт (трубу). Выглядит как толстый, короткий армированный металлический шланг. Материал гофры выдерживает нагрев до 800-900 градусов.&lt;/p&gt;\r\n&lt;/p&gt;\r\n\r\n&lt;p&gt;Этот элемент необходим, так как глушитель постоянно вибрирует, и жесткое соединение коллектора с трубой от постоянной тряски постепенно разрушается. Глушители с гофрой сохраняются дольше, однако со временем изнашивается и она. Когда в гофре появляются дырки, сквозь них начинает &amp;laquo;рычать&amp;raquo; двигатель.&lt;/p&gt;\r\n\r\n&lt;p&gt;Повсеместно гофра стала использоваться в автомобильных глушителях в 2000-х годах. На более старых автомобилях чаще встречаются более жесткие соединения труб с графитовыми или асбестовыми прокладками.&lt;/p&gt;\r\n\r\n&lt;iframe width="560" height="315" src="//www.youtube.com/embed/GSyWE9Zbxsg" frameborder="0" allowfullscreen&gt;&lt;/iframe&gt;</text:p>
          </table:table-cell>
          <table:table-cell office:value-type="string">
            <text:p>2014-04-01 10:27:19.680323</text:p>
          </table:table-cell>
          <table:table-cell office:value-type="string">
            <text:p>2014-12-14 18:12:08.321593</text:p>
          </table:table-cell>
          <table:table-cell office:value-type="float" office:value="1">
            <text:p>1</text:p>
          </table:table-cell>
        </table:table-row>
        <table:table-row table:style-name="ro1">
          <table:table-cell office:value-type="float" office:value="2">
            <text:p>2</text:p>
          </table:table-cell>
          <table:table-cell office:value-type="float" office:value="1">
            <text:p>1</text:p>
          </table:table-cell>
          <table:table-cell office:value-type="string">
            <text:p>Выпускная система (глушитель)</text:p>
          </table:table-cell>
          <table:table-cell office:value-type="string">
            <text:p>&lt;p&gt;&lt;img alt="Демонтаж выхлопной системы на BMW 5 series" src="/ckeditor_assets/pictures/107/content_img_8207.jpg" style="height:433px; line-height:20.7999992370605px; width:650px" /&gt;&lt;/p&gt;\r\n\r\n&lt;p&gt;&amp;nbsp;&lt;/p&gt;\r\n\r\n&lt;p&gt;У современных автомобилей система выпуска отработавших газов имеет достаточно сложную структуру. Иногда ее называют &amp;laquo;глушителем&amp;raquo;, но это неграмотно. Глушитель &amp;ndash; это часть выпускной системы, которая непосредственно гасит звуковые колебания двигателя. А в целом же выпуск состоит из следующих элементов:&lt;/p&gt;\r\n\r\n&lt;p&gt;- Выпускной коллектор&lt;/p&gt;\r\n\r\n&lt;p&gt;- Глушитель (один или несколько), а также его варианты &amp;ndash; пламегаситель или резонатор&lt;/p&gt;\r\n\r\n&lt;p&gt;- Каталитический нейтрализатор (на автомобилях с середины 90-х)&lt;/p&gt;\r\n\r\n&lt;p&gt;- Лямбда-зонд (на автомобилях с нейтрализатором)&lt;/p&gt;\r\n\r\n&lt;p&gt;- Сажевый фильтр (на дизельных автомобилях, отвечающих нормам Евро-5)&lt;/p&gt;\r\n\r\n&lt;p&gt;- Система впрыска мочевины (на современных дизельных грузовиках, отвечающих нормам Евро-5)&lt;/p&gt;\r\n\r\n&lt;p&gt;- Выхлопная труба (одна или несколько)&lt;/p&gt;\r\n\r\n&lt;p&gt;- Гофра&lt;/p&gt;\r\n\r\n&lt;p&gt;- Подушки (подвески)&lt;/p&gt;\r\n\r\n&lt;p&gt;- Тепловой экран&lt;/p&gt;\r\n\r\n&lt;p&gt;&lt;img alt="Система выпуска отработавших газов: 1 — выпускной коллектор; 2 — уплотнительная прокладка коллектора; 3 — теплозащитный экран; 4 — прокладка фланца трубы основного глушителя; 5 — управляющий датчик концентрации кислорода; 6 — кронштейн каталитического нейтрализатора; 7 — основной глушитель; 8 — хомут крепления насадки основного глушителя; 9 — насадка основного глушителя; 10 — второй дополнительный глушитель; 11 — диагностический датчик концентрации кислорода; 12 — уплотнительная прокладка фланцев первого и второго дополнительных глушителей; 13 — промежуточная труба с металлокомпенсатором и первым дополнительным глушителем; 14 — уплотнительная прокладка фланцев каталитического нейтрализатора; 15 — каталитический нейтрализатор. Изображение из книги &amp;quot;Эксплуатация Chevrolet Lacetti/Daewoo Gentra&amp;quot;" src="/ckeditor_assets/pictures/116/content_vyhlop-sistem.jpg" style="height:514px; line-height:20.7999992370605px; width:650px" /&gt;&lt;/p&gt;\r\n</text:p>
          </table:table-cell>
          <table:table-cell office:value-type="string">
            <text:p>2014-03-22 07:35:58.791076</text:p>
          </table:table-cell>
          <table:table-cell office:value-type="string">
            <text:p>2014-12-21 14:31:44.2006</text:p>
          </table:table-cell>
          <table:table-cell office:value-type="float" office:value="1">
            <text:p>1</text:p>
          </table:table-cell>
        </table:table-row>
        <table:table-row table:style-name="ro1">
          <table:table-cell office:value-type="float" office:value="3">
            <text:p>3</text:p>
          </table:table-cell>
          <table:table-cell office:value-type="float" office:value="2">
            <text:p>2</text:p>
          </table:table-cell>
          <table:table-cell office:value-type="string">
            <text:p>Сажевый фильтр</text:p>
          </table:table-cell>
          <table:table-cell office:value-type="string">
            <text:p>&lt;p&gt;Сажа &amp;ndash; это мельчайшие частицы от 10 нанометров до 1 микрометра в диаметре, которые выбрасывают в атмосферу дизельные двигатели. Основная составляющая сажи &amp;ndash; это не успевший сгореть в цилиндрах углерод, &amp;laquo;обросший&amp;raquo; остатками углеводородов, оксидов металлов, серы и воды. Эта угольная пыль крайне вредна для здоровья, так как оседает в легких человека и провоцирует развитие астмы и прочих неприятных болезней.&lt;/p&gt;\r\n\r\n&lt;p&gt;&lt;img alt="Снятый сажевый фильтр вместе с корпусом, BMW 5 series" src="/ckeditor_assets/pictures/110/content_img_8209.jpg" style="height:434px; line-height:20.7999992370605px; width:650px" /&gt;&lt;/p&gt;\r\n\r\n&lt;p&gt;Специальные фильтры для очистки выхлопа от сажи начали применять в 2000 году, а после вступления в силу экологических норм Евро-5 в 2008 году все дизельные автомобили в Европе стали оснащаться сажевыми фильтрами в обязательном порядке. В России стандарт вступил в силу с 1 января 2014 года, поэтому теперь и у нас все ввозимые и производимые дизельные машины без вариантов должны иметь сажевый фильтр.&lt;/p&gt;\r\n\r\n&lt;p&gt;&lt;img alt="Схема работы сажевого фильтра. Изображение с сайта dieselgrossisten.no" src="/ckeditor_assets/pictures/111/content_particulate-filter-large.jpg" style="height:340px; line-height:20.7999992370605px; width:650px" /&gt;&lt;/p&gt;\r\n\r\n&lt;p&gt;Стенки этих каналов &amp;ndash; пористые, и выхлоп проходит через них, оставляя частички сажи на поверхности стенок и внутри их. Чтобы заставить выхлоп проходить сквозь стенки, на концах каналов ставятся непроницаемые заглушки. Через один каналы &amp;laquo;затыкаются&amp;raquo; со стороны входа газов и со стороны выхода. Таким образом, газ принудительно вынужден циркулировать сквозь пористые стенки, чтобы попасть в атмосферу.Фильтр располагается на выпускном тракте, либо сразу после коллектора перед катализатором, либо после катализатора.&lt;/p&gt;\r\n\r\n&lt;p&gt;&lt;iframe frameborder="0" height="315" src="//www.youtube.com/embed/1XcKDTwXheA" width="420"&gt;&lt;/iframe&gt;&lt;/p&gt;\r\n\r\n&lt;p&gt;Принципиальное устройство сажевого фильтра достаточно простое: металлический корпус, внутри которого находится керамическая сотовая матрица из карбида кремния или кордиерита. В этом керамическом монолите есть десятки тонких каналов, расположенных параллельно друг другу &amp;ndash; через них, собственно, и проходит выхлоп.&lt;/p&gt;\r\n\r\n&lt;p&gt;Разумеется, чем больше сажи оседает на стенках, тем труднее выхлопным газам проходить сквозь сажевый фильтр. Поэтому отложения периодически надо из фильтра убирать. Единственный способ это сделать &amp;ndash; дожечь сажу. Этот процесс называется регенерация сажевого фильтра &amp;ndash; о различных технологиях регенерации существует отдельная подробная статья.&lt;/p&gt;\r\n\r\n&lt;p&gt;&lt;img alt="Полностью забитые соты сажевого фильтра" src="/ckeditor_assets/pictures/109/content_img_8238.jpg" style="height:434px; line-height:20.7999992370605px; width:650px" /&gt;&lt;/p&gt;\r\n\r\n&lt;p&gt;В любом случае, даже с учетом регулярной регенерации, сажевый фильтр со временем забивается безвозвратно. Выхлопные газы выходят с трудом, в выпускном коллекторе создается избыточное давление, которое гонит выхлоп в цилиндры. Поэтому на первой стадии износа мотор теряет в мощности, а когда фильтр забивается полностью, то перестает даже заводиться. При условии использования качественной солярки и регулярной регенерации ресурс сажевого фильтра составляет около 150-180 тысяч километров. В российских условиях он забивается намного быстрее, а точный ресурс зависит от конкретного топлива.Работу сажевого фильтра контролируют датчики: они замеряют температуру и давление на входе и на выходе. Соответственно, если давление газов падает очень сильно, значит фильтр сильно забит и нужна регенерация или замена &amp;ndash; электронный блок управления двигателем выдает водителю соответствующее сообщение. Если температурные датчики выявляют, что выхлоп слишком слабо охлаждается, то система также выдает сообщение о неисправности фильтра.&lt;/p&gt;\r\n\r\n&lt;p&gt;Поскольку сам по себе сажевый фильтр стоит достаточно дорого, и забивается быстро, в российских условиях его проще всего удалить. Металлический корпус снимается с выхлопной трубы а керамические соты выпрессовываются или выбиваются зубилом и молотком. Пустой корпус ставят обратно, а в прошивке двигателя отключают датчики температуры и давления, которые в противном случае &amp;laquo;заметят&amp;raquo; отсутствие сажевого фильтра и включат аварийный режим, ограничив мощность двигателя.&lt;/p&gt;\r\n\r\n&lt;p&gt;&lt;iframe frameborder="0" height="315" src="//www.youtube.com/embed/8hkbOH34XgI" width="560"&gt;&lt;/iframe&gt;&lt;/p&gt;\r\n\r\n&lt;p&gt;Окружающая среда, конечно, в этом случае страдает, но большинство автовладельцев вполне объяснимо больше интересует содержимое собственного кошелька, чем абстрактная экология.&amp;nbsp;&lt;/p&gt;\r\n</text:p>
          </table:table-cell>
          <table:table-cell office:value-type="string">
            <text:p>2014-03-22 07:36:32.171558</text:p>
          </table:table-cell>
          <table:table-cell office:value-type="string">
            <text:p>2014-12-14 18:31:22.316786</text:p>
          </table:table-cell>
          <table:table-cell office:value-type="float" office:value="1">
            <text:p>1</text:p>
          </table:table-cell>
        </table:table-row>
        <table:table-row table:style-name="ro1">
          <table:table-cell office:value-type="float" office:value="6">
            <text:p>6</text:p>
          </table:table-cell>
          <table:table-cell office:value-type="float" office:value="5">
            <text:p>5</text:p>
          </table:table-cell>
          <table:table-cell office:value-type="string">
            <text:p>Фрикционное сцепление</text:p>
          </table:table-cell>
          <table:table-cell office:value-type="string">
            <text:p>&lt;p&gt;&lt;img alt="Фрикционное сцепление. Изображение узла и схема" src="/ckeditor_assets/pictures/9/content_frict_scepl.jpg" style="height:500px; margin-left:50px; margin-right:50px; width:600px" /&gt;&lt;/p&gt;\r\n\r\n&lt;p&gt;Фрикционное сцепление работает за счет трения дисков. Задача сцепления как такового &amp;ndash; это &amp;laquo;включить или выключить&amp;raquo; передачу крутящего момента с двигателя на коробку передач. Выжимая педаль сцепления, мы разъединяем трущиеся диски и момент не передается. Отпускаем педаль &amp;ndash; и момент начал передаваться. Плавно отпускать педаль нужно для того, чтобы диски не ударялись друг о друга и аккуратно, без толчков, вошли в зацеп.&lt;/p&gt;\r\n\r\n&lt;p&gt;Теперь давайте разбираться в конструкции. Функцию ведущего диска сцепления выполняет маховик, закрепленный на коленвале. Он вращается всегда, пока включен двигатель. Его рабочая поверхность &amp;ndash; гладкий металл (если, конечно, он не поврежден).&lt;/p&gt;\r\n\r\n&lt;p&gt;К маховику со стороны коробки передач привинчивается так называемая корзина сцепления &amp;ndash; металлический кожух с подпружиненным нажимным диском внутри (он тоже металлический и гладкий).&amp;nbsp; Вся эта конструкция также всё время вращается при запущенном моторе.&lt;/p&gt;\r\n\r\n&lt;p&gt;Между нажимным диском корзины и ведущим диском (маховиком) располагается ведомый диск сцепления. Вот он, для лучшего сцепления со стальными поверхностями, снабжен фрикционными накладками, которые еще иногда называют &amp;laquo;феродо&amp;raquo;. Ведомый диск закреплен на первичном валу коробки передач. Соответственно, когда его прижимают к ведущему, он крутит вал и приводит в движение всю коробку.&lt;/p&gt;\r\n\r\n&lt;p&gt;Для того чтобы сжать вместе все три диска (ведущий, ведомый и нажимной), используется нажимной подшипник &amp;ndash; деталь, которая, как и ведомый диск, располагается на первичном валу, а точнее &amp;ndash; на его защитном кожухе. Почему на кожухе? А потому, что выжимной подшипник не вращается. Его задача &amp;ndash; прижиматься к лепесткам диафрагменной пружины нажимного диска и, соответственно, прижимать всю эту конструкцию к ведомому диску и толкать полученный &amp;laquo;слоеный пирог&amp;raquo; к ведущему диску.&lt;/p&gt;\r\n\r\n&lt;p&gt;Нажимной подшипник в действие приводит педаль сцепления. Когда педаль отпущена, подшипник нажат и &amp;laquo;пирог из дисков&amp;raquo; слеплен воедино. Нажимая педаль, мы убираем подшипник от корзины, и пружины убирают нажимной диск от ведомого. Система &amp;laquo;расслабляется&amp;raquo;.&lt;/p&gt;\r\n\r\n&lt;p&gt;Последнее, что осталось понять &amp;ndash; это каким образом усилие от педали передается на подшипник. Непосредственно на сам подшипник давит вилка сцепления. Ну а вилку в движение приводит система привода сцепления, о которой мы рассказываем в отдельной статье.&lt;/p&gt;\r\n\r\n&lt;p&gt;Самая простая конструкция фрикционного сцепления &amp;ndash; однодисковая. Она так называется по числу ведомых дисков. Для очень мощных автомобилей (грузовиков или с очень &amp;laquo;моментным&amp;raquo; двигателем) применяют не однодисковое, а многодисковое сцепление. Конструкция отличается тем, что в корпусе корзины между маховиком и нажимным диском располагается не один, а несколько ведомых дисков (чаще всего два). В итоге получается больше поверхностей трения. Подобная система нужна для того, чтобы &amp;laquo;переварить&amp;raquo; большой момент и мощность.&lt;/p&gt;\r\n\r\n&lt;p&gt;Остались вопросы? Смотрите простое и доходчивое&amp;nbsp;видео от Михаила Нестерова.&lt;/p&gt;\r\n\r\n&lt;p&gt;&lt;iframe frameborder="0" height="315" src="//www.youtube.com/embed/MJX5ifznz3E" width="420"&gt;&lt;/iframe&gt;&lt;/p&gt;\r\n\r\n&lt;p&gt;&amp;nbsp;&lt;/p&gt;\r\n</text:p>
          </table:table-cell>
          <table:table-cell office:value-type="string">
            <text:p>2014-04-01 10:30:59.007519</text:p>
          </table:table-cell>
          <table:table-cell office:value-type="string">
            <text:p>2014-11-23 15:54:59.519247</text:p>
          </table:table-cell>
          <table:table-cell office:value-type="float" office:value="1">
            <text:p>1</text:p>
          </table:table-cell>
        </table:table-row>
        <table:table-row table:style-name="ro1">
          <table:table-cell office:value-type="float" office:value="7">
            <text:p>7</text:p>
          </table:table-cell>
          <table:table-cell office:value-type="float" office:value="6">
            <text:p>6</text:p>
          </table:table-cell>
          <table:table-cell office:value-type="string">
            <text:p>Диск сцепления (ведомый)</text:p>
          </table:table-cell>
          <table:table-cell office:value-type="string">
            <text:p>&lt;p&gt;&lt;img alt="Ведомый диск сцепления Exedy для Mitsubishi Colt/Lancer" src="/ckeditor_assets/pictures/10/content_vedomyi_disc.jpg" style="height:398px; width:597px" /&gt;&lt;/p&gt;\r\n\r\n&lt;p&gt;В простейшем фрикционном сцеплении, которое называется однодисковым, на самом деле дисков три &amp;ndash; ведущий, ведомый и нажимной. Но когда говорят &amp;laquo;диск сцепления&amp;raquo;, то имеют в виду ведомый - тот, который располагается внутри корпуса корзины между ведущим и нажимным. Тот, который обеспечивает трение во всей этой системе. А попутно еще и гасит крутильные колебания&amp;hellip;&lt;/p&gt;\r\n\r\n&lt;p&gt;Диск сцепление состоит из металлической основы (ее разберем позже), на которую наклёпаны с двух сторон фрикционные накладки, которые еще называют иногда &amp;laquo;феродо&amp;raquo;. Заклёпки (обычно из меди или алюминия) сделаны &amp;laquo;заподлицо&amp;raquo; с поверхностью, пока фрикционный слой достаточно толстый. Это нужно иметь в виду, и не &amp;laquo;укатывать&amp;raquo; диски до победного конца. Потому что заклёпки, когда слой стирается, будут скрести по нажимному диску корзины и по маховику. Гибель диска корзины &amp;ndash; не смертельно, тем более что вся она целиком обычно меняется вместе с диском. А вот задиры на маховике &amp;ndash; это может быть очень обременительно для кошелька. Особенно если маховик дорогой, двухмассовый.&lt;/p&gt;\r\n\r\n&lt;p&gt;Теперь разберем конструкцию металлической основы диска сцепления &amp;ndash; она не так проста, как кажется на первый взгляд. Фрикционные накладки приклёпаны по кругу к достаточно тонким гибким металлическим лепесткам, которые пружинят и обеспечивают мягкое включение сцепления.&lt;/p&gt;\r\n\r\n&lt;p&gt;&lt;img alt="Общая схема диска сцепления: 1 и 7 - диски; 2 и 5 - фрикционные кольца; 3 - ступица; 4 - пружина; 6 - штифт. Иллюстрация из книги &amp;quot;Учебник военного водителя 2-го класса&amp;quot; Вокрачко Ю.Г." src="/ckeditor_assets/pictures/11/content_vedomyi_disc_scheme.jpg" style="height:420px; width:558px" /&gt;&lt;/p&gt;\r\n\r\n&lt;p&gt;Лепестки, в свою очередь, приклёпаны к металлическому диску. Этот диск, в свою очередь, приклепан к другому диску, а между ними с минимальным зазором находится ступица диска, закрепленная на первичном валу коробки передач. Обратите внимание &amp;ndash; жесткой связи между диском с лепестками и ступицей нет! Да и ступица закреплена на валу не жестко &amp;ndash; она может перемещаться вдоль вала, иначе диск нельзя было бы прижимать и отжимать.&lt;/p&gt;\r\n\r\n&lt;p&gt;А связаны между собой они при помощи пружин, закрепленных внутри прямоугольных &amp;laquo;окон&amp;raquo; одинакового размера, выпиленных в ступице, диске с лепестками и третьем, фиксирующем диске. Эти пружины нужны для того, чтобы гасить крутильные колебания. Поэтому их называют демпферными. О том, откуда эти самые крутильные колебания возникают и для чего их нужно гасить, читайте в статье про маховик.&lt;/p&gt;\r\n\r\n&lt;p&gt;Дополнительно в зазоре между ступицей диска сцепления и двумя другими дисками находятся тонкие фрикционные накладки. Они обеспечивают трение между тремя дисками, чтобы они не проскальзывали друг относительно друга.&lt;/p&gt;\r\n\r\n&lt;p&gt;&lt;img alt="Более подробная схема ведомого диска сцепления: 1 — фрикционная накладка; 2 — заклепка; 3 — пластинчатая волнистая пружина; 4 — балансировочный груз; 5 — диск; 6 — фрикционная шайба; 7 — стойка; 8 — ступица; 9 — фрикционная шайба; 10 — регулировочная стальная шайба; 11 — пружина ступицы; 13 — фрикционная накладка; 14 и 15 — заклепка крепления фрикционных накладок. Иллюстрация из книги &amp;quot;ГАЗ М-20 &amp;quot;Победа&amp;quot;: описание конструкции и уход&amp;quot; <text:s/>А. А. Липгарта и Г. М. Вассермана. (с тех пор принципиальная конструкция диска не изменилась)" src="/ckeditor_assets/pictures/12/content_vedomyi_disc_scheme_2.jpg" style="height:330px; width:600px" /&gt;&lt;/p&gt;\r\n\r\n&lt;p&gt;На большинстве дисков сцепления демпферные пружины видны снаружи, но есть такие модели, где они защищены корпусом, чтобы не вываливались.&lt;/p&gt;\r\n\r\n&lt;p&gt;Также есть диски сцепления без демпферных пружин, потому что на ряде автомобилей с задачей гашения крутильных колебаний прекрасно справляются двухмассовые маховики, и ведомому диску остается лишь функция передачи крутящего момента.&lt;/p&gt;\r\n</text:p>
          </table:table-cell>
          <table:table-cell office:value-type="string">
            <text:p>2014-04-01 10:32:00.76835</text:p>
          </table:table-cell>
          <table:table-cell office:value-type="string">
            <text:p>2014-11-23 17:52:25.280976</text:p>
          </table:table-cell>
          <table:table-cell office:value-type="float" office:value="1">
            <text:p>1</text:p>
          </table:table-cell>
        </table:table-row>
        <table:table-row table:style-name="ro1">
          <table:table-cell office:value-type="float" office:value="8">
            <text:p>8</text:p>
          </table:table-cell>
          <table:table-cell office:value-type="float" office:value="6">
            <text:p>6</text:p>
          </table:table-cell>
          <table:table-cell office:value-type="string">
            <text:p>Маховик (ведущий диск сцепления)</text:p>
          </table:table-cell>
          <table:table-cell office:value-type="string">
            <text:p>&lt;p&gt;&lt;img alt="Схема, из которой понятно, как маховик располагается на коленчатом валу. Изображение с сайта howcarworks.ru" src="/ckeditor_assets/pictures/13/content_mahovik-scheme.jpg" style="height:304px; width:408px" /&gt;&lt;/p&gt;\r\n\r\n&lt;p&gt;Маховик - это деталь, находящаяся обычно на заднем конце коленвала двигателя, которая выполняет в автомобиле три важнейшие функции:&lt;/p&gt;\r\n\r\n&lt;p&gt;- Является шестерней, которая при запуске двигателя передает крутящий момент от стартера на коленвал и раскручивает его.&lt;/p&gt;\r\n\r\n&lt;p&gt;- Передает крутящий момент от работающего двигателя на трансмиссию, выступая ведущим диском сцепления.&lt;/p&gt;\r\n\r\n&lt;p&gt;- Превращает неравномерное вращение коленвала в равномерное, то есть гасит рывки, передаваемые движущимися поршнями, накапливая и затем отдавая кинетическую энергию.&lt;/p&gt;\r\n\r\n&lt;p&gt;&lt;img alt="Маховик для ВАЗ-2110, облегченный. Снижает потери мощности, но меньше гасит вибрации, передаваемые двигателем на коробку передач. Изображение с сайта ClubTurbo.ru" src="/ckeditor_assets/pictures/14/content_maxovik_2110_legk.jpg" style="height:450px; width:600px" /&gt;&lt;/p&gt;\r\n\r\n&lt;p&gt;Классические маховики (по состоянию на 2014 год они используются достаточно широко и в ряде новых моделей) - тяжелые чугунные диски с напрессованным по внешнему диаметру зубчатым венцом для зацепления со стартером. Устройство маховика сплошной конструкции - очень простое. Ступица маховика жестко закрепляется на фланце коленвала, если точнее, то прикручивается болтами. Внешняя поверхность маховика (противоположная той, что обращена к двигателю) соприкасается с ведомым диском сцепления, передавая ему крутящий момент с двигателя.&lt;/p&gt;\r\n\r\n&lt;p&gt;&lt;img alt="Маховик на снятом двигателе. Изображение zaglohla.ru" src="/ckeditor_assets/pictures/30/content_mahovikk.jpg" style="height:533px; width:794px" /&gt;&lt;/p&gt;\r\n\r\n&lt;p&gt;Как мы уже говорили выше, одна из задач маховика - гасить крутильные колебания, возникающие на коленвале. Обычный монолитный маховик с этой задачей справляется плохо. Он, за счет своей значительной массы, может уменьшать амплитуду колебаний и их частоту, чтобы не допустить резонанса. Крутильные колебания в автомобилях с классическими маховиками полностью гасятся за счет трения ведущего и ведомого диска (преобразуясь в теплоту), а резонансные частоты гасятся за счет демпферных пружин ведомых дисков (подробнее об их устройстве читайте в соответствующей статье).&lt;/p&gt;\r\n\r\n&lt;p&gt;&lt;img alt="Венец маховика от ВАЗ-2101. Венец с износившимися зубьями на некоторых автомобилях (в основном - старых) можно поменять отдельно." src="/ckeditor_assets/pictures/16/content_mahovik-venets.jpg" style="height:428px; width:590px" /&gt;&lt;/p&gt;\r\n\r\n&lt;p&gt;До тех пор, пока автопроизводители всерьез не озаботились повышением эффективности двигателей внутреннего сгорания (то есть снижением расхода топлива и вредных выхлопов), система с классическим маховиком работала идеально. Демпферные пружины ведомых дисков изнашивались очень медленно - гораздо быстрее сцепление &amp;quot;умирало&amp;quot; из-за стершегося феродо, то есть фрикционного слоя.&lt;/p&gt;\r\n\r\n&lt;p&gt;Затем стало понятно, что для того, чтобы вращать тяжелый чугунный диск, двигатель тратит достаточно много энергии. В 80-х годах конструкторы стали экспериментировать с облегчением маховика, но тогда встала проблема с гашением колебаний. В 1985-м для этих целей был изобретен принципиально новый двумассовый маховик. Пока, впрочем, классическую конструкцию полностью он так и не вытеснил.&lt;/p&gt;\r\n</text:p>
          </table:table-cell>
          <table:table-cell office:value-type="string">
            <text:p>2014-04-01 10:32:40.814292</text:p>
          </table:table-cell>
          <table:table-cell office:value-type="string">
            <text:p>2014-11-30 16:12:46.8309</text:p>
          </table:table-cell>
          <table:table-cell office:value-type="float" office:value="1">
            <text:p>1</text:p>
          </table:table-cell>
        </table:table-row>
        <table:table-row table:style-name="ro1">
          <table:table-cell office:value-type="float" office:value="1">
            <text:p>1</text:p>
          </table:table-cell>
          <table:table-cell office:value-type="float" office:value="0">
            <text:p>0</text:p>
          </table:table-cell>
          <table:table-cell office:value-type="string">
            <text:p>АвтоWiki</text:p>
          </table:table-cell>
          <table:table-cell office:value-type="string">
            <text:p>&lt;p&gt;&lt;img alt="" src="/ckeditor_assets/pictures/31/content_rem.jpg" style="height:397px; width:800px" /&gt;&lt;/p&gt;\r\n\r\n&lt;p&gt;&lt;span style="font-size:12px"&gt;&amp;nbsp; &amp;nbsp; В разделе &lt;strong&gt;АвтоВики&lt;/strong&gt;&amp;nbsp;вы можете найти статьи, где доступным языком описана конструкция и принцип работы деталей и узлов автомобиля. На момент запуска проекта наша энциклопедия не доделана в полной мере, и постоянно дорабатывается.&lt;/span&gt;&lt;/p&gt;\r\n\r\n&lt;p&gt;&lt;span style="font-size:12px"&gt;&amp;nbsp; &amp;nbsp; Если вы готовы помочь нам в написании статей, пишите на wiki@zaglohla.ru! Мы готовы платить за интересные, содержательные и понятные широкому кругу читателей статьи, а также иллюстрации и фотографии.&lt;/span&gt;&lt;/p&gt;\r\n</text:p>
          </table:table-cell>
          <table:table-cell office:value-type="string">
            <text:p>2014-03-20 13:01:18.623658</text:p>
          </table:table-cell>
          <table:table-cell office:value-type="string">
            <text:p>2014-11-30 16:17:33.916049</text:p>
          </table:table-cell>
          <table:table-cell office:value-type="float" office:value="1">
            <text:p>1</text:p>
          </table:table-cell>
        </table:table-row>
        <table:table-row table:style-name="ro2">
          <table:table-cell office:value-type="float" office:value="9">
            <text:p>9</text:p>
          </table:table-cell>
          <table:table-cell office:value-type="float" office:value="6">
            <text:p>6</text:p>
          </table:table-cell>
          <table:table-cell office:value-type="string">
            <text:p>Двухмассовый маховик (ведущий диск сцепления)</text:p>
          </table:table-cell>
          <table:table-cell office:value-type="string">
            <text:p>&lt;p&gt;&lt;img alt="Двухмассовый маховик LUK для Volkswagen Transporter T4 2.5D" src="/ckeditor_assets/pictures/19/content_2mass_mahovik_3.jpg" style="height:500px; width:500px" /&gt;&lt;/p&gt;\r\n\r\n&lt;p&gt;&lt;strong&gt;Двухмассовый маховик&lt;/strong&gt;&lt;/p&gt;\r\n\r\n&lt;p&gt;Как известно, классический маховик - это большой и тяжелый чугунный диск, который передает крутящий момент с мотора и выступает ведущим диском сцепления, а к тому же еще и шестерней для раскрутки коленвала от стартера при запуске. Большой вес маховика нужен для того, чтобы гасить крутильные колебания коленвала. Коленвал, как мы знаем, преобразует возвратно-поступательные движения поршней во вращательные. Но толчки никуда не деваются. Классический монолитный маховик частично гасил их своим весом, а полностью от них избавлялись с помощью демпферных пружин сцепления и силы трения между дисками.&lt;/p&gt;\r\n\r\n&lt;p&gt;Но тяжелый чугунный маховик - это потери мощности для двигателя и увеличение расхода топлива. Чтобы эффективно гасить колебания и не терять при этом мощность, и был изобретен двухмассовый маховик. С 1985 года, когда он появился впервые, конструкторы так и не смогли избавить его от основного недостатка - ограниченного ресурса и сложности обслуживания. Поэтому двухмассовый маховик до сих пор (по состоянию на 2014 год) не вытеснил классический монолитный. Но надежность и долговечность автомобиля волнуют производителей всё меньше, а расход топлива всё больше, поэтому в будущем, вероятно, двухмассовый маховик станет единственно возможным.&lt;/p&gt;\r\n\r\n&lt;p&gt;Иногда в литературе (в основном - западного происхождения) двухмассовый маховик обозначают аббревиатурой ZMS. Расшифровывается она как Zweimassenschwungrad (&amp;quot;двухмассовый маховик&amp;quot; на немецком языке).&lt;/p&gt;\r\n\r\n&lt;p&gt;&lt;img alt="Сравнительная диаграмма резонансных колебаний двигателя, которые передаются на трансмиссию. Из нее видно, насколько эффективен в плане гашения этих колебаний двухмассовый маховик (здесь - ДММ). Изображение фирмы ZF с сайта dpgo.ru" src="/ckeditor_assets/pictures/20/content_2mass-mah4.jpg" style="height:424px; width:600px" /&gt;&lt;/p&gt;\r\n\r\n&lt;p&gt;Итак, почему маховик двухмассовый? Элементарно! Потому что у него две массы - первичная и вторичная. Массами в данном случае называются две основные составные части - металлические диски сложной формы.&lt;/p&gt;\r\n\r\n&lt;p&gt;Первичная масса жестко крепится к фланцу коленвала болтами, как и классический монолитный маховик. На внешний диаметр первичной массы напрессован (или приварен) и зубчатый венец для связи со стартером. По внутреннему диаметру первичной массы проходит сплошной желоб, в который уложены дуговые пружины и залито смазочное масло Желоб еще иногда называют пружинным каналом. Чтобы внутрь него не попадала пыль, он герметично закрыт кожухом (иначе - крышкой) первичной массы.&lt;/p&gt;\r\n\r\n&lt;p&gt;На первичной массе закреплен подшипник, на котором свободно вращается вторичная масса. Вторичная масса выполняет функцию ведущего диска сцепления, то есть она трется о его ведомый диск и, соответственно, передает на трансмиссию крутящий момент с двигателя. На внешнем диаметре вторичной массы есть крепежнеые отверстия для прикручивания к маховику корзины сцепления, а ближе к центру - вентиляционные отверстия для охлаждения. Когда вторичная масса маховика трется о ведомый диск сцепления, она разогревается весьма значительно.&lt;/p&gt;\r\n\r\n&lt;p&gt;&lt;img alt="Двухмассовый маховик в разрезе. 1) Главный корпус маховика, 2) Пакет пружин, 3) Планетарная шестерня, 4) Подшипник радиальный, 5) Разделительный ползун пакетов пружин, 6) Упор пакета пружины, 7) Кожух отверстия для нагнетания смазки, 8) Подшипник осевой, 9) Отверстие для стопорного штифта, 10) Вспомогательный корпус маховика." src="/ckeditor_assets/pictures/18/content_2mass_mahovik-2.jpg" style="height:435px; width:500px" /&gt;&lt;/p&gt;\r\n\r\n&lt;p&gt;Осталось только понять, как передается момент с первичной на вторичную массу и зачем тут нужны пружины?&lt;/p&gt;\r\n\r\n&lt;p&gt;Секрет в том, что ко вторичной массе жестко прикручивается фланец с двумя выступами. Он работает внутри кожуха первичной массы, а выступы расположены аккурат в промежутках между пружинами первичной массы. Соответственно, когда первичная масса вращается вместе с коленвалом, то пружины упираются в выступы фланца. Они двигают фланец вместе со вторичной массой но, сжимаясь, гасят крутильные колебания.&lt;/p&gt;\r\n\r\n&lt;p&gt;3D-анимация устройства двухмассового маховика:&lt;/p&gt;\r\n\r\n&lt;p&gt;&lt;iframe frameborder="0" height="315" src="//www.youtube.com/embed/YnaXB8q3uzQ" width="420"&gt;&lt;/iframe&gt;&lt;/p&gt;\r\n\r\n&lt;p&gt;Еще одно, более подробное видео об устройстве двухмассового маховика и смысла его работы:&lt;/p&gt;\r\n\r\n&lt;p&gt;&lt;iframe frameborder="0" height="315" src="//www.youtube.com/embed/R4Zkw8Wyi-s" width="420"&gt;&lt;/iframe&gt;&lt;/p&gt;\r\n\r\n&lt;p&gt;Конструкция двухмассового маховика с 1985 года, разумеется постепенно изменялась, хотя базовый принцип действия остается неизменным. С чем поработали конструкторы за эти годы и чего добились?&lt;/p&gt;\r\n\r\n&lt;p&gt;Во-первых, заменили со временем шариковый подшипник качения на более компактный подшипник скольжения, так что в современных ZMS вы встретите только его.&lt;/p&gt;\r\n\r\n&lt;p&gt;Во-вторых, много экспериментов было с конструкцией фланца. По ходу развития он &amp;quot;научился&amp;quot; самостоятельно гасить колебания - в него внедрили дополнительные демпферные пружины (как на ведомых дисках сцепления).&lt;/p&gt;\r\n\r\n&lt;p&gt;В-третьих, в двухмассовый маховик внедрили составные пружины. Одноуровневые параллельные пружины - это две пружины одинаковой длины, вставленные одна в другую. В двухуровневых параллельных пружинах внутренняя - более жесткая и короткая. В работу она вступает только если крутящий момент на коленвале очень высокий и пружина сжимается значительно. В трехуровневых параллельных пружинах на каждую внешнюю приходится по две более короткие и жесткие внутренние разной длины.&lt;/p&gt;\r\n\r\n&lt;p&gt;&lt;img alt="Модернизированные версии двухмассовых маховиков от фирмы ZF. Изображение с сайта dpgo.ru" src="/ckeditor_assets/pictures/21/content_2mass-mah6.jpg" style="height:425px; width:600px" /&gt;&lt;/p&gt;\r\n\r\n&lt;p&gt;&lt;img alt="Еще две модернизированные версии двухмассовых маховиков от фирмы ZF. Изображение с сайта dpgo.ru" src="/ckeditor_assets/pictures/22/content_2mass-mah5.jpg" style="height:431px; width:600px" /&gt;&lt;/p&gt;\r\n\r\n&lt;p&gt;В-четвертых, в современные двухмассовые маховики внедрили дополнительные рабочие фрикционные диски, расположенные между первичной массой и фланцем. Он может вращаться на небольшой угол. Соответственно, если крутящий момент невысокий, крутильные колебания слабые, пружины сжимаются несильно, то фрикционный диск крутится незначительно. А если момент высокий, пружины сжимаются сильно, то и диск упирается в ограничитель и начинает тереться о фланец. Таким образом, крутильные колебания, за счет трения, дополнительно гасятся.&lt;/p&gt;\r\n\r\n&lt;p&gt;&lt;strong&gt;Поломка двухмассового маховика&lt;/strong&gt;&lt;/p&gt;\r\n\r\n&lt;p&gt;Сложная, по сравнению с чугунной болванкой, конструкция двухмассового маховика обуславливает его относительно короткий ресурс. Уже к 100 тысячам километров пробега от нагрузки могут разрушиться пружины и &amp;quot;уши&amp;quot; фланца&amp;nbsp;вторичной массы маховика, которые взаимодействуют друг с другом. Особенно характерно это для дизельных двигателей с высоким крутящим моментом.&amp;nbsp;&lt;/p&gt;\r\n\r\n&lt;p&gt;&lt;img alt="Вскрытый двухмассовый маховик от Kia Sorento 2.5D (170 hp) с разрушенными пружинами. Изображение с форума sorento.kia-club.ru" src="/ckeditor_assets/pictures/17/content_2mass_mahovik.jpg" style="height:450px; width:600px" /&gt;&lt;/p&gt;\r\n\r\n&lt;p&gt;Ремонтом двухмассовых маховиков занимаются редко - чаще их меняют в сборе. Хотя, в целом, здесь нет ничего сложного - достаточно изготовить подходящие по жесткости пружины и металлический фланец. Потребуется немного инженерного &amp;quot;творчества&amp;quot;, но если учесть, что новый оригинальный двухмассовый маховик может обойтись в 800-1500 долларов, а ремонт - примерно в 7-8 раз дешевле, то затея может иметь смысл.&amp;nbsp;Описание процесса восстановления маховика вы сможете найти в соответствующей ветке форума sorento.kia-club.ru.&amp;nbsp;&lt;/p&gt;\r\n</text:p>
          </table:table-cell>
          <table:table-cell office:value-type="string">
            <text:p>2014-11-23 18:49:15.78093</text:p>
          </table:table-cell>
          <table:table-cell office:value-type="string">
            <text:p>2014-11-23 19:13:45.719239</text:p>
          </table:table-cell>
          <table:table-cell office:value-type="float" office:value="1">
            <text:p>1</text:p>
          </table:table-cell>
        </table:table-row>
        <table:table-row table:style-name="ro1">
          <table:table-cell office:value-type="float" office:value="10">
            <text:p>10</text:p>
          </table:table-cell>
          <table:table-cell office:value-type="float" office:value="6">
            <text:p>6</text:p>
          </table:table-cell>
          <table:table-cell office:value-type="string">
            <text:p>Феродо</text:p>
          </table:table-cell>
          <table:table-cell office:value-type="string">
            <text:p>&lt;p&gt;&lt;img alt="Рабочая фрикционная поверхность современной тормозной колодки фирмы Ferodo. Изображение с сайта ferodo.com" src="/ckeditor_assets/pictures/23/content_ferodo.jpg" style="height:495px; width:671px" /&gt;&lt;/p&gt;\r\n\r\n&lt;p&gt;Изначально, феродо (ударение на последний слог) - это особый фрикционный термостойкий материал, увеличивающий трение. Им покрывали тормозные колодки и диски сцепления, то есть детали, которые трутся на выскоких скоростях. Задача феродо - обеспечить максимальное трение и не терять свои свойства при сильном нагреве.&lt;/p&gt;\r\n\r\n&lt;p&gt;Феродо изобрел английский инженер Герберт Фруд, основавший в конце XIX - начале XX века фирму Ferodo Limited. Изначально основной феродо было хлопковое волокно, но позже основой стали асбестовые волокна, которые между собой связывала фенолформальдегидная смола.&lt;/p&gt;\r\n\r\n&lt;p&gt;Как и многие знаковые изобретения, феродо стало именем нарицательным (как ксерокс и памперсы). Сейчас состав фрикционного слоя уже существенно отличается от оригинального. Асбест - это канцероген, а фенолформальдегид токсичен, поэтому на смену им приходят другие, более экологически чистые вещества.&lt;/p&gt;\r\n\r\n&lt;p&gt;Торговая марка Ferodo существует до сих пор (по состоянию на 2014 год), хотя теперь она принадлежит корпорации Federal-Mogul. Под этим брендом выпускаются не только колодки и диски сцепления, но и почти вся&amp;nbsp;номенклатура&amp;nbsp;запчастей для тормозной системы: шланги, диски, гидравлика&amp;nbsp;и даже тормозная&amp;nbsp;жидкость.&lt;/p&gt;\r\n</text:p>
          </table:table-cell>
          <table:table-cell table:number-columns-repeated="2" office:value-type="string">
            <text:p>2014-11-30 15:01:25.849898</text:p>
          </table:table-cell>
          <table:table-cell office:value-type="float" office:value="1">
            <text:p>1</text:p>
          </table:table-cell>
        </table:table-row>
        <table:table-row table:style-name="ro1">
          <table:table-cell office:value-type="float" office:value="11">
            <text:p>11</text:p>
          </table:table-cell>
          <table:table-cell office:value-type="float" office:value="6">
            <text:p>6</text:p>
          </table:table-cell>
          <table:table-cell office:value-type="string">
            <text:p>Корзина сцепления</text:p>
          </table:table-cell>
          <table:table-cell office:value-type="string">
            <text:p>&lt;p&gt;&lt;iframe frameborder="0" height="315" src="//www.youtube.com/embed/qTlxN6mV2BY" width="420"&gt;&lt;/iframe&gt;&lt;/p&gt;\r\n\r\n&lt;p&gt;Корзина &amp;ndash; это одна из составных частей сцепления. О том, как работает фрикционное сцепление, читайте в соответствующем разделе. Кроме того, рекомендуем для общего развития посмотреть видеоролик вверху. Он, в том числе, поможет лучше понять и эту конкретную статью.&lt;/p&gt;\r\n\r\n&lt;p&gt;Сама корзина, в свою очередь, состоит из трех основных частей: корпуса сцепления, нажимного диска (&amp;laquo;плиты&amp;raquo;) и диафрагменной пружины (&amp;laquo;паука&amp;raquo;).&lt;/p&gt;\r\n\r\n&lt;p&gt;Корзина прикручивается болтами к маховику и вращается вместе с ним. Внутри корпуса находится ведомый диск сцепления, закрепленный на первичном валу коробки передач. Ведомый диск вместе с корзиной не вращается, если сцепление выключено.&lt;/p&gt;\r\n\r\n&lt;p&gt;Нажимной диск создан для того, чтобы прижимать ведомый диск к ведущему (то есть - к маховику). Само по себе прижимное усилие создает диафграгменная пружина. Если посмотреть на корзину снаружи, мы увидим металлические лепестки &amp;ndash; в круглое отверстие внутри них входит первичный вал КПП. Эти лепестки и есть диафрагменная пружина. Своими противоположными концами эти пластины-лепестки упираются в нажимной диск и, соответственно, прижимают его к ведомому диску и далее к маховику.&lt;/p&gt;\r\n\r\n&lt;p&gt;&lt;img alt="Корзина сцепления на общей схеме устройства этого узла. 1 - коленчатый вал; 2 - маховик; 3 - ведомый диск; 4 - нажимной диск; 5 - корпус сцепления; 6 - нажимные пружины; 7 - отжимные рычаги; 8 - нажимной подшипник; 9 - вилка выключения сцепления; 10 - рабочий цилиндр; 11 - трубопровод; 12 - главный цилиндр; 13 - педаль сцепления; 14 - картер сцепления; 15 - шестерня первичного вала; 16 - картер коробки передач; 17 - первичный вал коробки передач. Изображение с сайта " src="/ckeditor_assets/pictures/24/content_.jpg." style="height:335px; width:490px" /&gt;&lt;/p&gt;\r\n\r\n&lt;p&gt;Есть два типа корзин: &amp;laquo;нажимные&amp;raquo; и &amp;laquo;вытяжные&amp;raquo;, а отличие - в механизме прижатия нажимного диска лепестками. В нажимных корзинах лепестки прижимают нажимной диск самыми внешними кончиками, и когда мы нажимаем педаль сцепления, то выжимной подшипник надавливает в середину лепестков и кончики отходят от нажимного диска.&lt;/p&gt;\r\n\r\n&lt;p&gt;В вытяжных корзинах всё несколько наоборот. Кончики лепестков пружины упираются в корпус корзины, а на нажимном диске есть специальный бортик, на который лепестки давят своим телом. Когда водитель нажимает педаль сцепления, нажимной подшипник &amp;laquo;вытаскивает&amp;raquo; лепестки наружу из корзины, и они &amp;laquo;освобождают&amp;raquo; диск. Если вы все еще не посмотрели видео, которое мы рекомендовали вам выше, то сделайте это :) Сразу же смысл работы нажимных и вытяжных корзин станет намного понятнее.&lt;/p&gt;\r\n\r\n&lt;p&gt;&lt;img alt="Еще одна схема, где корзина похожа на саму себя. 1 - маховик, 2 - ведомый диск сцепления, 3 - корзина сцепления, 4 - нажимной подшипник" src="/ckeditor_assets/pictures/25/content_scepleniye01.jpg" style="height:367px; width:500px" /&gt;&lt;/p&gt;\r\n\r\n&lt;p&gt;Что заставляет нажимной диск отделяться от ведомого, когда ослабевает давление диафрагменной пружины? Срабатывают так называемые тангенциальные пружины &amp;ndash; они соединяют нажимной диск с корпусом корзины и выполняют функции возвратных пружин.&lt;/p&gt;\r\n\r\n&lt;p&gt;Обычно в сцеплении первым делом изнашивается ведомый диск. Он трется с двух сторон, фрикционные накладки приходят в полную негодность. Но любой мастер посоветует менять не только диск, но и корзину вместе с ним, и будет прав. Конечно, срок жизни корзины в среднем чуть выше. Вот только &amp;laquo;подубитая&amp;raquo; корзина может достаточно быстро &amp;laquo;убить диск&amp;raquo;.&lt;/p&gt;\r\n\r\n&lt;p&gt;Каким образом? Во-первых, если старый диск укатывали до последнего издыхания, заклепки на нем могли оставить задиры на прижимном диске. Как минимум стоит присмотреться повнимательнее к его поверхности &amp;ndash; если она неровная, то она испортит фрикционный слой диска.&lt;/p&gt;\r\n\r\n&lt;p&gt;&lt;img alt="Корзина сцепления с изношенными лепестками. Изображение с сайта autoorsha.com" src="/ckeditor_assets/pictures/26/content_broken_korz.jpg" style="height:347px; width:500px" /&gt;&lt;/p&gt;\r\n\r\n&lt;p&gt;Во-вторых, большое значение имеет состояние диафрагменной пружины. Взгляните на лепестки &amp;ndash; они должны быть идеально ровными. Если они будут стоять один выше, другой ниже, то и нажимной диск они будут прижимать к ведомому неравномерно. Что приведет к тому, что сцепление будет неполным, и ведомый диск &amp;laquo;умрёт&amp;raquo; довольно быстро.&lt;/p&gt;\r\n\r\n&lt;p&gt;Конечно, если автомобиль старый и редкий, и запчасти на него достать сложно и дорого, то можно попробовать не менять корзину вместе с диском. Но нужно отдавать себе отчет в том, что здесь кроются определенные риски довольно скоро вернуться в мастерскую с той же проблемой.&lt;/p&gt;\r\n</text:p>
          </table:table-cell>
          <table:table-cell table:number-columns-repeated="2" office:value-type="string">
            <text:p>2014-11-30 15:27:14.249008</text:p>
          </table:table-cell>
          <table:table-cell office:value-type="float" office:value="1">
            <text:p>1</text:p>
          </table:table-cell>
        </table:table-row>
        <table:table-row table:style-name="ro1">
          <table:table-cell office:value-type="float" office:value="13">
            <text:p>13</text:p>
          </table:table-cell>
          <table:table-cell office:value-type="float" office:value="6">
            <text:p>6</text:p>
          </table:table-cell>
          <table:table-cell office:value-type="string">
            <text:p>Привод сцепления</text:p>
          </table:table-cell>
          <table:table-cell office:value-type="string">
            <text:p>&lt;p&gt;Под этим термином обычно понимают комплекс деталей, которые двигают вилку сцепления и отключают таким образом связь двигателя и коробки передач. Мы в АвтоВики будем придерживаться такой классификации. Впрочем, есть и альтернативные мнения: иногда в комплекс привода включают также саму вилку и даже выжимной подшипник.&lt;/p&gt;\r\n\r\n&lt;p&gt;Существует три основных вида приводов:&lt;/p&gt;\r\n\r\n&lt;p&gt;- Механический (иначе - тросовый), используется на старых моделях&lt;/p&gt;\r\n\r\n&lt;p&gt;- Гидравлический, используется на подавляющем большинстве современных машин с механической коробкой&lt;/p&gt;\r\n\r\n&lt;p&gt;- Электрогидравлический, используется в роботизированных коробках передач&lt;/p&gt;\r\n\r\n&lt;p&gt;&lt;img alt="Общая схема сцепления с механическим приводом. 1 – коленчатый вал, 2 – маховик, 3 – ведомый диск, 4 – нажимной диск, 5 – кожух сцепления, 6 – нажимные пружины, 7 – отжимные рычаги, 8 – подшипник выключения сцепления, 9 – вилка выключения сцепления, 10 – металлический трос, 11 – рычаг привода, 12 – педаль сцепления, 13 – шестерня первичного вала, 14 – картер коробки передач, 15 – первичный вал коробки передач. В работе механического привода задействован механический элемент – трос, через него передается усилие с педали сцепления на вилку выключателя. Изображение из книги &amp;quot;Грузовые автомобили. Трансмиссии и коробки передач&amp;quot; Ильи Мельникова из библиотеки lib.rus.ec" src="/ckeditor_assets/pictures/32/content_.jpg." style="height:368px; width:600px" /&gt;&lt;/p&gt;\r\n</text:p>
          </table:table-cell>
          <table:table-cell office:value-type="string">
            <text:p>2014-11-30 16:26:53.986325</text:p>
          </table:table-cell>
          <table:table-cell office:value-type="string">
            <text:p>2014-11-30 16:27:47.690731</text:p>
          </table:table-cell>
          <table:table-cell office:value-type="float" office:value="1">
            <text:p>1</text:p>
          </table:table-cell>
        </table:table-row>
        <table:table-row table:style-name="ro1">
          <table:table-cell office:value-type="float" office:value="12">
            <text:p>12</text:p>
          </table:table-cell>
          <table:table-cell office:value-type="float" office:value="6">
            <text:p>6</text:p>
          </table:table-cell>
          <table:table-cell office:value-type="string">
            <text:p>Выжимной подшипник сцепления</text:p>
          </table:table-cell>
          <table:table-cell office:value-type="string">
            <text:p>&lt;p&gt;Главная задача выжимного подшипника - давить на диафрагменную пружину корзины сцепления, чтобы освободить ведомый диск сцепления. Отсюда и название: мы выжимаем педаль сцепления, и срабатывает выжимной подшипник. Также его еще называют подшипником выключения сцепления, что грамотнее. Но в народе прижился именно термин &amp;quot;выжимной&amp;quot;. Иногда он также называется НАжимным подшипником, что сути не меняет.&lt;/p&gt;\r\n\r\n&lt;p&gt;&lt;img alt="Так выглядит выжимной подшипник SACHS" src="/ckeditor_assets/pictures/28/content_.jpg." style="height:500px; width:500px" /&gt;&lt;/p&gt;\r\n\r\n&lt;p&gt;Основной рабочий механизм выжимного - это, собственно, радиально-упорный подшипник, роликовый или шариковый. Зачем он вообще нужен? Почему нельзя нажимать на диафрагменную пружину обычным каким-нибудь металлическим кулаком? Потому что корзина сцепления вместе со своей пружиной жестко закреплена на маховике и вращается со скоростью в тысячу или даже несколько тысяч оборотов в минуту. Жестко закрепленная деталь, соединяемая с вращающейся деталью, попросту бы разрушила корзину сцепления.&lt;/p&gt;\r\n\r\n&lt;p&gt;Таким образом, выжимной подшипник сам по себе не вращается, вращается лишь его подвижная часть, контактирующая с корзиной сцепления. Он ходит туда-сюда по специальной направляющей втулке. Иногда она же является защитным кожухом первичного вала коробки передач. Поскольку по внутреннему диаметру выжимной подшипник имеет пластмассовое кольцо, то смазки между ним и втулкой нет.&lt;/p&gt;\r\n\r\n&lt;p&gt;Есть автомобили, в которых выжимной подшипник всегда прилегает к диафрагменной пружине корзины, и его контактная часть всегда вращается. Есть другой вариант, когда между подшипником и пружиной изначально есть зазор, и только при выжиме педали подшипник прижимается к лепесткам корзины. Контактная поверхность выжимного подшипника при этом может быть как плоская, так и выпуклая.&lt;/p&gt;\r\n\r\n&lt;p&gt;&lt;img alt="Выжимной подшипник для BMW 3 series E46 на общей схеме. 1 - Корзина сцепления, 2 - Диск сцепления, 3 - Выжимной подшипник, 4 - Фиксирующая пружина, 5 - Вилка сцепления, 6 - Упор вилки сцепления. Изображение с сайта bmwpeople.ru" src="/ckeditor_assets/pictures/27/content_2.jpg" style="height:483px; width:600px" /&gt;&lt;/p&gt;\r\n\r\n&lt;p&gt;Осталось понять, что заставляет выжимной подшипник двигаться по направляющей. На старых автомобилях используется вилка сцепления, то есть связь с педалью - чисто механическая. На более современных уже достаточно давно используется гидропривод подшипника - его двигает жидкость, нагнетаемая поршнем в цилиндр. Соответственно, гидравлические выжимные подшипники обходятся значительно дороже, чем обычные. Но их плюс в том, что усилие на педали сцепление за счет гидпропривода - минимальное, тогда как с обычной механической системой нажимать труднее.&lt;/p&gt;\r\n\r\n&lt;p&gt;На первый взгляд, в выжимном подшипнике первым делом должна изнашиваться контактная часть, которая прилегает к корзине. Но она-то как раз изготовлена из высокопрочной стали и весьма долговечна. Чаще всего изнашивается обойма, в которой движутся шарики. Главный симптом износа выжимного подшипника - шум или стук, который проявляется исключительно при выжатой педали сцепления. То есть тогда, когда подшипник прижат к корзине и его контактная часть вращается.&lt;/p&gt;\r\n\r\n&lt;p&gt;&lt;iframe frameborder="0" height="315" src="//www.youtube.com/embed/aO7A9Ns50yg" width="560"&gt;&lt;/iframe&gt;&lt;/p&gt;\r\n\r\n&lt;p&gt;Теоретически, шум и стук обоймы - это не повод срочно бежать в сервис менять выжимной подшипник, потому что он может прослужить еще достаточно долго. Однако затягивать с устранением неисправности сильно не стоит.&lt;/p&gt;\r\n\r\n&lt;p&gt;&lt;iframe frameborder="0" height="315" src="//www.youtube.com/embed/i5F0GBjkvyI" width="560"&gt;&lt;/iframe&gt;&lt;/p&gt;\r\n\r\n&lt;p&gt;Предельно изношенный подшипник может развалиться на части, и контактная половинка в этом случае &amp;quot;улетает&amp;quot; внутрь корзины. Своим ходом после этого автомобиль передвигаться, скорее всего, не сможет.&lt;/p&gt;\r\n</text:p>
          </table:table-cell>
          <table:table-cell office:value-type="string">
            <text:p>2014-11-30 15:44:34.814658</text:p>
          </table:table-cell>
          <table:table-cell office:value-type="string">
            <text:p>2014-11-30 15:46:39.902147</text:p>
          </table:table-cell>
          <table:table-cell office:value-type="float" office:value="1">
            <text:p>1</text:p>
          </table:table-cell>
        </table:table-row>
        <table:table-row table:style-name="ro1">
          <table:table-cell office:value-type="float" office:value="14">
            <text:p>14</text:p>
          </table:table-cell>
          <table:table-cell office:value-type="float" office:value="5">
            <text:p>5</text:p>
          </table:table-cell>
          <table:table-cell office:value-type="string">
            <text:p>Езда без сцепления</text:p>
          </table:table-cell>
          <table:table-cell office:value-type="string">
            <text:p>&lt;p&gt;Иногда бывает, что привод сцепления выходит из строя не постепенно, а внезапно (на автомобилях с тросовым приводом сцепления тросик может и вовсе оборваться в один прекрасный момент). В результате такой поломки сцепление не выключается, и коробка передач &amp;laquo;намертво&amp;raquo; прикована к двигателю. Не спешите вызывать эвакуатор! На относительно небольшие расстояния можно ездить и без сцепления.&lt;/p&gt;\r\n\r\n&lt;p&gt;Для этого заглушите мотор и воткните первую или вторую передачу - при неработающем двигателе это можно сделать даже при включенном сцеплении, потому как шестерни не вращаются. Далее заводитесь и будьте готовы к тому, что машина сразу же тронется вперед при повороте ключа. На второй передаче можно ехать более-менее быстро &amp;ndash; 40-50 км/ч без особо высоких нагрузок на двигатель.&lt;/p&gt;\r\n\r\n&lt;p&gt;Единственная проблема &amp;ndash; остановка. К сожалению, плавно остановиться без сцепления не получится, и всякий раз придется &amp;laquo;насиловать&amp;raquo; трансмиссию. Впрочем, если вы держите путь до ближайшего автосервиса, то за три-четыре остановки на светофорах вашему автомобилю ничего не грозит.&lt;/p&gt;\r\n\r\n&lt;p&gt;Есть вариант для продвинутых - под сброс газа можно даже переключать передачи. Об этом в своем видеоблоге рассказывает Андрей Рудницкий.&lt;/p&gt;\r\n\r\n&lt;p&gt;&lt;iframe frameborder="0" height="315" src="//www.youtube.com/embed/J0aoJH0wbOI" width="560"&gt;&lt;/iframe&gt;&lt;/p&gt;\r\n</text:p>
          </table:table-cell>
          <table:table-cell table:number-columns-repeated="2" office:value-type="string">
            <text:p>2014-11-30 16:42:08.093429</text:p>
          </table:table-cell>
          <table:table-cell office:value-type="float" office:value="1">
            <text:p>1</text:p>
          </table:table-cell>
        </table:table-row>
        <table:table-row table:style-name="ro1">
          <table:table-cell office:value-type="float" office:value="15">
            <text:p>15</text:p>
          </table:table-cell>
          <table:table-cell office:value-type="float" office:value="1">
            <text:p>1</text:p>
          </table:table-cell>
          <table:table-cell office:value-type="string">
            <text:p>Тормозная система</text:p>
          </table:table-cell>
          <table:table-cell office:value-type="string">
            <text:p>&lt;p&gt;Тормоза нужны автомобилю, чтобы замедляться и останавливаться при необходимости, а также удерживаться на месте. В современных автомобилях тормозных систем обычно две:&lt;/p&gt;\r\n\r\n&lt;p&gt;- Рабочая. Собственно, это тот самый тормоз, педаль которого мы нажимаем каждый раз, когда хотим замедлиться.&lt;/p&gt;\r\n\r\n&lt;p&gt;- Стояночная. В народе обычно называется &amp;laquo;ручник&amp;raquo;, потому что в действие приводится за рычаг рукой, а не ногой. Основное назначение &amp;ndash; удерживать машину на месте, чтобы она не покатилась самопроизвольно.&lt;/p&gt;\r\n\r\n&lt;p&gt;На некоторых автомобилях еще бывает запасная тормозная система, которая активизируется в случае поломки рабочей.&lt;/p&gt;\r\n\r\n&lt;p&gt;На грузовиках и автобусах встречается дополнительно вспомогательная тормозная система, которая помогает тяжелому транспорту ехать с постоянной скоростью на затяжных спусках. Она, в отличие от трех предыдущих, не подтормаживает колёса, а замедляет автомобиль с помощью двигателя или трансмиссии. Вспомогательный тормоз мы рассмотрим отдельно, и в этой статье касаться его более не будем.&lt;/p&gt;\r\n\r\n&lt;p&gt;&lt;img alt="Общая схема тормозной системы" src="/ckeditor_assets/pictures/33/content_brakes1.jpg" style="height:260px; width:435px" /&gt;&lt;/p&gt;\r\n\r\n&lt;p&gt;Начиная с 19 века, когда первые тормоза появились на конных экипажах, способ замедления транспортного средства сильных изменений не претерпел. По-прежнему тормозить проще всего с помощью трения &amp;ndash; то есть прижимать к вращающемуся колесу колодки.&lt;/p&gt;\r\n\r\n&lt;p&gt;Конструктивно тормозная система состоит из следующих частей:&lt;/p&gt;\r\n\r\n&lt;p&gt;- Тормозной механизм. Набор деталей, которые непосредственно подтормаживают колёса&lt;/p&gt;\r\n\r\n&lt;p&gt;- Тормозной пирвод. Комплекс оборудования, которое приводит в действие тормозной механизм.&lt;/p&gt;\r\n\r\n&lt;p&gt;- Вспомогательные системы &amp;ndash; различные дополнительные устройства для более эффективного торможения: антиблокировочная система, усилитель тормозов, усилитель экстренного торможения и т.п.&lt;/p&gt;\r\n</text:p>
          </table:table-cell>
          <table:table-cell table:number-columns-repeated="2" office:value-type="string">
            <text:p>2014-11-30 16:51:12.252626</text:p>
          </table:table-cell>
          <table:table-cell office:value-type="float" office:value="1">
            <text:p>1</text:p>
          </table:table-cell>
        </table:table-row>
        <table:table-row table:style-name="ro1">
          <table:table-cell office:value-type="float" office:value="16">
            <text:p>16</text:p>
          </table:table-cell>
          <table:table-cell office:value-type="float" office:value="15">
            <text:p>15</text:p>
          </table:table-cell>
          <table:table-cell office:value-type="string">
            <text:p>Тормозная колодка</text:p>
          </table:table-cell>
          <table:table-cell office:value-type="string">
            <text:p>&lt;p&gt;Колодка &amp;ndash; это основной исполнительный узел тормозной системы, который плотно прижимается к вращающемуся тормозному диску или барабану, тем самым замедляя его. На барабанных и дисковых их обычно две. Внутри барабанов колодки разжимаются, а на дисковых колодки, наоборот, обжимают диски.&lt;/p&gt;\r\n\r\n&lt;p&gt;&lt;img alt="Тормозные колодки для дискового тормозного механизма фирмы Ferodo. Фрикционный слой - на обратной стороне. Изображение с сайта ferodo.com" src="/ckeditor_assets/pictures/39/content_brake_pads.jpg" style="height:383px; width:650px" /&gt;&lt;/p&gt;\r\n\r\n&lt;p&gt;С точки зрения физики процесс торможения &amp;ndash; это преобразование кинетической энергии в тепловую. То есть колодка трётся, &amp;laquo;забирает&amp;raquo; энергию вращения у колеса и от этого нагревается.&lt;/p&gt;\r\n\r\n&lt;p&gt;Конструктивно тормозная колодка &amp;ndash; это довольно толстая и прочная металлическая пластина с нанесенным на нее фрикционным (то есть антискользящим) слоем. Если тормоз дисковый, то колодка прямая, а если барабанный &amp;ndash; то в форме дуги.&lt;/p&gt;\r\n\r\n&lt;p&gt;&lt;img alt="Два комплекта тормозных колодок для барабанных тормозных механизмов фирмы Ferodo. Фрикционный слой - снаружи. Изображение с сайта ferodo.com" src="/ckeditor_assets/pictures/38/content_drum_brake.jpg" style="height:343px; width:600px" /&gt;&lt;/p&gt;\r\n\r\n&lt;p&gt;Задача фрикционного слоя, как нетрудно догадаться &amp;ndash; &amp;laquo;зацепиться&amp;raquo; за поверхность диска или барабана. Химический состав &amp;laquo;тормозящего&amp;raquo; материала &amp;ndash; очень сложен. Обычно это керамические гранулы, закрепленные специальными смолами и множеством различных присадок. Ведь как мы уже говорили, колодки при торможении сильно нагреваются, и фрикционная накладка при этом должна продолжать цепляться, и не разрушаться. Зачастую на сленге фрикционный слой колодки называется &amp;laquo;феродо&amp;raquo; - об этом термине у нас есть отдельная статья.&lt;/p&gt;\r\n\r\n&lt;p&gt;&lt;img alt="Фрикционный слой &amp;quot;дисковой&amp;quot; колодки крупным планом. Изображение с сайта ferodo.com" src="/ckeditor_assets/pictures/37/content_ferodo.jpg" style="height:495px; width:671px" /&gt;&lt;/p&gt;\r\n\r\n&lt;p&gt;Состояние тормозных колодок можно определить на глаз по толщине фрикционной накладки. Если она слишком тонкая или отсутствует вовсе, колодки надо менять. Колодки меняются комплексно: если она вышли из строя на правом колесе, то менять нужно и на левом, даже если там слой чуть-чуть потолще.&lt;/p&gt;\r\n\r\n&lt;p&gt;&lt;iframe frameborder="0" height="315" src="//www.youtube.com/embed/YCcKn8r3HG0" width="560"&gt;&lt;/iframe&gt;&lt;/p&gt;\r\n\r\n&lt;p&gt;Помимо перегрева негативное воздействие на фрикционный слой оказывают вода, масло, тормозная жидкость и антифриз. Нужно всячески избегать контакта трущихся поверхностей с этими жидкостями.&lt;/p&gt;\r\n\r\n&lt;p&gt;Верный симптом изношенности колодок &amp;ndash; скрип, визг и другие посторонние шумы при торможении. Ну а если принципиально долго не менять тормозные колодки, то рано или поздно они просто-напросто разрушат диск, как на этом видео.&lt;/p&gt;\r\n\r\n&lt;p&gt;&lt;iframe frameborder="0" height="315" src="//www.youtube.com/embed/UmbxgHWfsK0" width="420"&gt;&lt;/iframe&gt;&lt;/p&gt;\r\n</text:p>
          </table:table-cell>
          <table:table-cell office:value-type="string">
            <text:p>2014-11-30 17:03:56.071303</text:p>
          </table:table-cell>
          <table:table-cell office:value-type="string">
            <text:p>2014-11-30 17:07:56.173749</text:p>
          </table:table-cell>
          <table:table-cell office:value-type="float" office:value="1">
            <text:p>1</text:p>
          </table:table-cell>
        </table:table-row>
        <table:table-row table:style-name="ro1">
          <table:table-cell office:value-type="float" office:value="5">
            <text:p>5</text:p>
          </table:table-cell>
          <table:table-cell office:value-type="float" office:value="1">
            <text:p>1</text:p>
          </table:table-cell>
          <table:table-cell office:value-type="string">
            <text:p>Сцепление</text:p>
          </table:table-cell>
          <table:table-cell office:value-type="string">
            <text:p>&lt;p&gt;Сцепление - это механизм, который передает крутящий момент с двигателя на коробку передач. Мотор и коробку невозможно жестко соединить между собой каким-нибудь валом или шарниром. Коробка не способна менять передачи на ходу, когда шестерни вращаются на огромной скорости.&lt;/p&gt;\r\n\r\n&lt;p&gt;&lt;img alt="Сцепление на общей схеме. А - двигатель, B - сцепление, С - педаль сцепления, D - механическая коробка передач. Изображение с сайта HowStuffWorks.com" src="/ckeditor_assets/pictures/29/content_scepl2.jpg" style="height:300px; width:400px" /&gt;&lt;/p&gt;\r\n\r\n&lt;p&gt;Поэтому вращающийся коленвал двигателя на время переключения передач нужно от коробки отсоединять, а потом, когда мы передачу поменяли, плавно соединить соединить обратно, чтобы машина поехала.&lt;/p&gt;\r\n\r\n&lt;p&gt;А как это сделать прямо на ходу? Любые шестерни, если их попытаться зацепить на скорости, разрушатся моментально. Для этих целей&amp;nbsp;используются две основные&amp;nbsp;технологии:&lt;/p&gt;\r\n\r\n&lt;p&gt;- Фрикционное сцепление. Крутящий момент передается с помощью трения дисков (используется, в основном, в механических и роботизированных автоматических&amp;nbsp;коробках передач).&lt;/p&gt;\r\n\r\n&lt;p&gt;- Гидравлическое сцепление. Момент передается циркулирующей жидкостью (используется, в основном,&amp;nbsp;в автоматических коробках передач).&amp;nbsp;&lt;/p&gt;\r\n\r\n&lt;p&gt;Оговоримся, что помимо этих двух классических типов сцепления есть разнообразные экзотические схемы типа центробежного или электромагнитного сцепления, но на современных (по состоянию на 2014 год) автомобилях их встретить практически невозможно.&lt;/p&gt;\r\n</text:p>
          </table:table-cell>
          <table:table-cell office:value-type="string">
            <text:p>2014-04-01 10:30:11.986389</text:p>
          </table:table-cell>
          <table:table-cell office:value-type="string">
            <text:p>2014-11-30 16:06:32.714933</text:p>
          </table:table-cell>
          <table:table-cell office:value-type="float" office:value="1">
            <text:p>1</text:p>
          </table:table-cell>
        </table:table-row>
        <table:table-row table:style-name="ro1">
          <table:table-cell office:value-type="float" office:value="19">
            <text:p>19</text:p>
          </table:table-cell>
          <table:table-cell office:value-type="float" office:value="17">
            <text:p>17</text:p>
          </table:table-cell>
          <table:table-cell office:value-type="string">
            <text:p>Рулевая колонка</text:p>
          </table:table-cell>
          <table:table-cell office:value-type="string">
            <text:p>&lt;p&gt;Рулевая колонка - это механический узел, который передает усилие с рулевого колеса на рулевой механизм. Главный элемент колонки - это рулевой вал с несколькими карданными шарнирами, который вращается в шариковых&amp;nbsp;подшипниках.&lt;/p&gt;\r\n\r\n&lt;p&gt;Зачем ему шарниры? Потому что если бы вал шел бы из рулевого механизма напрямую в салон, то руль торчал бы практически вертикально, как на грузовиках и автобусах. Чтобы расположить рулевое колесо под удобным для водителя углом, нужно сделать два &amp;quot;излома&amp;quot; рулевого вала. Передачу крутящего момента через эти изломы и обеспечивают шарниры. Также в местах шарнирных соединений рулевой вал складывается при ДТП, уберегая водителя от серьезных травм.&lt;/p&gt;\r\n\r\n&lt;p&gt;&lt;img alt="Схема рулевой колонки Hyundai Elanntra" src="/ckeditor_assets/pictures/44/content_.jpg." style="height:583px; width:650px" /&gt;&lt;/p&gt;\r\n\r\n&lt;p&gt;Обычно на рулевой колонке закреплен замок зажигания. Именно там он расположен неслучайно - на большинстве автомобилей при вытаскивании ключа из замка срабатывает запорный механизм, блокирующий вращение рулевого вала. Впрочем, на некоторых автомобилях рулевая колонка избавлена от замка зажигания - например, на SAAB 900 1-го поколения он был перенесен под рычаг стояночного тормоза во имя безопасности - торчащий ключ мог травмировать ногу водителя.&lt;/p&gt;\r\n\r\n&lt;p&gt;Также на рулевой колонке с 50-х годов 20 века стали размещать механизмы для регулировки положения рулевого колеса. Наличие шарниров позволяет регулировать угол наклона колонки, а телескопический механизм - вылет колонки. По состоянию на 2014 год практически все новые автомобили имеют регулировки рулевой колонки. Исключение составляют несколько ультра-бюджетных моделей вроде Renault Logan. На некоторых дорогих моделях регулировочный механизм имеет электропривод, а на большинстве относительно доступных угол и вылет надо регулировать вручную и фиксировать положение с помощью специального запорного рычага. Обычно он расположен снизу, под рулевым колесом.&lt;/p&gt;\r\n\r\n&lt;p&gt;За рулевой колонкой располагаются подрулевые переключатели. Классическая компоновка &amp;ndash; это размещение там переключателей режимов стеклоочистителя/стеклоомывателя и &amp;laquo;поворотников&amp;raquo;. На современных авто там же находятся &amp;laquo;лепестки&amp;raquo; принудительного переключения передач АКПП, а иногда и рычаг переключения передач и режимов КПП. Это довольно архаичная компоновка, характерная для авто 50-70-х годов, однако же некоторые компании (например, Mercedes-Benz) используют ее до сих пор.&lt;/p&gt;\r\n</text:p>
          </table:table-cell>
          <table:table-cell table:number-columns-repeated="2" office:value-type="string">
            <text:p>2014-11-30 17:49:41.405274</text:p>
          </table:table-cell>
          <table:table-cell office:value-type="float" office:value="1">
            <text:p>1</text:p>
          </table:table-cell>
        </table:table-row>
        <table:table-row table:style-name="ro1">
          <table:table-cell office:value-type="float" office:value="20">
            <text:p>20</text:p>
          </table:table-cell>
          <table:table-cell office:value-type="float" office:value="17">
            <text:p>17</text:p>
          </table:table-cell>
          <table:table-cell office:value-type="string">
            <text:p>Рулевой механизм</text:p>
          </table:table-cell>
          <table:table-cell office:value-type="string">
            <text:p>&lt;p&gt;Этот узел предназначен для того, чтобы передавать усилие от вращение рулевого вала на поворотные механизмы колёс. Изначально конструкторы автомобилей столкнулись с серьёзной проблемой: повернуть колёса, на которые давит несколько сотен килограмм веса автомобиля &amp;ndash; задача отнюдь не простая. Попробуйте просто руками повернуть колесо стоящей машины &amp;ndash; у вас ничего не получится.&lt;/p&gt;\r\n\r\n&lt;p&gt;&lt;img alt="Рулевой механизм от ВАЗ-2108, установленный на багги. В центре виден реечный рулевой механизм с двумя тягами, отходящими вправо и влево" src="/ckeditor_assets/pictures/45/content_.jpg." style="height:434px; width:650px" /&gt;&lt;/p&gt;\r\n\r\n&lt;p&gt;Таким образом, конструкторы должны были внедрить в автомобиль устройство, умножающее усилие человека. &amp;laquo;Гидроусилитель!&amp;raquo;, - скажете вы и будете неправы. Гидроусилитель появился намного позже. Основной узел для умножения усилия &amp;ndash; это рулевой механизм, иначе &amp;ndash; рулевой редуктор. Гидро- и электроусилители &amp;ndash; это лишь вспомогательные узлы, дополнительно наращивающие усилие для поворота колёс. Кроме того, вторая важная функция рулевого механизма &amp;ndash; обеспечить возврат рулевого вала в &amp;laquo;нулевое&amp;raquo; положение.&lt;/p&gt;\r\n\r\n&lt;p&gt;Каким образом редуктор облегчает вращение руля? Он, грубо говоря, ценой уменьшения оборотов наращивает силу. Непонятно? Попробуем проиллюстрировать. Допустим, на автомобиле от упора до упора переднее колесо может вращаться на угол 80 градусов. Но пока мы поворачиваем колесо от упора до упора, мы успеваем повернуть руль на три полных оборота и еще на треть. Итого выходит&amp;nbsp; 1200 градусов (360 умножаем на три и прибавляем треть, то есть еще 120). Соотношение одного угла к другому &amp;ndash; это передаточное число редуктора, то есть рулевого механизма. На нашем автомобиле он будет равным 15.&lt;/p&gt;\r\n\r\n&lt;p&gt;&lt;img alt="Часть схемы рулевого управления Ford Mondeo (1997-2000 гг). 1 - рулевые тяги (они относятся не к рулевому приводу, а не механизму). 2 - защитные резиновые манжеты рулевого механизма. 3. Собственно реечный рулевой механизм в корпусе. 4. Эластичная манжета, с помощью которой механизм крепится к рулевой колонке. Изображение из книги &amp;quot;Форд Мондео: ремонт, обслуживание, эксплуатация&amp;quot;." src="/ckeditor_assets/pictures/46/content_.jpg." style="height:302px; width:650px" /&gt;&lt;/p&gt;\r\n\r\n&lt;p&gt;Исключая различные экзотические конструкции, рулевые механизмы по типу механической передачи бывают трех видов:&lt;/p&gt;\r\n\r\n&lt;p&gt;- Реечный рулевой механизм &amp;ndash; самый популярный для легковых авто&lt;/p&gt;\r\n\r\n&lt;p&gt;- Червячный рулевой механизм &amp;ndash; устаревший и встречающийся редко&lt;/p&gt;\r\n\r\n&lt;p&gt;- Винтовой рулевой механизм &amp;ndash; более современная разновидность червячного механизма, встречается редко, и в основном на грузовых автомобилях&lt;/p&gt;\r\n</text:p>
          </table:table-cell>
          <table:table-cell table:number-columns-repeated="2" office:value-type="string">
            <text:p>2014-12-07 15:03:05.090364</text:p>
          </table:table-cell>
          <table:table-cell office:value-type="float" office:value="1">
            <text:p>1</text:p>
          </table:table-cell>
        </table:table-row>
        <table:table-row table:style-name="ro1">
          <table:table-cell office:value-type="float" office:value="17">
            <text:p>17</text:p>
          </table:table-cell>
          <table:table-cell office:value-type="float" office:value="1">
            <text:p>1</text:p>
          </table:table-cell>
          <table:table-cell office:value-type="string">
            <text:p>Рулевое управление</text:p>
          </table:table-cell>
          <table:table-cell office:value-type="string">
            <text:p>&lt;p&gt;Как нетрудно догадаться, рулевое управление служит для того, чтобы маневрировать в процессе движения и заставлять автомобиль двигаться туда, куда хочет водитель. Обычно рулевой механизм связан только с передними колёсами автомобиля, хотя есть и такие модели, где ради лучшей управляемости все четыре колеса сделаны поворотными.&lt;/p&gt;\r\n\r\n&lt;p&gt;&lt;img alt="На этой схеме рулевое управление автомобиля выделено оранжевым цветом" src="/ckeditor_assets/pictures/40/content_.jpg." style="height:504px; width:650px" /&gt;&lt;/p&gt;\r\n\r\n&lt;p&gt;Если не брать в рассмотрение отдельные концептуальные модели с полностью электронным управлением, на серийных автомобилях задача системы рулевого управления &amp;ndash; передать усилия водителя на колёса. Конструктивно она состоит из следующих частей:&lt;/p&gt;\r\n\r\n&lt;p&gt;- Рулевое колесо &amp;ndash; его крутит водитель&lt;/p&gt;\r\n\r\n&lt;p&gt;- Рулевая колонка &amp;ndash; она передает усилие с колеса на рулевой механизм, а также обеспечивает регулировку положения колеса&lt;/p&gt;\r\n\r\n&lt;p&gt;- Рулевой механизм &amp;ndash; механический редуктор, который преумножает и передаёт усилие с рулевой колонки на поворотные механизмы колёс&lt;/p&gt;\r\n\r\n&lt;p&gt;- Усилитель управления &amp;ndash; гидравлическое или электрическое устройство для дополнительного умножения усилия водителя&lt;/p&gt;\r\n\r\n&lt;p&gt;- Рулевой привод &amp;ndash; блок элементов ходовой части, который обеспечивает поворот колёс&lt;/p&gt;\r\n\r\n&lt;p&gt;- Вспомогательные электронные системы: система автоматической парковки, система активного управления и т.п.&lt;/p&gt;\r\n</text:p>
          </table:table-cell>
          <table:table-cell table:number-columns-repeated="2" office:value-type="string">
            <text:p>2014-11-30 17:13:17.328316</text:p>
          </table:table-cell>
          <table:table-cell office:value-type="float" office:value="1">
            <text:p>1</text:p>
          </table:table-cell>
        </table:table-row>
        <table:table-row table:style-name="ro1">
          <table:table-cell office:value-type="float" office:value="18">
            <text:p>18</text:p>
          </table:table-cell>
          <table:table-cell office:value-type="float" office:value="17">
            <text:p>17</text:p>
          </table:table-cell>
          <table:table-cell office:value-type="string">
            <text:p>Рулевое колесо (руль)</text:p>
          </table:table-cell>
          <table:table-cell office:value-type="string">
            <text:p>&lt;p&gt;Руль &amp;ndash; это один из основных органов управления автомобилем &amp;ndash; крутя его по часовой стрелке, водитель поворачивает направо, а против часовой стрелки &amp;ndash; налево. Хотя развитие электроники позволяет полностью отказаться от руля со всеми его механическими деталями в пользу кнопок &amp;laquo;вправо&amp;raquo; и &amp;laquo;влево&amp;raquo; и полностью электронным рулевым механизмом, привычный водителю руль еще не скоро уйдет в историю.&lt;/p&gt;\r\n\r\n&lt;p&gt;Изначально автомобили поворачивали по ходу движения при помощи рычага-румпеля, как на судах. Первые круглое рулевое колесо появилось на спортивном автомобиле Panhard 4hp в 1894 году, а к началу 20-го века полностью вытеснило румпели.&lt;/p&gt;\r\n\r\n&lt;p&gt;&lt;img alt="Тот самый Panhard 4hp" src="/ckeditor_assets/pictures/41/content_panhard.jpg" style="height:660px; width:650px" /&gt;&lt;/p&gt;\r\n\r\n&lt;p&gt;Вскоре, в 1910 году на рулевое колесо поместили кнопку электрического клаксона. С 60-х годов на руле появились различные вспомогательные кнопки, а в 1972-м на Oldsmobile Tornado дебютировала рулевая подушка безопасности.&lt;/p&gt;\r\n\r\n&lt;p&gt;Руль &amp;ndash; достаточно консервативная деталь автомобиля, которая несильно изменилась с годами. Так, рули по-прежнему круглые не считая отдельных экземпляров со скошенными по хорде нижними частями. Что касается кнопок, то на руле прижились органы управления круиз-контролем и &amp;laquo;музыкой&amp;raquo;.&lt;/p&gt;\r\n\r\n&lt;p&gt;На недорогих автомобилях рабочая поверхность руля покрыта мягким пластиком, а на более престижных колесо оборудуют деревянными вставками и обтягивают кожей. Кожа имеет свойство со временем портиться и &amp;laquo;облезать&amp;raquo;, и рулевые колеса старых автомобилей нуждаются в перетяжке.&lt;/p&gt;\r\n\r\n&lt;p&gt;&lt;img alt="Трехспицевый руль. Saab 900CD" src="/ckeditor_assets/pictures/42/content_6nudbkmensw.jpg" style="height:433px; width:650px" /&gt;&lt;/p&gt;\r\n\r\n&lt;p&gt;Следует отметить, что изначально рулевые механизмы были лишены каких-либо усилителей, и были на 100% механические. Поэтому рулевое колесо делали достаточно большим в диаметре, чтобы было проще рулить. Сейчас, когда усилия для руления нужно прилагать небольшие, рули стали меньше.&lt;/p&gt;\r\n</text:p>
          </table:table-cell>
          <table:table-cell office:value-type="string">
            <text:p>2014-11-30 17:32:04.482975</text:p>
          </table:table-cell>
          <table:table-cell office:value-type="string">
            <text:p>2014-11-30 17:33:00.029391</text:p>
          </table:table-cell>
          <table:table-cell office:value-type="float" office:value="1">
            <text:p>1</text:p>
          </table:table-cell>
        </table:table-row>
        <table:table-row table:style-name="ro1">
          <table:table-cell office:value-type="float" office:value="21">
            <text:p>21</text:p>
          </table:table-cell>
          <table:table-cell office:value-type="float" office:value="20">
            <text:p>20</text:p>
          </table:table-cell>
          <table:table-cell office:value-type="string">
            <text:p>Реечный рулевой механизм (рулевая рейка)</text:p>
          </table:table-cell>
          <table:table-cell office:value-type="string">
            <text:p>&lt;p&gt;Рулевая рейка &amp;ndash; это самый ранний рулевой механизм, от которого к 30-м годам отказались, а затем, в 70-х годах, стали постепенно возвращаться. Теперь реечный механизм практически вытеснил червячный и винтовой на легковых автомобилях.&lt;/p&gt;\r\n\r\n&lt;p&gt;&lt;img alt="Рулевая рейка от Hyundai Sonata производителя Mando, со смонтированным на ней гидроусилителем. Изображение с сайта 161avtozapchasti.ru" src="/ckeditor_assets/pictures/47/content_.jpg." style="height:240px; width:650px" /&gt;&lt;/p&gt;\r\n\r\n&lt;p&gt;В целом устройство рейки довольно простое. На конце рулевого вала находится шестерня, которая, вращаясь, передвигает вправо-влево металлическую рейку с зубцами. С двух сторон к рейке прикреплены на шарнирах рулевые тяги, поворачивающие колёса.&lt;/p&gt;\r\n\r\n&lt;p&gt;Иногда, впрочем, тяги закреплены не с краёв рейки, а в ее центре. Гибкие резиновые пыльники, в таком случае, размещены в центральной части, а по бокам &amp;ndash; наглухо закрытый картер. Такая схема, в частности, применяется на ВАЗах семейства &amp;laquo;Самара&amp;raquo; (2108-09-099-13-14-15).&lt;/p&gt;\r\n\r\n&lt;p&gt;Само зубчатое соединение шестерни, как и рейка, находятся внутри корпуса (картера), а шарнирные соединения с тягами защищены гибкими резиновыми пыльниками. Для того чтобы обеспечить плотное сцепление без зазоров, рейка прижимается к шестерне пружиной.&lt;/p&gt;\r\n\r\n&lt;p&gt;&lt;img alt="Схема рулевой рейки Honda в деталях. Деталь под номером 10 - это сам вал рейки с нарезанными зубцами, ключевой элемент всего рулевого механизма. Изображение с сайта hondavodam.ru." src="/ckeditor_assets/pictures/48/content_.jpg." style="height:384px; width:650px" /&gt;&lt;/p&gt;\r\n\r\n&lt;p&gt;Более ранние автомобили с реечным управлением имеют рулевой механизм с постоянным передаточным числом, то есть соотношение поворотов руля и колес всегда одинаковое.&lt;/p&gt;\r\n\r\n&lt;p&gt;Более современные реечные механизмы имеют переменное передаточное отношение, чтобы обеспечить комфортную рулёжку как на прямой, так и в поворотах. О таких механизмах читайте в статье Рулевые рейки с переменным передаточным числом.&lt;/p&gt;\r\n\r\n&lt;p&gt;Основных достоинства реечного механизма два:&lt;/p&gt;\r\n\r\n&lt;p&gt;- Высокая жесткость конструкции, отчего управление становится более информативным&lt;/p&gt;\r\n\r\n&lt;p&gt;- Простота конструкции &amp;ndash; в реечном механизме меньше соединений, чем в червячном, поэтому ремонтировать его приходится реже&lt;/p&gt;\r\n\r\n&lt;p&gt;Недостатков также два:&lt;/p&gt;\r\n\r\n&lt;p&gt;- Другая сторона жесткости конструкции &amp;ndash; высокая вибронагруженность рулевого колеса. Иными словами, неровности сильнее отдают в руль, чем на авто с червячным механизмом&lt;/p&gt;\r\n\r\n&lt;p&gt;- Из-за особенностей конструкции предельный угол поворота колеса на авто с рейками меньше, чем на авто с &amp;laquo;червяками&amp;raquo;&lt;/p&gt;\r\n\r\n&lt;p&gt;На многих автомобилях в рулевую рейку встроен механизм гидравлического или электрического усилителя.&lt;/p&gt;\r\n</text:p>
          </table:table-cell>
          <table:table-cell table:number-columns-repeated="2" office:value-type="string">
            <text:p>2014-12-07 15:16:48.222218</text:p>
          </table:table-cell>
          <table:table-cell office:value-type="float" office:value="1">
            <text:p>1</text:p>
          </table:table-cell>
        </table:table-row>
        <table:table-row table:style-name="ro1">
          <table:table-cell office:value-type="float" office:value="22">
            <text:p>22</text:p>
          </table:table-cell>
          <table:table-cell office:value-type="float" office:value="20">
            <text:p>20</text:p>
          </table:table-cell>
          <table:table-cell office:value-type="string">
            <text:p>Червячный рулевой механизм</text:p>
          </table:table-cell>
          <table:table-cell office:value-type="string">
            <text:p>&lt;p&gt;Этот тип рулевого механизма был широко распространен вплоть до 80-х годов прошлого века, однако сейчас на новых автомобилях практически не встречается. Однако &amp;laquo;старички&amp;raquo;, в том числе ВАЗ &amp;laquo;классического&amp;raquo; семейства рулится именно с помощью червячного редуктора.&lt;/p&gt;\r\n\r\n&lt;p&gt;Задача редуктора, как мы знаем из статьи про рулевые механизмы &amp;ndash; замедлить и увеличить усилие водителя и передать его на поворотные механизмы колёс. Червячный редуктор &amp;ndash; относительно компактный узел. В его корпусе (точнее, картере) спрятан конец рулевого вала. Именно на конце и находится тот самый червяк, который дал название всей системе.&lt;/p&gt;\r\n\r\n&lt;p&gt;&lt;img alt="Схема рулевого управления с червячным механизмом: 1 – рулевое колесо; 2 – рулевой вал с червяком; 3 – ролик с валом сошки; 4 – рулевая сошка; 5 – средняя тяга; 6 – боковые тяги; 7 – поворотные рычаги; 8 – передние колеса автомобиля; 9 – маятниковый рычаг; 10 – шарниры рулевых тяг" src="/ckeditor_assets/pictures/49/content_.jpg." style="height:472px; width:650px" /&gt;&lt;/p&gt;\r\n\r\n&lt;p&gt;Червяк в механике &amp;ndash; это по своей сути крупный винт с резьбой. За эту резьбу зацеплена ведомая шестерня (ролик), к которой прикреплена рулевая сошка. Вот эта пара &amp;laquo;червяк-шестерня&amp;raquo; как раз и называется червячной передачей. Для того чтобы детали меньше изнашивались в процессе трения, в картер червячного редуктора заливают масло.&lt;/p&gt;\r\n\r\n&lt;p&gt;Итак, крутящий момент с руля передается через редуктор на вращающуюся сошку. Дальше нужно распределить его на два колеса. Как это сделать, особенно если учесть, что рулевой вал расположен с краю?&lt;/p&gt;\r\n\r\n&lt;p&gt;Допустим, что автомобиль у нас леворульный. Червячный редуктор с сошкой находятся слева. Справа, зеркально от него на кузове закреплен маятниковый рычаг. Между собой сошка и рычаг связаны средней рулевой тягой.&lt;/p&gt;\r\n\r\n&lt;p&gt;&lt;img alt="Червячный рулевой редуктор в разрезе, с подробным перечислением деталей, от &amp;quot;классических&amp;quot; моделей ВАЗ. 40. Нижняя крышка корпуса. 41. Регулировочные прокладки. 42. Ось ролика. 43. Упорная шайба ролика. 44. Двухгребневой ролик. 45. Уплотнительная прокладка. 46. Верхн&amp;amp; 18118r1710s #1103;я крышка корпуса. 47. Шайба регулировочного винта. 48. Стопорная шайба. 49. Регулировочный винт. 50. Червяк рулевого механизма. 51. Шарикоподшипник. 52. Валик червяка. 53. Самоподжимной сальник. 54. Втулка вала сошки. 55. Корпус рулевого механизма. 56. Самоподжимной сальник. 57. Вал сошки в сборе" src="/ckeditor_assets/pictures/50/content_.jpg." style="height:600px; width:600px" /&gt;&lt;/p&gt;\r\n\r\n&lt;p&gt;От маятникового рычага и сошки направо и, соответственно, налево, отходят боковые тяги, связанные шарнирными соединениями. Тяги толкают поворотные рычаги, приводящие в движение ступицы колёс через рулевые наконечники.&lt;/p&gt;\r\n\r\n&lt;p&gt;Червячный рулевой механизм, как мы уже говорили, сейчас практически не встречается. Недостатков у него два:&lt;/p&gt;\r\n\r\n&lt;p&gt;- Руль неинформативен, то есть водитель плохо чувствует траекторию движения автомобиля и от этого им труднее управлять, особенно на высоких скоростях&lt;/p&gt;\r\n\r\n&lt;p&gt;- В червячном рулевом механизме слишком много соединений, которые со временем разбалтываются и начинают люфтить. Поэтому такую рулевую систему нужно довольно часто обслуживать: подтягивать соединения.&lt;/p&gt;\r\n\r\n&lt;p&gt;&lt;img alt="Так выглядит червячный редуктор ВАЗ в сборе" src="/ckeditor_assets/pictures/51/content_.jpg." style="height:400px; width:600px" /&gt;&lt;/p&gt;\r\n\r\n&lt;p&gt;Достоинства, впрочем, тоже есть, и их тоже два:&lt;/p&gt;\r\n\r\n&lt;p&gt;- Рулевой механизм с червячным редуктором более устойчив к ударным нагрузкам, и передает меньше вибраций на руль&lt;/p&gt;\r\n\r\n&lt;p&gt;- Червячный механизм позволяет поворачивать колёса на большие углы, чем реечный.&lt;/p&gt;\r\n\r\n&lt;p&gt;Неудивительно, что сейчас (по состоянию на 2014 год) червячные редукторы встречаются, в основном, на тяжелых машинах для бездорожья. Например, их можно встретить на Land Rover Defender, Lada 4x4 (более известная как &amp;laquo;Нива&amp;raquo;) и пикапе Mazda BT-50.&lt;/p&gt;\r\n\r\n&lt;p&gt;Впрочем, и в сегменте вседорожников червячный механизм постепенно вытесняется реечным. Так, от червячного редуктора к рейке относительно недавно перешли такие модели как Mitsubishi L200 и Chevrolet TrailBlazer.&lt;/p&gt;\r\n\r\n&lt;p&gt;Свое развитие червячная технология получила в виде винтового рулевого механизма.&lt;/p&gt;\r\n</text:p>
          </table:table-cell>
          <table:table-cell table:number-columns-repeated="2" office:value-type="string">
            <text:p>2014-12-07 15:47:20.815875</text:p>
          </table:table-cell>
          <table:table-cell office:value-type="float" office:value="1">
            <text:p>1</text:p>
          </table:table-cell>
        </table:table-row>
        <table:table-row table:style-name="ro1">
          <table:table-cell office:value-type="float" office:value="23">
            <text:p>23</text:p>
          </table:table-cell>
          <table:table-cell office:value-type="float" office:value="20">
            <text:p>20</text:p>
          </table:table-cell>
          <table:table-cell office:value-type="string">
            <text:p>Винтовой рулевой механизм (Винт-шариковая гайка-сектор)</text:p>
          </table:table-cell>
          <table:table-cell office:value-type="string">
            <text:p>&lt;p&gt;По большому счету, механизм &amp;laquo;винт-шариковая гайка-сектор&amp;raquo; - это конструктивное развитие червячного редуктора. Сам по себе механизм распределения момента с рулевого вала на колёса в этой системе аналогичен червячному. Главное отличие &amp;ndash; в конструкции редуктора.&lt;/p&gt;\r\n\r\n&lt;p&gt;В классическом червячном редукторе, как известно, вращающийся винт-червяк передает усилие на шестерню. В винтовом механизме между червяком и шестерней есть &amp;laquo;посредник&amp;raquo; - шариковая гайка. Когда винт вращается, внутри резьбы циркулируют маленькие металлические шарики, перемещающие вдоль червяка одетую на него шариковую гайку с маленькой зубчатой рейкой.&lt;/p&gt;\r\n\r\n&lt;p&gt;Эта рейка вращает шестерню, соединенную с сошкой. Шестерня эта не круглая, а выполненная в виде сектора. Отсюда и название схемы &amp;laquo;винт-шариковая гайка-сектор&amp;raquo;.&lt;/p&gt;\r\n\r\n&lt;p&gt;&lt;img alt="Механизм &amp;quot;винт-шариковая гайка-сектор&amp;quot; от УАЗа. 1 — втулка; 2 — защитная крышка; 3 — манжета; 4, 7 — подшипники винта; 5 — болты; 6 — прокладка; 8 — винт; 9 — сошка; 10 — крышка; 11 — кольцо; 12 — картер; 13 — вал-сектор; 14 — зубья сектора; 15 — шарики; 16 — шайба; 17 — сальник; 18 — вилка; 19 — гайка; 20 — пружинная шайба; 21 — крышка; 22 — кольцо; 23 — подшипники сектора; 24, 25, 26, 27 — уплотнительные кольца; 28 — кольцо опоры вала-сектора; 29 — пробка заливного отверстия; 30 — желоб шарикопровода; 31 — накладка; 32 — пробка сливного отверстия. Изображение с сайта 4x4klubs.lv" src="/ckeditor_assets/pictures/52/content_.jpg." style="height:260px; width:650px" /&gt;&lt;/p&gt;\r\n\r\n&lt;p&gt;Считается, что применение шариковой гайки в редукторе замедляет износ червяка и ведомой шестерни. На некоторые модели (например, на УАЗ-31512) по мере модернизации ставились сначала червячные редукторы, потом &amp;ndash; редукторы с шариковой гайкой. Сейчас, по состоянию на 2014 год, все модели УАЗ комплектуются такими рулевыми механизмами.&lt;/p&gt;\r\n\r\n&lt;p&gt;На многих автомобилях в редуктор с шариковой гайкой встроен механизм гидравлического или электрического усилителя.&lt;/p&gt;\r\n</text:p>
          </table:table-cell>
          <table:table-cell table:number-columns-repeated="2" office:value-type="string">
            <text:p>2014-12-07 16:02:08.154019</text:p>
          </table:table-cell>
          <table:table-cell office:value-type="float" office:value="1">
            <text:p>1</text:p>
          </table:table-cell>
        </table:table-row>
        <table:table-row table:style-name="ro1">
          <table:table-cell office:value-type="float" office:value="27">
            <text:p>27</text:p>
          </table:table-cell>
          <table:table-cell office:value-type="float" office:value="26">
            <text:p>26</text:p>
          </table:table-cell>
          <table:table-cell office:value-type="string">
            <text:p>Гидравлический усилитель рулевого управления (ГУР)</text:p>
          </table:table-cell>
          <table:table-cell office:value-type="string">
            <text:p>&lt;p&gt;ГУР - это самый архаичный вид усилителей рулевого управления, который используется на сегодняшний день. Еще более старый, пневматический, вышел из употребления уже очень давно. Об истории внедрения ГУР можно почитать в общей статье &amp;quot;Усилитель рулевого управления&amp;quot;, здесь же мы сосредоточимся на устройстве и принципе работы этого узла.&lt;/p&gt;\r\n\r\n&lt;p&gt;Как следует из названия, рабочим веществом гидроусилителя является жидкость. Под давлением она воздействует на рулевой механизм и тем самым помогает водителю вращать рулевое колесо.&lt;/p&gt;\r\n\r\n&lt;p&gt;&lt;img alt="Гидроусилитель с осевым распределителем на рулевом механизме с червячным (не реечным) редуктором. Руль неподвижен. 1 - рулевой механизм, 2 - золотник, 3 - корпус распределителя, 4 - гидроцилиндр, 5 - поршень гидроцилиндра, 6 - реактивная шайба, 7 - центрирующая пружина, 8 - нагнетательная магистраль, 9 - клапан, 10 - насос ГУР, 11 - сливная магистраль, 12 - бачок, 13 - фильтр." src="/ckeditor_assets/pictures/61/content_1.jpg" style="height:320px; width:650px" /&gt;&lt;/p&gt;\r\n\r\n&lt;p&gt;&lt;img alt="Схема работы гидроусилителя. Руль повернут. Стрелками показана работа механизмов." src="/ckeditor_assets/pictures/62/content_.jpg." style="height:325px; width:650px" /&gt;&lt;/p&gt;\r\n\r\n&lt;p&gt;Контур, в котором циркулирует жидкость ГУР - замкнутый. Хранится она в бачке, а циркуляцию обеспечивает насос ГУР. Чтобы не расходовать на его работу электричество от бортовой сети, крутящий момент он забирает непосредственно с коленчатого вала при помощи гибкого приводного ремня. Масло циркулирует по шлангам. Иногда в контур включают и специальный масляный фильтр, через который циркулирует и тем самым очищается жидкость.&lt;/p&gt;\r\n\r\n&lt;p&gt;Собственно давление на рулевой механизм обеспечивает рабочий цилиндр ГУР. Обычно он интегрирован прямо в рулевой механизм - либо в рулевую рейку (на большинстве современных автомобилей), либо в червячный редуктор (на старых грузовиках), либо в механизм винт-шариковая гайка (на современных УАЗах и других внедорожниках). Соответственно, цилиндр помогает двигать рейку или шестерню с сошкой, в зависимости от типа конструкции рулевого управления.&lt;/p&gt;\r\n\r\n&lt;p&gt;В зависимости от того, как сильно вращает руль водитель, нужно разное количество масла для приведения цилиндра в движение. Поэтому масло с насоса идет через распределительный клапан, который дозирует масло в зависимости от величины крутящего момента на рулевом колесе (подробнее об этом - в соответствующей статье). Излишки сливаются обратно в бачок.&lt;/p&gt;\r\n\r\n&lt;p&gt;В системе ГУР есть три основных шланга. Всасывающий шланг идёт от бачка к насосу. Нагнетательный шланг высокого давления - от насоса к рабочему цилиндру. Ну и сливной шланг низкого давления - от цилиндра обратно в бачок.&lt;/p&gt;\r\n\r\n&lt;p&gt;Достоинства ГУР:&lt;/p&gt;\r\n\r\n&lt;p&gt;- Благодаря сопротивлению жидкости гидроусилитель обладает природной способностью гасить колебания на руле.&lt;/p&gt;\r\n\r\n&lt;p&gt;- Безо всяких тонких настроек гидроусилитель обеспечивает в целом достаточно правдоподобное усилие на рулевом колесе, тогда как электрические усилители ранних конструкций делали руль слишком &amp;quot;пустым&amp;quot;.&lt;/p&gt;\r\n\r\n&lt;p&gt;- В обслуживании ГУР дешевле и проще, чем электроусилитель.&lt;/p&gt;\r\n\r\n&lt;p&gt;- ГУР не требует подпитки электричеством от бортовой сети, поэтому может обеспечивать очень высокое давление на рулевой механизм без большой нагрузки на генератор. Поэтому ГУР, по состоянию на 2014 год, все еще незаменим для больших автомобилей и грузовиков.&lt;/p&gt;\r\n\r\n&lt;p&gt;&lt;img alt="Течь патрубков гидроусилителя. Изображение с сайта audi-a4-club.ru" src="/ckeditor_assets/pictures/63/content_.jpg." style="height:488px; width:650px" /&gt;&lt;/p&gt;\r\n\r\n&lt;p&gt;Недостатки ГУР&lt;/p&gt;\r\n\r\n&lt;p&gt;- Из-за того, что крутящий момент для насоса отбирается с коленвала, то автомобиль слегка теряет в мощности.&lt;/p&gt;\r\n\r\n&lt;p&gt;- Насос гоняет по контуру масло вне зависимости от того, нужна помощь ГУРа или нет. Поэтому много энергии уходит, по сути, в пустоту. Повышается и расход топлива.&lt;/p&gt;\r\n\r\n&lt;p&gt;- В систему ГУР нужно периодически доливать масло. Кроме того, шланги и соединения со временем имеют свойство протекать.&lt;/p&gt;\r\n\r\n&lt;p&gt;- Весь комплекс узлов ГУРа достаточно громоздкий, если сравнивать его с электрическим усилителем.&lt;/p&gt;\r\n\r\n&lt;p&gt;- В классический гидроусилитель невозможно интегрировать электронных помощников - систему курсовой устойчивости и т.п.&lt;/p&gt;\r\n\r\n&lt;p&gt;Частично недостаки ГУР были устранены в гибридном электрогидроусилителе. Однако всё равно гидравлика постепенно уступает место чистой электрике. По состоянию на 2014 год уже практически все новые модели оснащаются ЭУР, хотя автомобили с гидроусилителем продолжат ездить по миру еще не одно десятилетие.&lt;/p&gt;\r\n\r\n&lt;iframe width="420" height="315" src="//www.youtube.com/embed/a3PC03qqXNA" frameborder="0" allowfullscreen&gt;&lt;/iframe&gt;\r\n</text:p>
          </table:table-cell>
          <table:table-cell office:value-type="string">
            <text:p>2014-12-07 17:32:35.491766</text:p>
          </table:table-cell>
          <table:table-cell office:value-type="string">
            <text:p>2014-12-07 17:36:47.016205</text:p>
          </table:table-cell>
          <table:table-cell office:value-type="float" office:value="1">
            <text:p>1</text:p>
          </table:table-cell>
        </table:table-row>
        <table:table-row table:style-name="ro1">
          <table:table-cell office:value-type="float" office:value="24">
            <text:p>24</text:p>
          </table:table-cell>
          <table:table-cell office:value-type="float" office:value="17">
            <text:p>17</text:p>
          </table:table-cell>
          <table:table-cell office:value-type="string">
            <text:p>Рулевой привод (рулевая трапеция)</text:p>
          </table:table-cell>
          <table:table-cell office:value-type="string">
            <text:p>&lt;p&gt;В обиходе термином &amp;laquo;рулевая трапеция&amp;raquo; обозначают рулевой привод на автомобилях с червячным редуктором. Считается, что у автомобилей с рулевой рейкой трапеции нет, но это не совсем так.&lt;/p&gt;\r\n\r\n&lt;p&gt;Вспомним для начала учебник по геометрии за 7-й класс. Трапеция &amp;ndash; это четырехугольник, у которого параллельными являются только две стороны &amp;ndash; основания. Боковые стороны же могут быть направлены как угодно.&lt;/p&gt;\r\n\r\n&lt;p&gt;В автомобильном рулевом управлении (хоть червячном, хоть реечном) трапеция &amp;ndash; воображаемая. У нее нет ни оснований, ни боковых сторон. Трапеция получится, если посмотреть на ходовую авто сверху и прочертить в уме линии между точками крепежа рулевых рычагов со ступицами и наконечниками рулевых тяг. В итоге мы получим классическую равнобедренную трапецию, где более длинное нижнее основание будет ближе к передней части машины.&lt;/p&gt;\r\n\r\n&lt;p&gt;У рулевых механизмов любой конструкции нижнего основания нет &amp;ndash; его можно только представить. У реечных роль верхнего (короткого) основания трапеции выполняет собственно рейка, а у червячных &amp;ndash; средняя тяга, соединяющая сошку редуктора с маятниковым рычагом.&lt;/p&gt;\r\n\r\n&lt;p&gt;&lt;img alt="При всем многообразии конструкций рулевого привода все их схематичные изображения похожи на трапеции без одного основания. Изображение с сайта ustroistvo-avtomobilya.ru" src="/ckeditor_assets/pictures/55/content_shemy-rulevogo-upravleniya-avtomobilej-s-upravlyaemy-mi-kolesami-perednej-osi.jpg" style="height:418px; width:600px" /&gt;&lt;/p&gt;\r\n\r\n&lt;p&gt;Трапецевидная конструкция рулевого привода, характерная для всех автомобилей, обеспечивает поворот колёс на разные углы при вращении руля. Подробнее об этом читайте в статье Принцип Аккермана.&lt;/p&gt;\r\n\r\n&lt;p&gt;Правда, в том, что воображаемая трапеция есть везде. А рулевой привод &amp;ndash; это всего лишь набор рулевых тяг, рычагов и шарнирных соединений. И от того, есть там средняя тяга или нет, полноценной (с точки зрения геометрии) трапецией он не становится.&lt;/p&gt;\r\n</text:p>
          </table:table-cell>
          <table:table-cell table:number-columns-repeated="2" office:value-type="string">
            <text:p>2014-12-07 16:51:31.913812</text:p>
          </table:table-cell>
          <table:table-cell office:value-type="float" office:value="1">
            <text:p>1</text:p>
          </table:table-cell>
        </table:table-row>
        <table:table-row table:style-name="ro1">
          <table:table-cell office:value-type="float" office:value="25">
            <text:p>25</text:p>
          </table:table-cell>
          <table:table-cell office:value-type="float" office:value="24">
            <text:p>24</text:p>
          </table:table-cell>
          <table:table-cell office:value-type="string">
            <text:p>Рулевой наконечник</text:p>
          </table:table-cell>
          <table:table-cell office:value-type="string">
            <text:p>&lt;p&gt;Шарнирное соединение рулевой тяги и поворотного рычага называется рулевым наконечником &amp;ndash; он является частью рулевого привода и служит для связи рулевого механизма с управляемым колесом. Как не трудно догадаться, в современных автомобилях с двумя поворотными колесами рулевых наконечников два.&lt;/p&gt;\r\n\r\n&lt;p&gt;&lt;img alt="Рулевой наконечник в сборе. Изображение с сайта autosunduk.ru" src="/ckeditor_assets/pictures/57/content_.jpeg." style="height:412px; width:650px" /&gt;&lt;/p&gt;\r\n\r\n&lt;p&gt;Обычно наконечник состоит из стержня-продолжения рулевой тяги со сферическим шарниром на конце. В него запрессован металлический палец. Внутри этого шарнирного соединения уложена пластичная смазка, а все щели прикрыты резиновыми пыльниками, предохраняющими от грязи и влаги.&lt;/p&gt;\r\n\r\n&lt;p&gt;Стержень с шарниром крепится к рулевой тяге. Обычно на нем нарезана резьба, и он наворачивается на конец тяги, причем роль болта может выполнять как наконечник, так и тяга. Зачастую дополнительно используются фиксирующие шайбы, гайки или хомуты.&lt;/p&gt;\r\n\r\n&lt;p&gt;Палец наконечника, соответственно, прикручивается к рычагу, причем если с крепежом к тяге возможны варианты, то здесь роль болта однозначно выполняет палец, а на конце рычага есть отверстие, куда он вставляется. Соединение фиксируется гайкой.&lt;/p&gt;\r\n\r\n&lt;p&gt;Рулевой наконечник &amp;ndash; один из самых хрупких элементов передней подвески. Со временем, от ударов при езде по плохой дороге шарнирное соединение разбивается. Еще одна типичная причина порчи шарнира &amp;ndash; порванный резиновый пыльник. Пыль попадает в соединение, вода приводит к коррозии. Результат тот же &amp;ndash; разрушенный шарнир.&lt;/p&gt;\r\n\r\n&lt;p&gt;&lt;img alt="Схема рулевого наконечника" src="/ckeditor_assets/pictures/56/content_content_end_tie_rod.jpg" style="height:421px; width:600px" /&gt;&lt;/p&gt;\r\n\r\n&lt;p&gt;Симптомы выхода из строя рулевого наконечника &amp;ndash; люфт рулевого управления, стук при проезде неровностей, при резком торможении или ускорении. Проверить целостность шарнира очень просто: во-первых, надо осмотреть пыльники (они должны быть целыми), а во-вторых &amp;ndash; вывесить передние колёса и покачать их. Если наконечник люфтит, это будет заметно невооруженным глазом.&lt;/p&gt;\r\n</text:p>
          </table:table-cell>
          <table:table-cell table:number-columns-repeated="2" office:value-type="string">
            <text:p>2014-12-07 16:57:37.118598</text:p>
          </table:table-cell>
          <table:table-cell office:value-type="float" office:value="1">
            <text:p>1</text:p>
          </table:table-cell>
        </table:table-row>
        <table:table-row table:style-name="ro1">
          <table:table-cell office:value-type="float" office:value="29">
            <text:p>29</text:p>
          </table:table-cell>
          <table:table-cell office:value-type="float" office:value="27">
            <text:p>27</text:p>
          </table:table-cell>
          <table:table-cell office:value-type="string">
            <text:p>Насос гидроусилителя (ГУР)</text:p>
          </table:table-cell>
          <table:table-cell office:value-type="string">
            <text:p>&lt;p&gt;Насос в системе гидроусилителя обеспечивает циркуляцию масла по системе и, соответственно, создает необходимое давление в рабочем цилиндре ГУР.&lt;/p&gt;\r\n\r\n&lt;p&gt;В движение насос ГУР приводит не бортовая сеть автомобиля, а непосредственно вращающийся коленвал. Приводной ремень передает момент с вращающегося шкива коленвала на шкив насоса.&lt;/p&gt;\r\n\r\n&lt;p&gt;&lt;iframe frameborder="0" height="315" src="//www.youtube.com/embed/vif4UNdgra8" width="420"&gt;&lt;/iframe&gt;&lt;/p&gt;\r\n\r\n&lt;p&gt;Шкив крепится на оси (валу), на противоположном конце которой располагается либо шестеренка (на более архаичных конструкциях), либо ротор с лопастями. Шестеренчатые механизмы очень простые, а конструкция ротора может и довольно сложная, но принципиальная схема одна. Ротор/шестерня вращается и перегоняет масло в распределительный клапан по шлангу высокого давления.&lt;/p&gt;\r\n\r\n&lt;p&gt;&lt;img alt="Устройство насоса ГУР от Honda CR-V. Изображение с сайта hondavodam.ru" src="/ckeditor_assets/pictures/66/content_gurnasos.jpg" style="height:446px; width:650px" /&gt;&lt;/p&gt;\r\n\r\n&lt;p&gt;Для смазки вращающихся деталей насоса ГУР используется само масло ГУР. Залог долгой и счастливой жизни насоса - чистота масла, так как если в нем будут плавать даже крошечные частицы грязи, металла и прочие примеси, то рано или поздно трущиеся детали насоса заклинит. Таким образом, необходимо своевременно менять масло в ГУР. В некоторых системах ГУР дополнительно установлен масляный фильтр для очистки жидкости от примесей.&lt;/p&gt;\r\n</text:p>
          </table:table-cell>
          <table:table-cell office:value-type="string">
            <text:p>2014-12-07 17:51:52.871933</text:p>
          </table:table-cell>
          <table:table-cell office:value-type="string">
            <text:p>2014-12-08 05:05:01.26834</text:p>
          </table:table-cell>
          <table:table-cell office:value-type="float" office:value="1">
            <text:p>1</text:p>
          </table:table-cell>
        </table:table-row>
        <table:table-row table:style-name="ro1">
          <table:table-cell office:value-type="float" office:value="26">
            <text:p>26</text:p>
          </table:table-cell>
          <table:table-cell office:value-type="float" office:value="17">
            <text:p>17</text:p>
          </table:table-cell>
          <table:table-cell office:value-type="string">
            <text:p>Усилитель рулевого управления</text:p>
          </table:table-cell>
          <table:table-cell office:value-type="string">
            <text:p>&lt;p&gt;Изначально считалось абсолютно нормальным, что к вращению руля нужно прикладывать физическую силу. Усилители первыми появились не на представительских седанах, и даже не на шикарных Гранд Турерах, а на тяжелых грузовиках.&lt;/p&gt;\r\n\r\n&lt;p&gt;Попытки создать усилитель рулевого управления предпринимались с самой зари автомобилестроения &amp;ndash; первое упоминание о такой конструкции относится к 1876 году. Готовый к серийному выпуску усилитель руля продемонстрировал американский инженер Фрэнсис Дэвис. Интересно, что концерн General Motors отказался от идеи внедрения разработки, но позже Дэвису удалось заключить контракт с компанией Bendix. Затем последовала Вторая мировая, и спрос на усилители вырос благодаря заказам от военных, стремящихся облегчить труд водителей тяжелых бронеавтомобилей.&lt;/p&gt;\r\n\r\n&lt;p&gt;&lt;img alt="Chrysler Impreial Convertible 1951 года. Изображение с сайта autowp.ru" src="/ckeditor_assets/pictures/58/content_autowp_ru_chrysler_imperial_convertible_1.jpeg" style="height:327px; width:650px" /&gt;&lt;/p&gt;\r\n\r\n&lt;p&gt;В 1951 году на Chrysler Imperial шестого поколения появился первый серийный гидроусилитель для легкового автомобиля. Довольно быстро опыт переняли конкуренты, и вскоре ГУР дошел до СССР. В середине 50-х он уже стоял на представительской модели ЗИЛ-111. Ну а в 1971-м гидроусилитель стал доступен и простым смертным: его установили на грузовик ЗИЛ-130.&lt;/p&gt;\r\n\r\n&lt;p&gt;&lt;img alt="ЗИЛ-130. Изображение с сайта autowp.ru" src="/ckeditor_assets/pictures/59/content_autowp_ru_zil_130_2.jpeg" style="height:319px; width:650px" /&gt;&lt;/p&gt;\r\n\r\n&lt;p&gt;&amp;laquo;Народные&amp;raquo; российские легковушки получили уже в конце 2000-х, правда эра гидроусилителей к тому моменту уже успела закончиться. ГУРы достались Лада 4х4 (&amp;laquo;Нива&amp;raquo;) и Chevrolet Niva. Лада Калина, Приора и Гранта с гидроусилителями выпускались очень недолго &amp;ndash; производитель перешел на электрику.&lt;/p&gt;\r\n\r\n&lt;p&gt;Итак, конструктивно усилители рулевого управления бывают:&lt;/p&gt;\r\n\r\n&lt;p&gt;- &lt;strong&gt;Пневматические&lt;/strong&gt;. Рулевой механизм помогает двигать сжатый воздух. Такая конструкция устарела еще к 50-м годам прошлого века, поэтому подробно рассматривать мы ее не будем;&lt;/p&gt;\r\n\r\n&lt;p&gt;- &lt;strong&gt;Гидравлические (ГУР)&lt;/strong&gt;. Рулевой механизм двигает масло, подаваемое насосом. Крутящий момент на него подается от двигателя, с помощью ремня. Конструкция в течение 2000-х годов постепенно начала вытесняться более современными электрическими усилителями;&lt;/p&gt;\r\n\r\n&lt;p&gt;- &lt;strong&gt;Электрогидравлические (ЭГУР)&lt;/strong&gt;. Принцип работы схож с ГУР, но насос приводит в действие электроника;&lt;/p&gt;\r\n\r\n&lt;p&gt;- &lt;strong&gt;Электрические&lt;/strong&gt;. Рулевой механизм двигает электромотор, управляемый электроникой. Наиболее современная версия усилителя, постепенно вытесняет вариации гидравлического.&lt;/p&gt;\r\n\r\n&lt;p&gt;&lt;img alt="Простая схема размещения гидроусилителя" src="/ckeditor_assets/pictures/60/content_gidrousilitel-rulya-shema.jpg" style="height:492px; width:600px" /&gt;&lt;/p&gt;\r\n\r\n&lt;p&gt;В целом, любой усилитель рулевого управления, вне зависимости от конструкции имеет три основных элемента:&lt;/p&gt;\r\n\r\n&lt;p&gt;- источник энергии, который генерирует усилие для помощи при рулении - на ГУРах и ЭГУРах это насос, а на ЭУРах - электромотор&lt;/p&gt;\r\n\r\n&lt;p&gt;- исполнительный механизм, который прикладывает усилие к рулевому механизму - на ГУРах и ЭГУРах - цилиндр, на ЭУРах - силовой привод, конструкция которого может быть различной.&lt;/p&gt;\r\n\r\n&lt;p&gt;- управляющий элемент, который дозирует усилие - на ГУРах это распределительный клапан, на ЭГУРах и ЭУРах - блок управления&lt;/p&gt;\r\n\r\n&lt;p&gt;- входные датчики, которые информируют управляющий элемент о текущем положении дел. На классических ГУРах - это механический датчик крутящего момента руля, на ЭГУРах и ЭУРах - электронный датчик момента, а также датчик угла поворота колеса и другие вспомогательные датчики, подробнее о которых - в соответствующей статье.&lt;/p&gt;\r\n\r\n&lt;p&gt;Применение усилителя руля позволяет не только повысить уровень комфорта езды, но также и улучшить маневренность и управляемость автомобиля. Дело в том, что до массового внедрения усилителей конструкторы облегчали труд водителей установкой более длинных рулевых реек. Вращать руль становилось действительно проще, но от упора до упора приходилось делать по 4-5 оборотов, что заставляло изрядно попотеть при парковке. Установка усилителя позволяет укоротить рейки, и реакции на поворот руля становятся острее.&lt;/p&gt;\r\n\r\n&lt;p&gt;Любопытно, что вплоть до рестайлинга 2013 года на Ладе Приоре стояла старая длинная рейка, которая очень раздражала на фоне иностранных конкурентов. АвтоВАЗ до последнего хотел сохранить модификацию без усилителя, чтобы минимальная цена автомобиля была пониже. В ходе рестайлинга электроусилитель вошел в базовую комплектацию Приоры, и конструкторы наконец смогли поставить на машину более короткую рейку, ко всеобщей радости поклонников модели.&lt;/p&gt;\r\n</text:p>
          </table:table-cell>
          <table:table-cell office:value-type="string">
            <text:p>2014-12-07 17:15:55.228951</text:p>
          </table:table-cell>
          <table:table-cell office:value-type="string">
            <text:p>2014-12-07 17:19:52.310843</text:p>
          </table:table-cell>
          <table:table-cell office:value-type="float" office:value="1">
            <text:p>1</text:p>
          </table:table-cell>
        </table:table-row>
        <table:table-row table:style-name="ro1">
          <table:table-cell office:value-type="float" office:value="30">
            <text:p>30</text:p>
          </table:table-cell>
          <table:table-cell office:value-type="float" office:value="27">
            <text:p>27</text:p>
          </table:table-cell>
          <table:table-cell office:value-type="string">
            <text:p>Бачок ГУР</text:p>
          </table:table-cell>
          <table:table-cell office:value-type="string">
            <text:p>&lt;p&gt;Бачок гидроусилителя представляет собой резервуар для хранения жидкости ГУР (масла). Выполняется он обычно из пластика, реже - из металла (алюминия, силумина). Считается, что металлические бачки лучш Соединен с насосом ГУР всасывающим шлангом с одной стороны и сливным шлангом низкого давления с рулевым механизмом с другой.&lt;/p&gt;\r\n\r\n&lt;p&gt;&lt;img alt="Схема бачка ГУР на ПАЗ-4230. 1 - щуп уровня жидкости ГУР, 2 - крышка, 3 - уплотнительное кольцо, 4 - фильтрующий элемент, 5 - бачок-резервуар Изображение с сайта autoopt.ru" src="/ckeditor_assets/pictures/67/content_.jpg." style="height:530px; width:650px" /&gt;&lt;/p&gt;\r\n\r\n&lt;p&gt;Практически на любом бачке ГУР можно определить уровень масла в системе. Если резервуар прозрачный, смотрим по меткам. Если бачок непрозрачный, то мерная линейка обычно прекреплена к крышке. На этой линейке иногда есть два деления - для нормальных уровней при холодном и горячем двигателе, либо минимум и максимум.&lt;/p&gt;\r\n\r\n&lt;p&gt;Также на некоторых автомобилях в бачке ГУР находится масляный фильтр для очистки жидкости от взвешенных частиц, которые медленно, но верно разрушают насос и рабочий цилиндр.&lt;/p&gt;\r\n</text:p>
          </table:table-cell>
          <table:table-cell office:value-type="string">
            <text:p>2014-12-07 18:09:37.564982</text:p>
          </table:table-cell>
          <table:table-cell office:value-type="string">
            <text:p>2014-12-08 05:06:07.883361</text:p>
          </table:table-cell>
          <table:table-cell office:value-type="float" office:value="1">
            <text:p>1</text:p>
          </table:table-cell>
        </table:table-row>
        <table:table-row table:style-name="ro1">
          <table:table-cell office:value-type="float" office:value="31">
            <text:p>31</text:p>
          </table:table-cell>
          <table:table-cell office:value-type="float" office:value="27">
            <text:p>27</text:p>
          </table:table-cell>
          <table:table-cell office:value-type="string">
            <text:p>Жидкость ГУР</text:p>
          </table:table-cell>
          <table:table-cell office:value-type="string">
            <text:p>&lt;p&gt;Рабочая жидкость гидроусилителя сделана на масляной основе, поэтому ее часто вполне справедливо называют маслом. Эту статью сделаем в виде ответов на часто задаваемые вопросы, поскольку мифов о жидкости ГУР существует очень много.&lt;/p&gt;\r\n\r\n&lt;p&gt;&lt;iframe frameborder="0" height="315" src="//www.youtube.com/embed/2Tv9exce1rk" width="420"&gt;&lt;/iframe&gt;&lt;/p&gt;\r\n\r\n&lt;p&gt;- Правда ли, что в гидроусилитель нужно лить то же масло, что и в коробку-автомат?&lt;/p&gt;\r\n\r\n&lt;p&gt;Скажем так: в гидроусилитель МОЖНО лить в том числе масло для автоматических коробок (ATF &amp;ndash; automatic transmission fluid). АТФ-ка отличается от жидкости, специально созданной для ГУР, только наличием присадок. ГУРу эти присадки не нужны, но хуже от них не будет. Помимо АТФ в ГУР можно также лить и моторное масло.&lt;/p&gt;\r\n\r\n&lt;p&gt;&lt;img alt="Универсальное масло для АКПП Mobil, которое подходит и для ГУР" src="/ckeditor_assets/pictures/68/content_.jpg." style="height:370px; width:650px" /&gt;&lt;/p&gt;\r\n\r\n&lt;p&gt;- На какой основе лучше брать жидкость ГУР &amp;ndash; на минеральной или синтетической?&lt;/p&gt;\r\n\r\n&lt;p&gt;Лучше изучите рекомендации производителя. Наиболее безопасно &amp;ndash; заливать минералку, потому что синтетика более агрессивна к резиновым шлангам. Впрочем, производитель может напрямую рекомендовать синтетику &amp;ndash; в таком случае ее МОЖНО лить. Но можно залить и обычную минералку. Главное &amp;ndash; не смешивать минералку с синтетикой.&lt;/p&gt;\r\n\r\n&lt;p&gt;- Производитель моего автомобиля предписывает заливать только свою оригинальную жидкость, но она стоит очень дорого. Можно ли залить что-то другое?&lt;/p&gt;\r\n\r\n&lt;p&gt;&lt;img alt="&amp;quot;Фирменная&amp;quot; жидкость ГУР от Toyota. Глобально ничем не лучше универсальной." src="/ckeditor_assets/pictures/69/content_toyota.jpg" style="height:370px; width:650px" /&gt;&lt;/p&gt;\r\n\r\n&lt;p&gt;Да. Производитель хочет вкусно кушать и зарабатывать много денег. Поэтому он договаривается с производителями масел и продаёт их под своим брендом, накручивая за это 300-500% стоимости. Можете смело игнорировать эти требования и лить обычное минеральное масло, в том числе и моторное.&lt;/p&gt;\r\n\r\n&lt;p&gt;- Можно ли смешивать красную и зеленую жидкости ГУР? А зеленую и красную? А красную и желтую?&lt;/p&gt;\r\n\r\n&lt;p&gt;Очень важно усвоить, что цвет жидкости определяется красителем, и только им. Если вы думаете, что залив в бачок с красной жидкостью другую красную жидкость, это даст вам полную гарантию сохранности ГУРа, то вы ошибаетесь. Масла одного цвета могут содержать разные присадки или вообще иметь разную основу, минеральную или синтетическую. Таким же образом масла разного цвета могут быть прекрасно совместимы. Если вы купили автомобиль с пробегом, и не знаете, что заливал прежний владелец, не надо смелых экспериментов и подбора жидкости по цвету. Лучше замените жидкость ГУР полностью, а хотите сэкономить &amp;ndash; берите не АТФ, а простейшую моторную минералку.&lt;/p&gt;\r\n</text:p>
          </table:table-cell>
          <table:table-cell office:value-type="string">
            <text:p>2014-12-07 18:21:39.950822</text:p>
          </table:table-cell>
          <table:table-cell office:value-type="string">
            <text:p>2014-12-08 05:06:20.986335</text:p>
          </table:table-cell>
          <table:table-cell office:value-type="float" office:value="1">
            <text:p>1</text:p>
          </table:table-cell>
        </table:table-row>
        <table:table-row table:style-name="ro1">
          <table:table-cell office:value-type="float" office:value="32">
            <text:p>32</text:p>
          </table:table-cell>
          <table:table-cell office:value-type="float" office:value="26">
            <text:p>26</text:p>
          </table:table-cell>
          <table:table-cell office:value-type="string">
            <text:p>Электрогидравлический усилитель рулевого управления (ЭГУР)</text:p>
          </table:table-cell>
          <table:table-cell office:value-type="string">
            <text:p>&lt;p&gt;ЭГУР &amp;ndash; это, как нетрудно догадаться, гибрид электрического и гидравлического усилителя. В силу определенных проблем электроусилителей (см. статьи ГУР и ЭУР), производители не были готовы резко отказаться от гидравлики. Если вкратце, то ГУР не нужно долго и упорно настраивать так, чтобы он обеспечивал стабильное и адекватное усилие на руле &amp;ndash; с этим у ЭУРов, особенно ранних конструкций, большие проблемы.&lt;/p&gt;\r\n\r\n&lt;p&gt;Правда, у гидроусилителей был один важный и неоспоримый минус &amp;ndash; повышенный расход топлива, так как гидронасос получал крутящий момент непосредственно от двигателя с помощью ременной передачи, забирая часть мощности мотора. И делал это постоянно, в том числе в то время, когда водитель вообще не крутил рулем и помощь ГУРа была ни к чему.&lt;/p&gt;\r\n\r\n&lt;p&gt;И вообще, в целом, гидроусилитель работает нелогично с точки зрения потребностей водителя. Почему? Как известно, насос классического гидроусилителя получает крутящий момент с помощью ременной передачи от коленвала. Получается, что чем выше скорость его вращения, тем больше насос может перекачать рабочей жидкости (масла) и тем большее усилие может передать цилиндр ГУРа на рулевой механизм. На малых скоростях, когда усилие на руле нужно прилагать наибольшее, скорость вращения коленвала обычно низкая - вспомните, насколько слабо вы давите на педаль газа, когда паркуетесь. Поэтому получается, что когда нужно максимальное усилие, масла подается минимум, и наоборот &amp;ndash; когда усилие ни к чему, масло гоняется по контуру с огромной скоростью.&lt;/p&gt;\r\n\r\n&lt;p&gt;&lt;img alt="Принципиальная схема электрогидравлического усилителя. Изображение с сайта qvarto.ru" src="/ckeditor_assets/pictures/70/content_.jpg." style="height:501px; width:650px" /&gt;&lt;/p&gt;\r\n\r\n&lt;p&gt;ЭГУР &amp;ndash; это компромиссный вариант. В электрогидравлической системе отсутствует прямая связь двигателя и насоса. Последний управляется электроникой. Любопытно, что первая серийная модель с ЭГУР, спорт-купе Toyota MR-2, появилась в 1990 году &amp;ndash; в один год с Honda S2000, где усилитель был чисто электрический.&lt;/p&gt;\r\n\r\n&lt;p&gt;В последствие в течение почти 25 лет ЭГУР достаточно широко применялся на целом ряде автомобилей, перечислять которые нет смысла. В начале 2010-х конструкторы научились настраивать ЭУР так, что усилие на руле он обеспечивал достойное. Гидравлика стала уходить в прошлое. И даже на Porsche 911 серии 991 в 2012 году появился полностью электрический усилитель.&lt;/p&gt;\r\n\r\n&lt;p&gt;Подробнее о конструкции ЭУР и ГУР читайте в соответствующих статьях.&lt;/p&gt;\r\n</text:p>
          </table:table-cell>
          <table:table-cell office:value-type="string">
            <text:p>2014-12-07 18:26:40.459243</text:p>
          </table:table-cell>
          <table:table-cell office:value-type="string">
            <text:p>2014-12-07 18:32:58.629223</text:p>
          </table:table-cell>
          <table:table-cell office:value-type="float" office:value="1">
            <text:p>1</text:p>
          </table:table-cell>
        </table:table-row>
        <table:table-row table:style-name="ro1">
          <table:table-cell office:value-type="float" office:value="33">
            <text:p>33</text:p>
          </table:table-cell>
          <table:table-cell office:value-type="float" office:value="26">
            <text:p>26</text:p>
          </table:table-cell>
          <table:table-cell office:value-type="string">
            <text:p>Электроусилитель рулевого управления (ЭУР)</text:p>
          </table:table-cell>
          <table:table-cell office:value-type="string">
            <text:p>&lt;p&gt;ЭУР&amp;ndash; это механизм, который облегчает усилие, которое водителю нужно приложить для поворота руля. Функционал тот же, что и у гидроусилителя, только вместо насоса используется электродвигатель, который помогает водителю приводить в движение рулевой механизм.&lt;/p&gt;\r\n\r\n&lt;p&gt;&lt;iframe frameborder="0" height="315" src="//www.youtube.com/embed/a8hekuqgOxk" width="420"&gt;&lt;/iframe&gt;&lt;/p&gt;\r\n\r\n&lt;p&gt;Конструкций электроусилителя достаточно много, однако есть общая принципиальная схема, которая состоит из трех частей:&lt;/p&gt;\r\n\r\n&lt;p&gt;- Входные датчики&lt;/p&gt;\r\n\r\n&lt;p&gt;- Электронный блок управления ЭУР&lt;/p&gt;\r\n\r\n&lt;p&gt;- Исполнительный механизм ЭУР&lt;/p&gt;\r\n\r\n&lt;p&gt;Датчики собирают информацию о скорости движения автомобиля и силы вращения рулевого колеса, а также фиксируют угол поворота колёс. Эти данные они передают в блок управления электроусилителя. ЭБУ принимает решение, с какой скоростью вращать электродвигатель, то есть исполнительный механизм.&lt;/p&gt;\r\n\r\n&lt;p&gt;&lt;img alt="Схема реечного электроусилителя с двумя шестернями: 1 – датчик момента на рулевом колесе; 2 – электронный блок управления; 3 – электродвигатель усилителя; 4 – шестерня усилителя; 5 ­– рейка; 6 – датчик угла поворота рулевого колеса; 7 – торсион вала рулевого управления; 8 – шестерня рулевого механизма" src="/ckeditor_assets/pictures/72/content_shema_electro_steering_gear.jpg" style="height:300px; width:650px" /&gt;&lt;/p&gt;\r\n\r\n&lt;p&gt;Чем быстрее едет машина, тем меньше нужно усилия для того, чтобы повернуть колёса, соответственно, чем выше скорость, тем слабее нагрузка на электродвигатель. С другой стороны, чем быстрее и сильнее водитель вращает руль, тем больше помощи ему требуется.&lt;/p&gt;\r\n\r\n&lt;p&gt;Собственно, высокая скорость вращения электродвигателя при повороте руля не нужна &amp;ndash; нужно большое усилие. Для того, чтобы конвертировать скорость в крутящий момент, электродвигатель связан с редуктором (обычно - червячным).&lt;/p&gt;\r\n\r\n&lt;p&gt;Где располагается исполнительных механизм ЭУР, то есть электродвигатель-помощник? Здесь возможны два варианта размещения:&lt;/p&gt;\r\n\r\n&lt;p&gt;- На рулевом валу. Эту технологию чаще применяют на небольших автомобилях. Электродвигатель может находиться как выше, ближе к рулевой колонке, так и ниже, ближе к рулевому механизму. Выходная шестерня двигателя ЭУР зацепляется с шестерней на валу и усиливает момент на ней.&lt;/p&gt;\r\n\r\n&lt;p&gt;- На самом рулевом механизме (чаще всего - рейке). Эта схема чаще встречается на крупных авто. На рейке в дополнение к зубцам, которые толкает шестерня рулевого вала, нарезаны дополнительные зубцы с другой стороны. Их толкает вспомогательная шестерня, передающая момент от двигателя ЭУР. Второй вариант подобной схемы &amp;ndash; это применение шариковой гайки, которая получает момент от двигателя с помощью ременной передачи и перемещает рейку. Разумеется, в таком случае на рейке нарезаны не зубцы, а резьба, как на рулевых механизмах винт-шариковая гайка-сектор.&lt;/p&gt;\r\n\r\n&lt;p&gt;&lt;img alt="Схема электроусилителя Audi A8" src="/ckeditor_assets/pictures/73/content_.jpg." style="height:355px; width:650px" /&gt;&lt;/p&gt;\r\n\r\n&lt;p&gt;В практику автомобилестроения ЭУР вошел значительно позже, чем ГУР, и считается более современным. Первые серийные автомобили с электроусилителям относятся к 90-м годам. В частности, им оснащено спорт-купе Honda S2000 как раз 1990-гомодельного года.&lt;/p&gt;\r\n\r\n&lt;p&gt;&amp;nbsp;&lt;/p&gt;\r\n\r\n&lt;p&gt;Основные плюсы электроусилителя:&lt;/p&gt;\r\n\r\n&lt;p&gt;- Нет необходимости обслуживать его, то есть доливать или менять специальное масло. Отсутствие течей;&lt;/p&gt;\r\n\r\n&lt;p&gt;- Снижение расхода топлива. Обычно экономия невелика, но иногда она доходит до 10%. В основном расход падает потому, что ЭУР включается только в момент поворота руля, а насос гидроусилителя работает постоянно;&lt;/p&gt;\r\n\r\n&lt;p&gt;- Компактность механизма;&lt;/p&gt;\r\n\r\n&lt;p&gt;- Снижение веса автомобиля. В основном за счет отказа от жидкости;&lt;/p&gt;\r\n\r\n&lt;p&gt;- Возможность менять усилие на руле в зависимости от угла поворота, скорости и усилия водителя;&lt;/p&gt;\r\n\r\n&lt;p&gt;- Возможность интеграции различных &amp;laquo;электронных помощников&amp;raquo;, которые через ЭУР могут сами управлять колёсами без участия водителя. Например &amp;ndash; системы курсовой устойчивости, помощи движению в своей полосе, аварийного рулевого управления и автоматической парковки.&lt;/p&gt;\r\n\r\n&lt;p&gt;&amp;nbsp;&lt;/p&gt;\r\n\r\n&lt;p&gt;Недостатки электроусилителя:&lt;/p&gt;\r\n\r\n&lt;p&gt;- В ЭУР больше сложных электронных деталей, которые неизбежно страдают в процессе езды &amp;ndash; в первую очередь, от грязи и влаги. Ремонт электроусилителя требует большей квалификации мастеров и поэтому дороже;&lt;/p&gt;\r\n\r\n&lt;p&gt;- Конструкция не подходит для тяжелых автомобилей, где усилие на руле очень высокое. ЭУР на большом грузовике потреблял бы слишком много электроэнергии.&lt;/p&gt;\r\n\r\n&lt;p&gt;&lt;img alt="Lincoln Navigator 2014 модельного года" src="/ckeditor_assets/pictures/71/content_navigator.jpg" style="height:346px; width:650px" /&gt;&lt;/p&gt;\r\n\r\n&lt;p&gt;В целом ЭУР современнее гидроусилителя, и постепенно вытесняет его с рынка. К середине 10-х годов ЭУР стал привычен даже для больших и тяжелых автомобилей. В частности, его получил Lincoln Navigator 2014 модельного года. Также есть и переходный, гибридный вариант, где усилие на рулевой механизм передает насос, контролируемый электронным блоком управления &amp;ndash; так называемый ЭГУР, но и он постепенно уходит в историю. По всей видимости, к началу 20-х практически все автомобили будут оснащаться исключительно электрическим усилителем руля.&lt;/p&gt;\r\n</text:p>
          </table:table-cell>
          <table:table-cell table:number-columns-repeated="2" office:value-type="string">
            <text:p>2014-12-07 18:44:47.360026</text:p>
          </table:table-cell>
          <table:table-cell office:value-type="float" office:value="1">
            <text:p>1</text:p>
          </table:table-cell>
        </table:table-row>
        <table:table-row table:style-name="ro1">
          <table:table-cell office:value-type="float" office:value="28">
            <text:p>28</text:p>
          </table:table-cell>
          <table:table-cell office:value-type="float" office:value="27">
            <text:p>27</text:p>
          </table:table-cell>
          <table:table-cell office:value-type="string">
            <text:p>Распределительный клапан ГУР</text:p>
          </table:table-cell>
          <table:table-cell office:value-type="string">
            <text:p>&lt;p&gt;В классическом гидроусилителе насос перекачивает масло постоянно, так как &amp;laquo;раскручивает&amp;raquo; его не электромотор от бортовой сети, а ременной привод от двигателя. Но в &amp;laquo;помощи&amp;raquo; ГУРа нет никакого смысла, если руль в данный момент не вращается. Для того, чтобы активировать усилитель в нужное время, служит распределительный клапан &amp;ndash; он дозирует количество подаваемой в рабочий цилиндр жидкости.&lt;/p&gt;\r\n\r\n&lt;p&gt;Внутри распределительного клапана &amp;ndash; вращающийся золотник. Когда руль не крутится, он стоит в нейтральном положении, жидкость, накачанная насосом, проходит через клапан и сливается в бачок ГУРа.&lt;/p&gt;\r\n\r\n&lt;p&gt;&lt;img alt="Разобранный распределительный клапан ГУР. Слева направо: торсион с шестерней, внешняя часть клапана, внутренняя часть клапана. Изображение с сайта volkswagen.msk.ru" src="/ckeditor_assets/pictures/65/content_.jpg." style="height:357px; width:650px" /&gt;&lt;/p&gt;\r\n\r\n&lt;p&gt;Когда руль поворачивается, то вместе с ним вращается упругий элемент датчика крутящего момента &amp;ndash; обычно торсион. Торсион двигает золотник внутри клапана. Поворачиваясь, золотник встает так, что не дает жидкости попасть напрямую из входного отверстия (от насоса) в выходное (к бачку) и вынуждена течь в рабочий цилиндр, создавая там необходимое давление. Чем сильнее водитель крутит руль, тем сильнее смещается золотник и тем больше жидкости попадает в цилиндр.&lt;/p&gt;\r\n</text:p>
          </table:table-cell>
          <table:table-cell office:value-type="string">
            <text:p>2014-12-07 17:47:59.129668</text:p>
          </table:table-cell>
          <table:table-cell office:value-type="string">
            <text:p>2014-12-08 05:04:43.246929</text:p>
          </table:table-cell>
          <table:table-cell office:value-type="float" office:value="1">
            <text:p>1</text:p>
          </table:table-cell>
        </table:table-row>
        <table:table-row table:style-name="ro1">
          <table:table-cell office:value-type="float" office:value="34">
            <text:p>34</text:p>
          </table:table-cell>
          <table:table-cell office:value-type="float" office:value="26">
            <text:p>26</text:p>
          </table:table-cell>
          <table:table-cell office:value-type="string">
            <text:p>Датчик угла поворота рулевого колеса</text:p>
          </table:table-cell>
          <table:table-cell office:value-type="string">
            <text:p>&lt;p&gt;Датчик угла поворота руля - совершенно незаменимая вещь в современном автомобиле с его многочисленными помощниками. Как следует из названия, он фиксирует, в каком положении находится руль и, соответственно, колёса автомобиля. Это если по-простому. А на самом деле, отслеживаются три параметра: собственно, сам угол, а также направление поворота. Магниторезистивные датчики могут еще замерять скорость вращения. Обычно датчик размещается на рулевой колонке, реже - на рулевом механизме.&lt;/p&gt;\r\n\r\n&lt;p&gt;&lt;img alt="Электроника на рулевой колонке Audi A4 B6 (2000-2006): 1 — Датчик угла поворота рулевого колеса 2 - Выключатель темпостата (круиз-контроля), 3 — Переключатель указатель поворота/дальний свет, 4 — Блок управления рулевой колонкой, 5 — Выключатель стеклоочистителя " src="/ckeditor_assets/pictures/74/content_.jpg." style="height:459px; width:650px" /&gt;&lt;/p&gt;\r\n\r\n&lt;p&gt;Как мы уже говорили, датчик угла поворота колеса жизненно необходим для целого ряда вспомогательных систем, как то:&lt;/p&gt;\r\n\r\n&lt;p&gt;- Электроусилитель (ЭУР) и электрогидроусилитель (ЭГУР) руля. Данные с датчика нужны для того, чтобы дозировать усилие электродвигателя&lt;/p&gt;\r\n\r\n&lt;p&gt;- Система активного рулевого управления&lt;/p&gt;\r\n\r\n&lt;p&gt;- Адаптивное освещение - фары поворачиваются в сторону поворота, принимая данные от датчика&lt;/p&gt;\r\n\r\n&lt;p&gt;- Адаптивный круиз-контроль&lt;/p&gt;\r\n\r\n&lt;p&gt;- Активная подвеска&lt;/p&gt;\r\n\r\n&lt;p&gt;- Система помощи движение по полосе - датчик фиксирует отклонения автомобиля от прямолинейного курса и передает тревогу системе.&lt;/p&gt;\r\n\r\n&lt;p&gt;Снятие датчика на Mercedes-Benz C-Class W203:&lt;/p&gt;\r\n\r\n&lt;p&gt;&lt;iframe frameborder="0" height="315" src="//www.youtube.com/embed/rYeA4LDiW-c" width="560"&gt;&lt;/iframe&gt;&lt;/p&gt;\r\n\r\n&lt;p&gt;Конструктивно датчик угла поворота колес бывает трех видов:&lt;/p&gt;\r\n\r\n&lt;h3&gt;- Потенциометрический&lt;/h3&gt;\r\n\r\n&lt;p&gt;Как известно, потенциометр - это датчик, который меняет сопротивление и выходное напряжение в зависимости от положения контакта. В потенциометрический датчик угла поворота руля входит два потенциометра, закрепленных на рулевой колонке под углом 90 градусов друг к другу. Такая конструкция не слишком надежна, и встречается в основном на старых автомобилях.&lt;/p&gt;\r\n\r\n&lt;h3&gt;- Оптический&lt;/h3&gt;\r\n\r\n&lt;p&gt;Не совсем корректно говорить &amp;quot;оптический датчик поворота колеса&amp;quot;. Правильно говорить - оптическая система, потому что датчиков в ней много. На рулевом валу закреплен диск с отверстиями. С одной стороны на этот диск светят диоды, с другой размещается ряд датчиков-резисторов, изменяющих свое сопротивление при падании света на них. Соответственно, проходящее через эти датчики напряжение изменяется, и блок управления понимает, на какой угол и в какую сторону вращается руль.&lt;/p&gt;\r\n\r\n&lt;h3&gt;- Магниторезистивный&lt;/h3&gt;\r\n\r\n&lt;p&gt;По состоянию на 2014 год этот вид датчика является наиболее современным. Как мы уже говорили в начале, магниторезистивные датчики способны фиксировать не только угол и направление поворота, но также и скорость вращения.&lt;/p&gt;\r\n\r\n&lt;p&gt;На вращающемся рулевом валу закреплена большая шестерня. На неподвижной части рулевой колонки есть две маленькие измерительные шестерни, которые зацеплены с большой. Измерительные шестерни вращаются с разной скоростью, потому что у одной - на один зуб меньше, чем у второй.&lt;/p&gt;\r\n\r\n&lt;p&gt;Положение этих магнитов фиксируют магниторезисторы - датчики, которые меняют сопротивление в зависимости от магнитного поля. Шестерни с магнитами вращаются, поле изменяется, и датчики передают в блок управления информацию об угле, направлении и скорости поворота руля.&lt;/p&gt;\r\n\r\n&lt;p&gt;Вот так работает резистивный датчик угла поворота:&lt;/p&gt;\r\n\r\n&lt;p&gt;&lt;iframe frameborder="0" height="315" src="//www.youtube.com/embed/9guOJJINcxo" width="560"&gt;&lt;/iframe&gt;&lt;/p&gt;\r\n</text:p>
          </table:table-cell>
          <table:table-cell office:value-type="string">
            <text:p>2014-12-13 13:53:34.333982</text:p>
          </table:table-cell>
          <table:table-cell office:value-type="string">
            <text:p>2014-12-13 13:55:17.047856</text:p>
          </table:table-cell>
          <table:table-cell office:value-type="float" office:value="1">
            <text:p>1</text:p>
          </table:table-cell>
        </table:table-row>
        <table:table-row table:style-name="ro1">
          <table:table-cell office:value-type="float" office:value="35">
            <text:p>35</text:p>
          </table:table-cell>
          <table:table-cell office:value-type="float" office:value="1">
            <text:p>1</text:p>
          </table:table-cell>
          <table:table-cell office:value-type="string">
            <text:p>Общие детали и узлы</text:p>
          </table:table-cell>
          <table:table-cell office:value-type="string">
            <text:p>&lt;p&gt;Автомобиль - это большой конструктор, и многие механические, электрические и электронные детали используются в нем сразу в нескольких системах. Например, карданный шарнир нельзя причислить исключительно к трансмиссии, потому что он используется также в рулевом управлении. То же самое с подшипниками - они есть практически везде, где что-то вращается. Мы собрали сведения об общих деталях и типовых конструкциях в этом&amp;nbsp;разделе.&lt;/p&gt;\r\n</text:p>
          </table:table-cell>
          <table:table-cell office:value-type="string">
            <text:p>2014-12-13 14:04:05.290742</text:p>
          </table:table-cell>
          <table:table-cell office:value-type="string">
            <text:p>2014-12-13 14:04:35.116891</text:p>
          </table:table-cell>
          <table:table-cell office:value-type="float" office:value="1">
            <text:p>1</text:p>
          </table:table-cell>
        </table:table-row>
        <table:table-row table:style-name="ro1">
          <table:table-cell office:value-type="float" office:value="36">
            <text:p>36</text:p>
          </table:table-cell>
          <table:table-cell office:value-type="float" office:value="35">
            <text:p>35</text:p>
          </table:table-cell>
          <table:table-cell office:value-type="string">
            <text:p>Карданная передача</text:p>
          </table:table-cell>
          <table:table-cell office:value-type="string">
            <text:p>&lt;p&gt;На сленге карданная передача может называться карданом, крестовиной или ШРУСом (ошибочно - шруз). Это механизм, который позволяет передавать крутящий момент с одного вала на другой, если они находятся друг к другу под углом. В автомобиле карданные передачи используются в трансмиссии и рулевом управлении.&lt;/p&gt;\r\n\r\n&lt;p&gt;Собственно, передачу момента осуществляет карданный шарнир, который бывает четырех типов. В зависимости от его конструкции разделяют четыре вида карданных передач:&lt;/p&gt;\r\n\r\n&lt;p&gt;- передача с шарниром неравных угловых скоростей (&amp;laquo;крестовина&amp;raquo;)&lt;/p&gt;\r\n\r\n&lt;p&gt;- передача с шарниром равных угловых скоростей (ШРУС)&lt;/p&gt;\r\n\r\n&lt;p&gt;- передача с упругим полукарданным шарниром&lt;/p&gt;\r\n\r\n&lt;p&gt;- передача с жестким полукарданным шарниром (встречается крайне редко)&lt;/p&gt;\r\n\r\n&lt;p&gt;&lt;img alt="Три вида карданных передач на одной картинке: 1 - крестовина, 2 - упругий полукардан, 3 - ШРУС" src="/ckeditor_assets/pictures/76/content_.jpg." style="height:284px; width:650px" /&gt;&lt;/p&gt;\r\n\r\n&lt;p&gt;В некоторых классификациях к карданам относят только &amp;laquo;классический&amp;raquo; кардан с крестовиной, а ШРУС выделяют в отдельный класс механизмов. Впрочем, поскольку задачи у всех них одинаковые, то логично было бы всё-таки объединять их в некую общность. Тем более что один из видов ШРУС &amp;ndash; это спаренный кардан.&lt;/p&gt;\r\n\r\n&lt;p&gt;Подробно о каждом из видов карданов читайте в разделе &amp;quot;Приводы&amp;quot;.&lt;/p&gt;\r\n</text:p>
          </table:table-cell>
          <table:table-cell table:number-columns-repeated="2" office:value-type="string">
            <text:p>2014-12-13 14:17:24.10239</text:p>
          </table:table-cell>
          <table:table-cell office:value-type="float" office:value="1">
            <text:p>1</text:p>
          </table:table-cell>
        </table:table-row>
        <table:table-row table:style-name="ro1">
          <table:table-cell office:value-type="float" office:value="37">
            <text:p>37</text:p>
          </table:table-cell>
          <table:table-cell office:value-type="float" office:value="35">
            <text:p>35</text:p>
          </table:table-cell>
          <table:table-cell office:value-type="string">
            <text:p>Торсион</text:p>
          </table:table-cell>
          <table:table-cell office:value-type="string">
            <text:p>&lt;p&gt;Торсион - это упругий элемент в виде вала, который работает на скручивание. Внешняя сила скручивает его вокруг оси, а затем он разжимается, подобно пружине, и принимает исходное положение. Обычно торсион сделан либо в виде монолитной гибкой балки определенного сечения, либо в виде набора плоских пластин или пучка тонких стержней - многогранных или круглых в сечении.&lt;/p&gt;\r\n\r\n&lt;p&gt;&lt;img alt="Торсионная подвеска тяжелого танка КВ. Изображение с сайта armor.kiev.ua" src="/ckeditor_assets/pictures/77/content_torsion-shema.gif" style="height:356px; width:650px" /&gt;&lt;/p&gt;\r\n\r\n&lt;p&gt;Торсионы в автомобилестроении применяют в следующих механизмах:&lt;/p&gt;\r\n\r\n&lt;p&gt;- торсионная подвеска - в качестве основного упругого элемента&lt;/p&gt;\r\n\r\n&lt;p&gt;- упоры для крышки багажника - аналогично&lt;/p&gt;\r\n\r\n&lt;p&gt;- гидроусилитель руля - в качестве упругого элемента для датчика крутящего момента&lt;/p&gt;\r\n</text:p>
          </table:table-cell>
          <table:table-cell table:number-columns-repeated="2" office:value-type="string">
            <text:p>2014-12-13 14:30:00.599434</text:p>
          </table:table-cell>
          <table:table-cell office:value-type="float" office:value="1">
            <text:p>1</text:p>
          </table:table-cell>
        </table:table-row>
        <table:table-row table:style-name="ro1">
          <table:table-cell office:value-type="float" office:value="38">
            <text:p>38</text:p>
          </table:table-cell>
          <table:table-cell office:value-type="float" office:value="35">
            <text:p>35</text:p>
          </table:table-cell>
          <table:table-cell office:value-type="string">
            <text:p>Игольчатый подшипник</text:p>
          </table:table-cell>
          <table:table-cell office:value-type="string">
            <text:p>&lt;p&gt;Игольчатый подшипник - это один из видов подшипников качения. Фактически, его конструкция является частным случаем роликового подшипника. Иглы &amp;ndash; это те же ролики, только довольно тонкие и длинные. Вращаясь вокруг своей оси в смазочном материале внутри подшипника, иглы-ролики снижают сопротивление качению.&lt;/p&gt;\r\n\r\n&lt;p&gt;&lt;img alt="Игольчатые подшипники разных размеров. Изображение с сайта balljointbearings.com" src="/ckeditor_assets/pictures/78/content_.jpg." style="height:488px; width:650px" /&gt;&lt;/p&gt;\r\n</text:p>
          </table:table-cell>
          <table:table-cell table:number-columns-repeated="2" office:value-type="string">
            <text:p>2014-12-13 14:37:14.688483</text:p>
          </table:table-cell>
          <table:table-cell office:value-type="float" office:value="1">
            <text:p>1</text:p>
          </table:table-cell>
        </table:table-row>
        <table:table-row table:style-name="ro1">
          <table:table-cell office:value-type="float" office:value="39">
            <text:p>39</text:p>
          </table:table-cell>
          <table:table-cell office:value-type="float" office:value="1">
            <text:p>1</text:p>
          </table:table-cell>
          <table:table-cell office:value-type="string">
            <text:p>Приводы трансмиссии</text:p>
          </table:table-cell>
          <table:table-cell/>
          <table:table-cell table:number-columns-repeated="2" office:value-type="string">
            <text:p>2014-12-13 14:39:52.784474</text:p>
          </table:table-cell>
          <table:table-cell office:value-type="float" office:value="1">
            <text:p>1</text:p>
          </table:table-cell>
        </table:table-row>
        <table:table-row table:style-name="ro1">
          <table:table-cell office:value-type="float" office:value="42">
            <text:p>42</text:p>
          </table:table-cell>
          <table:table-cell office:value-type="float" office:value="39">
            <text:p>39</text:p>
          </table:table-cell>
          <table:table-cell office:value-type="string">
            <text:p>Карданный вал</text:p>
          </table:table-cell>
          <table:table-cell office:value-type="string">
            <text:p>&lt;p&gt;Карданный вал (в народе &amp;ndash; просто кардан) &amp;ndash; это, по своей сути, ось с двумя шарнирами на концах, которая передает крутящий момент от коробки передач, находящейся спереди, к заднему мосту. Нетрудно догадаться, что применение кардана необходимо только на заднеприводных или полноприводных автомобилях. На переднем приводе задние колёса с КПП никак не связаны.&lt;/p&gt;\r\n\r\n&lt;p&gt;Зачем нужны шарниры на карданном валу? Почему бы просто не соединить коробку и задний мост жесткой осью? Потому что довольно быстро такая ось погнётся или сломается. КПП имеет свойство вибрировать, а задний мост ходит с большой амплитудой вместе с неровностями дороги. Поэтому ось должна быть гибкой, способной передавать момент в то время, как плоскости вращения коробки и моста постоянно меняются.&lt;/p&gt;\r\n\r\n&lt;p&gt;&lt;img alt="Карданный вал трактора МТЗ-82" src="/ckeditor_assets/pictures/84/content_.jpg." style="height:267px; width:650px" /&gt;&lt;/p&gt;\r\n\r\n&lt;p&gt;Об устройстве карданных шарниров написано в соответствующей статье.&lt;/p&gt;\r\n\r\n&lt;p&gt;Зачем нужно два карданных шарнира? Затем что один шарнир в силу своей конструкции передает крутящий момент с пульсацией и вибрацией. Только если разместить их с обоих концов вала, то они будут уравновешивать друг друга. Подробнее об этом читайте в статье &amp;laquo;Спаренный кардан&amp;raquo;.&lt;/p&gt;\r\n\r\n&lt;p&gt;Максимальный угол, при котором карданный шарнир может эффективно передавать крутящий момент, составляет 20 градусов. Это обстоятельство необходимо учитывать при лифте подвески на внедорожниках. Обычно сильно &amp;laquo;заваленные&amp;raquo; карданные валы служат значительно меньше тех, которые расположены под меньшим углом к горизонту, так как шарниры испытывают меньшие нагрузки.&lt;/p&gt;\r\n\r\n&lt;p&gt;&lt;img alt="Карданный вал не так-то прост, как кажется. 1 - крестовина; <text:s/>2 - фланец-вилка; <text:s/>3 - торцовое уплотнение подшипника; <text:s/>4 - радиальное уплотнение подшипника; <text:s/>5 - подшипник; <text:s/>6 - крышка подшипника; <text:s/>7, 10 - масленки; <text:s/>8 - заглушка скользящей вилки; <text:s/>9 - скользящая вилка; <text:s/>11 - сальник; <text:s/>12 - уплотнительное кольцо сальника; <text:s/>13 - гайка-обойма сальника; <text:s/>14 - шлицевый вал; <text:s/>15 - опорные кольца; <text:s/>16 - шлицевая вилка; <text:s/>17 - набор балансировочных пластин; <text:s/>18 - болт крепления крышки подшипника; <text:s/>19 - стопорные пластины. Изображение с сайта gpfk.ru" src="/ckeditor_assets/pictures/85/content_.jpg." style="height:280px; width:650px" /&gt;&lt;/p&gt;\r\n\r\n&lt;p&gt;Карданный вал на первый взгляд может показаться симметричным, но на самом деле это не так. У него всегда есть передняя и задняя вилка, которые помечены специальными метками. Если при установке эти метки перепутать, и поставить вал задом наперед, то это нарушит его балансировку. Как следствие &amp;ndash; вибрации при вращении и ускоренный износ шарниров.&lt;/p&gt;\r\n</text:p>
          </table:table-cell>
          <table:table-cell office:value-type="string">
            <text:p>2014-12-13 15:18:57.53386</text:p>
          </table:table-cell>
          <table:table-cell office:value-type="string">
            <text:p>2014-12-13 15:19:35.244729</text:p>
          </table:table-cell>
          <table:table-cell office:value-type="float" office:value="1">
            <text:p>1</text:p>
          </table:table-cell>
        </table:table-row>
        <table:table-row table:style-name="ro1">
          <table:table-cell office:value-type="float" office:value="41">
            <text:p>41</text:p>
          </table:table-cell>
          <table:table-cell office:value-type="float" office:value="42">
            <text:p>42</text:p>
          </table:table-cell>
          <table:table-cell office:value-type="string">
            <text:p>Шарнир неравных угловых скоростей (крестовина)</text:p>
          </table:table-cell>
          <table:table-cell office:value-type="string">
            <text:p>&lt;p&gt;&amp;nbsp;Главная задача для кардана &amp;ndash; передача крутящего момента с одной оси на другую, если они находятся под углом друг к другу. Шарнир неравных угловых скоростей &amp;ndash; это самый ранний вид карданной передачи, который описал еще Леонардо да Винчи в 15 веке. Правда, изобретателем ее считается соотечественник гения Джероламо Кардано, который дал технологии передачи момента под углом более подробное описание. Логично, что в итоге она была названа в его честь. Кстати, именно это, если судить по дневникам Кардано, и было его главной мечтой &amp;ndash; инженер более всего хотел увековечить своё имя.&lt;/p&gt;\r\n\r\n&lt;p&gt;Старый мини-фильм о карданном шарнире, не теряющий актуальности. Наглядно показывает механическую суть процесса передачи крутящего момента через крестовину.&lt;/p&gt;\r\n\r\n&lt;p&gt;&lt;iframe frameborder="0" height="315" src="//www.youtube.com/embed/hWTeZrpDhPw" width="420"&gt;&lt;/iframe&gt;&lt;/p&gt;\r\n\r\n&lt;p&gt;Ведущий и ведомый валы карданной передачи с шарниром неравных угловых скоростей имеют одинаковые вилки с отверстиями на концах, сориентированные под углом 90 градусов друг к другу. В этих отверстиях установлены игольчатые подшипники со смазкой, в которых вращается небольшая крестовина. Именно она и передает момент с одного вала на другой.&lt;/p&gt;\r\n\r\n&lt;p&gt;Основных недостатков у такой карданной передачи два:&lt;/p&gt;\r\n\r\n&lt;p&gt;- максимальный эффективный угол между вращающимися валами составляет 20 градусов. При повороте на больший угол появляются высокие потери мощности и перегрузки движущихся деталей&lt;/p&gt;\r\n\r\n&lt;p&gt;- крутящий момент передается с вала на вал неравномерно: из-за особенностей конструкции за один полный оборот шарнира ведомый вал успевает дважды запаздывать и дважды обогнать ведущий. Это происходит из-за того, что инерционные нагрузки на крестовину меняются в процессе вращения. Проблема, правда, решается установкой двух карданных шарниров один за другим под углом в 90 градусов друг к другу &amp;ndash; тогда они компенсируют неравномерность вращения.&lt;/p&gt;\r\n\r\n&lt;p&gt;&lt;img alt="Карданный шарнир: 1 – вилка; 2 – опора для цапфы крестовины; 3 – крышка; 4 – крестовина. Изображение с сайта techslovo.ru" src="/ckeditor_assets/pictures/82/content_.jpg." style="height:250px; width:650px" /&gt;&lt;/p&gt;\r\n\r\n&lt;p&gt;Из-за этих недостатков сфера применения &amp;laquo;классического кардана&amp;raquo; ограничена: его используют для передачи крутящего момента от коробки передач или раздаточной коробки на ведущие мосты, а также в современных рулевых колонках.&lt;/p&gt;\r\n\r\n&lt;p&gt;Кроме того, миниатюрные карданы можно увидеть на специальных переходниках для гаечных ключей для работы с гайками, расположенными в труднодоступных местах.&lt;/p&gt;\r\n\r\n&lt;p&gt;&lt;img alt="Крестовина: 1 – крестовина; 2 – пыльник; 3 – манжетное уплотнение; 4 – игольчатый подшипник; 5 – упорный подшипник; 6 – корпус игольчатого подшипника (стакан); 7 – стопорное кольцо. Изображение с сайта spb.mehanika.ru" src="/ckeditor_assets/pictures/83/content_.jpg." style="height:299px; width:650px" /&gt;&lt;/p&gt;\r\n\r\n&lt;p&gt;Карданы бывают как разборные, так и неразборные. В разборных крестовина вращается в игольчатых подшипниках. Проушины вилок шарнира при этом можно разобрать, чтобы заменить крестовину. В неразборных используются подшипники скольжения, которые запрессованы в проушины, поэтому шарниры меняются исключительно в сборе.&lt;/p&gt;\r\n</text:p>
          </table:table-cell>
          <table:table-cell office:value-type="string">
            <text:p>2014-12-13 15:06:52.855434</text:p>
          </table:table-cell>
          <table:table-cell office:value-type="string">
            <text:p>2014-12-13 15:21:38.935255</text:p>
          </table:table-cell>
          <table:table-cell office:value-type="float" office:value="1">
            <text:p>1</text:p>
          </table:table-cell>
        </table:table-row>
        <table:table-row table:style-name="ro1">
          <table:table-cell office:value-type="float" office:value="43">
            <text:p>43</text:p>
          </table:table-cell>
          <table:table-cell office:value-type="float" office:value="42">
            <text:p>42</text:p>
          </table:table-cell>
          <table:table-cell office:value-type="string">
            <text:p>Балансировка карданных валов</text:p>
          </table:table-cell>
          <table:table-cell office:value-type="string">
            <text:p>&lt;p&gt;&amp;nbsp;Как и любая вращающаяся деталь, карданный вал должен быть сбалансирован. Можно провести аналогию с колёсами. Многим знакома ситуация, когда на колесный диск изнутри налипла грязь и при вращении ее возникают сильные вибрации, усиливающиеся с ростом скорости.&lt;/p&gt;\r\n\r\n&lt;p&gt;Вот так и кардан. Если сам вал имеет какие-либо неровности, то при вращении он будет вибрировать. Это чревато ускоренным износом шарниров, а также вторичного вала коробки передач и хвостовика редуктора заднего моста. Нельзя списывать со счетов и ездовой комфорт.&lt;/p&gt;\r\n\r\n&lt;p&gt;&lt;iframe frameborder="0" height="315" src="//www.youtube.com/embed/J_gBaEm9xg0" width="560"&gt;&lt;/iframe&gt;&lt;/p&gt;\r\n\r\n&lt;p&gt;В общем, если при разгоне на задне- или полноприводном автомобиле ощущаются вибрации, и колёса в порядке, нужно проверить баланс карданного вала. По каким причинам он может потерять баланс?&lt;/p&gt;\r\n\r\n&lt;p&gt;- При деформации. Прилетевший камень, металлическая деталь или сильный перегрев могут искривить вал.&lt;/p&gt;\r\n\r\n&lt;p&gt;- При размещении вала задом наперед&lt;/p&gt;\r\n\r\n&lt;p&gt;- Если шарниры изношены, и в соединениях есть крупные зазоры&lt;/p&gt;\r\n\r\n&lt;p&gt;- Если сам по себе вал изготовлен некачественно: криво обработан или сделан из неоднородного по плотности металла. До недавнего времени подобные проблемы встречались на автомобилях Лада 4х4 (&amp;laquo;Нива&amp;raquo;), у которых карданные валы были не сбалансированы с конвейера.&lt;/p&gt;\r\n\r\n&lt;p&gt;Процесс балансировки кардана отчасти схож на балансировку колёс. Вал снимают с автомобиля, устанавливают на специальный стенд, на котором замеряют параметры вращения. Затем на валу крепятся проверочные пластины-грузики, и методом экспериментов выясняют, сколько грамм необходимо для восстановления баланса. Иногда, напротив, срезается часть металла со специальных балансировочных бобышек на вилках. Если же дисбаланс возник из-за зазора в соединении крестовины с вилками в шарнире, то под подшипники подкладывают балансировочные прокладки.&lt;/p&gt;\r\n\r\n&lt;p&gt;Проверять баланс карданного вала нужно не только в случае проявления вибраций после любого ремонта шарниров.&lt;/p&gt;\r\n\r\n&lt;p&gt;Некоторые автопроизводители (например, Mercedes-Benz и BMW) для максимального снижения вибраций внедряют дополнительные защитные узлы на карданные валы: резиновые упругие муфты Гуибо и подвесные опоры.&lt;/p&gt;\r\n</text:p>
          </table:table-cell>
          <table:table-cell table:number-columns-repeated="2" office:value-type="string">
            <text:p>2014-12-13 15:25:22.400213</text:p>
          </table:table-cell>
          <table:table-cell office:value-type="float" office:value="1">
            <text:p>1</text:p>
          </table:table-cell>
        </table:table-row>
        <table:table-row table:style-name="ro1">
          <table:table-cell office:value-type="float" office:value="40">
            <text:p>40</text:p>
          </table:table-cell>
          <table:table-cell office:value-type="float" office:value="42">
            <text:p>42</text:p>
          </table:table-cell>
          <table:table-cell office:value-type="string">
            <text:p>Упругий полукарданный шарнир</text:p>
          </table:table-cell>
          <table:table-cell office:value-type="string">
            <text:p>&lt;p&gt;Полукарданный шарнир &amp;ndash; это условное название, его нельзя понимать буквально &amp;ndash; никакой половины кардана в этой конструкции нет. Основной элемент упругого полукарданного шарнира &amp;ndash; резиновая или резинотканевая муфта с завулканизированными в нее металлическими втулками, выполненная в виде шестигранника.&lt;/p&gt;\r\n\r\n&lt;p&gt;Упругий полукарданный шарнир позволяет передавать крутящий момент на небольшой угол, всего до 8 градусов, и дополнительно &amp;ndash; перемещение по оси до 10-12 милиметров. Поэтому его используют только в продольных приводных валах. Как правило &amp;ndash; на карданных валах в дополнение к собственно карданному шарниру.&lt;/p&gt;\r\n\r\n&lt;p&gt;Самый распространенный в современных автомобилях вид упругого полукарданного шарнира &amp;ndash; это муфта Гуибо. Упругий шестигранник за втулки прикручивается между фланцами ведующего и ведомого валов. В центральное отверстие упругого элемента вставлен еще центрирующий стержень.&lt;/p&gt;\r\n\r\n&lt;p&gt;&lt;img alt="Упругая муфта Meyle для карданных валов автомобилей BMW, Mercedes-Benz и Opel. Изображение с сайта vincast.ru" src="/ckeditor_assets/pictures/80/content_meyle-gelenkscheibe.jpg" style="height:362px; width:650px" /&gt;&lt;/p&gt;\r\n\r\n&lt;p&gt;Благодаря своей эластичности упругий полукарданный шарнир:&lt;/p&gt;\r\n\r\n&lt;p&gt;- Позволяет валам передвигаться вдоль своей оси, а следовательно &amp;ndash; снижает нагрузку на карданное соединение&lt;/p&gt;\r\n\r\n&lt;p&gt;- Компенсирует дисбаланс и непараллельность валов&lt;/p&gt;\r\n\r\n&lt;p&gt;- Смягчает толчки при трогании с места и переключении передач&lt;/p&gt;\r\n\r\n&lt;p&gt;- Гасит шум от работы привода&lt;/p&gt;\r\n\r\n&lt;p&gt;&lt;img alt="Муфта Гуибо отмечена на схеме карданного вала BMW цифрой 2. Изображение с сайта realoem.com" src="/ckeditor_assets/pictures/81/content_.jpg." style="height:419px; width:650px" /&gt;&lt;/p&gt;\r\n</text:p>
          </table:table-cell>
          <table:table-cell office:value-type="string">
            <text:p>2014-12-13 14:52:07.543809</text:p>
          </table:table-cell>
          <table:table-cell office:value-type="string">
            <text:p>2014-12-13 15:25:55.124605</text:p>
          </table:table-cell>
          <table:table-cell office:value-type="float" office:value="1">
            <text:p>1</text:p>
          </table:table-cell>
        </table:table-row>
        <table:table-row table:style-name="ro1">
          <table:table-cell office:value-type="float" office:value="44">
            <text:p>44</text:p>
          </table:table-cell>
          <table:table-cell office:value-type="float" office:value="42">
            <text:p>42</text:p>
          </table:table-cell>
          <table:table-cell office:value-type="string">
            <text:p>Ремонт карданных валов</text:p>
          </table:table-cell>
          <table:table-cell office:value-type="string">
            <text:p>&lt;p&gt;&amp;nbsp;Карданный вал может служить достаточно длительное время, и приходит в негодность обычно из-за деформации, попадания посторонних предметов в шарниры или длительной езды с дисбалансом вала. Собственно, основной симптом неисправности карданного вала &amp;ndash; это вибрации и шум при движении.&lt;/p&gt;\r\n\r\n&lt;p&gt;Первичную диагностику вала можно провести на яме, эстакаде или подъемнике без снятия. Достаточно проверить все шарнирные соединения &amp;ndash; если они будут сильно изношены, это будет заметно. Сразу же можно увидеть и если значительно деформирован сам вал.&lt;/p&gt;\r\n\r\n&lt;p&gt;&lt;iframe frameborder="0" height="315" src="//www.youtube.com/embed/sRvx4KR6_54" width="420"&gt;&lt;/iframe&gt;&lt;/p&gt;\r\n\r\n&lt;p&gt;В дальнейшем вал снимают и проверяют его баланс. Если ситуация не очень сильно запущена, то вибрации можно нейтрализовать балансировкой, о чем написано в отдельной статье.&lt;/p&gt;\r\n\r\n&lt;p&gt;Если же дело не в балансе, а в изношенности карданных шарниров, то нужно их заменить. Под замену идут крестовины и игольчатые подшипники, в которых она вращается.&lt;/p&gt;\r\n\r\n&lt;p&gt;Нужно понимать, что ремонт карданов &amp;ndash; это очень сложный процесс, полный нюансов. Если вы надумали ремонтировать, а не менять свой карданный вал, то необходимо обратиться на специализированную СТО, которая имеет большой опыт именно в этом направлении.&lt;/p&gt;\r\n\r\n&lt;p&gt;Многие автопроизводители не выпускают оригинальных запчастей к карданам и рекомендуют в случае поломок менять их целиком, хотя это и очень дорого. Поэтому в большинстве случаев нужно использовать аналоговые детали.&lt;/p&gt;\r\n\r\n&lt;p&gt;Несмотря на относительную простоту устройства, карданные валы отличаются от автомобиля к автомобилю и приспособить деталь от другой модели часто бывает невозможно.&lt;/p&gt;\r\n\r\n&lt;p&gt;Иногда, даже если детали есть в наличии, карданный вал не подлежит ремонту, если сильно изношены посадочные места для крестовин в вилках. Если заменить крестовину кардана, и при этом оставить сильный люфт, то вал будет вибрировать из-за дисбаланса, и вскоре шарнир снова придет в негодность.&lt;/p&gt;\r\n</text:p>
          </table:table-cell>
          <table:table-cell office:value-type="string">
            <text:p>2014-12-13 15:27:34.673808</text:p>
          </table:table-cell>
          <table:table-cell office:value-type="string">
            <text:p>2014-12-13 15:28:47.064114</text:p>
          </table:table-cell>
          <table:table-cell office:value-type="float" office:value="1">
            <text:p>1</text:p>
          </table:table-cell>
        </table:table-row>
        <table:table-row table:style-name="ro1">
          <table:table-cell office:value-type="float" office:value="45">
            <text:p>45</text:p>
          </table:table-cell>
          <table:table-cell office:value-type="float" office:value="39">
            <text:p>39</text:p>
          </table:table-cell>
          <table:table-cell office:value-type="string">
            <text:p>Шарнир равных угловых скоростей (ШРУС)</text:p>
          </table:table-cell>
          <table:table-cell office:value-type="string">
            <text:p>&lt;p&gt;&amp;nbsp;На автомобильном сленге ШРУС часто называют &amp;laquo;граната&amp;raquo; за ее характерную форму, а также (ошибочно) &amp;ndash; шруз. Реже встречается наименование &amp;laquo;гомокинетический шарнир&amp;raquo;, то есть шарнир, который обеспечивает одинаковую скорость вращения.&lt;/p&gt;\r\n\r\n&lt;p&gt;&lt;iframe frameborder="0" height="315" src="//www.youtube.com/embed/0v3cJfHNDs0" width="420"&gt;&lt;/iframe&gt;&lt;/p&gt;\r\n\r\n&lt;p&gt;Собственно, задача ШРУС &amp;ndash; это передача крутящего момента с одной оси на другую, если эти оси располагаются друг к другу под углом. Задача, по сути, та же, что у кардана, но есть два основных отличия ШРУСа:&lt;/p&gt;\r\n\r\n&lt;p&gt;- максимальный эффективный угол между осями составляет 70 градусов, тогда как кардан не в состоянии нормально работать при углах больше 20 градусов.&lt;/p&gt;\r\n\r\n&lt;p&gt;- как и следует из названия, ШРУС обеспечивает равномерную передачу момента с оси на ось, тогда как в карданном соединения ведомая ось то запаздывает, то опережает ведущую&lt;/p&gt;\r\n\r\n&lt;p&gt;Поводом для изобретения шарнира равных угловых скоростей стало желание перевести привод колёс на переднюю ось. В самом деле, как передать крутящий момент на колесо, которое должно поворачиваться, причем на углы значительно большие, чем 20 градусов&amp;hellip;&lt;/p&gt;\r\n\r\n&lt;p&gt;На современных автомобилях на каждое переднее колесо обычно приходится по два ШРУСа: наружный (со стороны колеса) и внутренний (со стороны привода).&lt;/p&gt;\r\n\r\n&lt;p&gt;По типу конструкции ШРУСы разделяются на четыре основных вида:&lt;/p&gt;\r\n\r\n&lt;p&gt;- Шариковый (самый популярный)&lt;/p&gt;\r\n\r\n&lt;p&gt;- Трипод (тоже достаточно популярный)&lt;/p&gt;\r\n\r\n&lt;p&gt;- Спаренный кардан (устарел, применяется редко)&lt;/p&gt;\r\n\r\n&lt;p&gt;- Кулачковый (устарел, применяется редко)&lt;/p&gt;\r\n\r\n&lt;p&gt;Детали шарикового ШРУСа в движении испытывают большие нагрузки, поэтому нуждаются в пластичной смазке, о которой подробно написано в отдельной статье.&lt;/p&gt;\r\n\r\n&lt;p&gt;Чтобы внутрь шарнира не попала грязь и вода, на них одеваются пыльники, о которых мы также рассказываем отдельно.&lt;/p&gt;\r\n</text:p>
          </table:table-cell>
          <table:table-cell table:number-columns-repeated="2" office:value-type="string">
            <text:p>2014-12-13 15:34:13.486463</text:p>
          </table:table-cell>
          <table:table-cell office:value-type="float" office:value="1">
            <text:p>1</text:p>
          </table:table-cell>
        </table:table-row>
        <table:table-row table:style-name="ro1">
          <table:table-cell office:value-type="float" office:value="46">
            <text:p>46</text:p>
          </table:table-cell>
          <table:table-cell office:value-type="float" office:value="45">
            <text:p>45</text:p>
          </table:table-cell>
          <table:table-cell office:value-type="string">
            <text:p>Неисправности ШРУСов: симптомы и причины</text:p>
          </table:table-cell>
          <table:table-cell office:value-type="string">
            <text:p>&lt;p&gt;ШРУС &amp;ndash; очень долговечная деталь, которая служит от 100 до 200 тысяч километров. Впрочем, он может выйти из строя и раньше.&lt;/p&gt;\r\n\r\n&lt;p&gt;Главный симптом выхода ШРУСа из строя &amp;ndash; хруст, усиливающийся при повороте руля. На большой скорости хруст ШРУСа может перейти в грохот.&lt;/p&gt;\r\n\r\n&lt;p&gt;&lt;iframe frameborder="0" height="315" src="//www.youtube.com/embed/RDre37TwIAw" width="420"&gt;&lt;/iframe&gt;&lt;/p&gt;\r\n\r\n&lt;p&gt;Основные причины, которые &amp;laquo;убивают&amp;raquo; ШРУСы:&lt;/p&gt;\r\n\r\n&lt;p&gt;- Порванный пыльник. Через прореху в шарнир попадает грязь, которая медленно разрушает движущиеся элементы&lt;/p&gt;\r\n\r\n&lt;p&gt;- Частая езда по разбитым дорогам. Удары отражаются в том числе и на состоянии ШРУСов.&lt;/p&gt;\r\n\r\n&lt;p&gt;- Неправильная центровка коробки передач. Если снимали КПП и потом поставили криво, то ШРУСы будут работать под неправильным углом, и износятся быстрее&lt;/p&gt;\r\n\r\n&lt;p&gt;- Неправильный угол схождения и увеличенный максимальный угол поворота. Эти параметры могут быть нарушены при плохом ремонте и &amp;laquo;тюнинге&amp;raquo; рулевой трапеции. ШРУСы, опять же, работают при экстремальных углах и быстро разрушаются&lt;/p&gt;\r\n\r\n&lt;p&gt;- Сильные повреждения деталей подвески &amp;ndash; ступиц, поворотных кулаков, амортизаторов и т.п. Все это может привести к нарушению углов работы ШРУСов и их ускоренному разрушению&lt;/p&gt;\r\n\r\n&lt;p&gt;- Сильно изношенные подушки (опоры) двигателя и КПП. Разрушение опор вызывает сильные вибрации, отчего страдают ШРУСы.&lt;/p&gt;\r\n\r\n&lt;p&gt;- Ошибки при установке ШРУСов. Из строя может выйти и относительно новый шарнир, если он был неправильно установлен: с недостатком или избытком смазки, например, или с неправильной установкой пыльника.&lt;/p&gt;\r\n\r\n&lt;p&gt;- Частая езда и особенно резкие ускорения с вывернутым рулем. Привычка лихо разворачиваться и поворачивать сильно сокращает жизнь шарнирам, потому как им приходится испытывать сильные нагрузки на максимальных углах поворота.&lt;/p&gt;\r\n\r\n&lt;p&gt;На этом видео виден момент &amp;quot;смерти&amp;quot; ШРУС во время того, как водитель форсировал лужу с повернутыми колесами.&lt;/p&gt;\r\n\r\n&lt;p&gt;&lt;iframe frameborder="0" height="315" src="//www.youtube.com/embed/h2DYn3idP2s" width="420"&gt;&lt;/iframe&gt;&lt;/p&gt;\r\n</text:p>
          </table:table-cell>
          <table:table-cell office:value-type="string">
            <text:p>2014-12-13 15:38:27.801886</text:p>
          </table:table-cell>
          <table:table-cell office:value-type="string">
            <text:p>2014-12-13 15:42:08.262398</text:p>
          </table:table-cell>
          <table:table-cell office:value-type="float" office:value="1">
            <text:p>1</text:p>
          </table:table-cell>
        </table:table-row>
        <table:table-row table:style-name="ro1">
          <table:table-cell office:value-type="float" office:value="47">
            <text:p>47</text:p>
          </table:table-cell>
          <table:table-cell office:value-type="float" office:value="45">
            <text:p>45</text:p>
          </table:table-cell>
          <table:table-cell office:value-type="string">
            <text:p>Ремонт ШРУСов</text:p>
          </table:table-cell>
          <table:table-cell office:value-type="string">
            <text:p>&lt;p&gt;&amp;nbsp;Шарниры равных угловых скоростей (ШРУСы) изготавливают на высокоточном оборудовании, поэтому отремонтировать их в условиях автосервиса практически невозможно. Их меняют только целиком. Впрочем, на некоторые модели (в основном &amp;ndash; на ВАЗ) можно найти ремкомплекты ШРУСа, в которых входят обычно новые шарики, внутренняя обойма, сепаратор и смазка.&lt;/p&gt;\r\n\r\n&lt;p&gt;&lt;iframe frameborder="0" height="315" src="//www.youtube.com/embed/kgRnNyKVnHw" width="560"&gt;&lt;/iframe&gt;&lt;/p&gt;\r\n\r\n&lt;p&gt;Внешняя обойма в такой комплект не входит, а она изнашивается примерно столь же быстро, как и другие детали шарнира. Таким образом, применение ремкомплекта может дать только кратковременный эффект.&lt;/p&gt;\r\n\r\n&lt;p&gt;Впрочем, ШРУС, который подает первые признаки неисправности (или в качестве профилактики), можно &amp;laquo;обновить&amp;raquo;: заменить старый пыльник и смазку. &amp;nbsp;&lt;/p&gt;\r\n\r\n&lt;p&gt;&lt;iframe frameborder="0" height="315" src="//www.youtube.com/embed/vo6ZlVRb2gQ" width="420"&gt;&lt;/iframe&gt;&lt;/p&gt;\r\n</text:p>
          </table:table-cell>
          <table:table-cell office:value-type="string">
            <text:p>2014-12-13 15:41:07.8727</text:p>
          </table:table-cell>
          <table:table-cell office:value-type="string">
            <text:p>2014-12-13 15:45:14.179682</text:p>
          </table:table-cell>
          <table:table-cell office:value-type="float" office:value="1">
            <text:p>1</text:p>
          </table:table-cell>
        </table:table-row>
        <table:table-row table:style-name="ro1">
          <table:table-cell office:value-type="float" office:value="48">
            <text:p>48</text:p>
          </table:table-cell>
          <table:table-cell office:value-type="float" office:value="45">
            <text:p>45</text:p>
          </table:table-cell>
          <table:table-cell office:value-type="string">
            <text:p>Пыльник ШРУСа</text:p>
          </table:table-cell>
          <table:table-cell office:value-type="string">
            <text:p>&lt;p&gt;Шарнир равных угловых скоростей (ШРУС) постоянно работает в движении &amp;ndash; шарики (или ролики) в нем испытываются сильные нагрузки и нуждаются в постоянной смазке. Если же между трущимися поверхностями окажется пыль или грязь, то на шариках (равно как и на неподвижных деталях ШРУСов) быстро образуются задиры, и узел придет в негодность. Не менее разрушительное свойство оказывает вода, из-за которой ШРУС может попросту заржаветь.&lt;/p&gt;\r\n\r\n&lt;p&gt;&lt;img alt="Прозрачный пыльник ШРУС для ВАЗ. Обычно, впрочем, пыльники черного цвета. Изображение с сайта chinamobil.ru" src="/ckeditor_assets/pictures/86/content_.jpg." style="height:381px; width:650px" /&gt;&lt;/p&gt;\r\n\r\n&lt;p&gt;Именно поэтому на шарниры одевают защитные пыльники &amp;ndash; гибкие гофрированные чехлы. На заре автомобилестроения они были кожаными, но сейчас их изготавливают из резины (встречаются прозрачные силиконовые) или более стойких к высоким температурам термопластичных эластомеров.&lt;/p&gt;\r\n\r\n&lt;p&gt;Ресурс современного шарикового или трехшипового ШРУСа &amp;ndash; не менее 100 тысяч километров, а при благоприятных условиях &amp;ndash; все 200 тысяч. Поэтому если следить за состоянием пыльников шарниров, то можно избежать их замены в течение долгих лет.&lt;/p&gt;\r\n\r\n&lt;p&gt;&lt;iframe frameborder="0" height="315" src="//www.youtube.com/embed/9r0F1DpfUeU" width="560"&gt;&lt;/iframe&gt;&lt;/p&gt;\r\n\r\n&lt;p&gt;Для того, чтобы проверить состояние пыльников, нужно вывернуть колёса на максимальный угол. Тогда резина растянется, и даже небольшие трещины на резине будет хорошо видно. Если повернуть колёса направо, то откроется обзор пыльников ШРУСов левого колеса и наоборот. Необходимо помнить, что на каждое колесо приходится по два шарнира &amp;ndash; внешний и внутренний, и оба они имеют пыльники.&lt;/p&gt;\r\n</text:p>
          </table:table-cell>
          <table:table-cell office:value-type="string">
            <text:p>2014-12-13 15:56:10.07607</text:p>
          </table:table-cell>
          <table:table-cell office:value-type="string">
            <text:p>2014-12-13 15:58:37.749134</text:p>
          </table:table-cell>
          <table:table-cell office:value-type="float" office:value="1">
            <text:p>1</text:p>
          </table:table-cell>
        </table:table-row>
        <table:table-row table:style-name="ro1">
          <table:table-cell office:value-type="float" office:value="49">
            <text:p>49</text:p>
          </table:table-cell>
          <table:table-cell office:value-type="float" office:value="45">
            <text:p>45</text:p>
          </table:table-cell>
          <table:table-cell office:value-type="string">
            <text:p>Смазка ШРУСов</text:p>
          </table:table-cell>
          <table:table-cell office:value-type="string">
            <text:p>&lt;p&gt;Достаточное количество чистой смазки в ШРУСах &amp;ndash; залог их долгой и успешной службы. Смазочный материал должен выдерживать очень высокие нагрузки и температуры. Изначально смазка закладывается в ШРУС при производстве и замене не подлежит. При условии, что пыльник шарнира &amp;ndash; целый, смазка действительно может служить в течение всего срока эксплуатации.&lt;/p&gt;\r\n\r\n&lt;iframe width="560" height="315" src="//www.youtube.com/embed/kWDWSUFHRtg" frameborder="0" allowfullscreen&gt;&lt;/iframe&gt;\r\n\r\n&lt;p&gt;Однако если пыльник поврежден, и ШРУС начал подавать симптомы неисправности (щелчки, хруст, стук), и есть желание попробовать устранить проблему малой кровью, без покупки нового шарнира, можно попытаться снять его и заменить смазку вместе с пыльниками.&lt;/p&gt;\r\n\r\n&lt;p&gt;Тип смазки зависит от типа и производителя шарнира. В шариковых ШРУСах она принципиально другая, нежели в триподах. Поэтому перед заменой необходимо по каталогам производителей выяснить тип смазки и использовать только её.&lt;/p&gt;</text:p>
          </table:table-cell>
          <table:table-cell table:number-columns-repeated="2" office:value-type="string">
            <text:p>2014-12-13 16:05:30.919112</text:p>
          </table:table-cell>
          <table:table-cell office:value-type="float" office:value="1">
            <text:p>1</text:p>
          </table:table-cell>
        </table:table-row>
        <table:table-row table:style-name="ro1">
          <table:table-cell office:value-type="float" office:value="50">
            <text:p>50</text:p>
          </table:table-cell>
          <table:table-cell office:value-type="float" office:value="45">
            <text:p>45</text:p>
          </table:table-cell>
          <table:table-cell office:value-type="string">
            <text:p>Шариковый ШРУС</text:p>
          </table:table-cell>
          <table:table-cell office:value-type="string">
            <text:p>&lt;p&gt;Шарниры равных угловых скоростей, которые передают крутящий момент с помощью шариков &amp;ndash; самые популярные на сегодняшний день. Фактически, они представляют собой &amp;laquo;трехмерные подшипники качения&amp;raquo;. Рассмотрим все виды шариковых ШРУСов от самых архаичных до современных:&lt;/p&gt;\r\n\r\n&lt;p&gt;- ШРУС Вейсс&lt;/p&gt;\r\n\r\n&lt;p&gt;- ШРУС Рцеппа&lt;/p&gt;\r\n\r\n&lt;p&gt;- ШРУС Бирфильд&lt;/p&gt;\r\n\r\n&lt;p&gt;- ШРУС GKN&lt;/p&gt;\r\n\r\n&lt;p&gt;- ШРУС Лебро&lt;/p&gt;\r\n</text:p>
          </table:table-cell>
          <table:table-cell table:number-columns-repeated="2" office:value-type="string">
            <text:p>2014-12-13 16:10:47.479934</text:p>
          </table:table-cell>
          <table:table-cell office:value-type="float" office:value="1">
            <text:p>1</text:p>
          </table:table-cell>
        </table:table-row>
        <table:table-row table:style-name="ro1">
          <table:table-cell office:value-type="float" office:value="55">
            <text:p>55</text:p>
          </table:table-cell>
          <table:table-cell office:value-type="float" office:value="50">
            <text:p>50</text:p>
          </table:table-cell>
          <table:table-cell office:value-type="string">
            <text:p>ШРУС Löbro (Lobro, Loebro, Лебро)</text:p>
          </table:table-cell>
          <table:table-cell office:value-type="string">
            <text:p>&lt;p&gt;&amp;nbsp;Шарнир типа Лебро &amp;ndash; это очередная вариация на тему шарикового ШРУСа Рцеппа.&lt;/p&gt;\r\n\r\n&lt;p&gt;О биссекторной плоскости, в которой должны находится шарики шарнира, чтобы обеспечивать равномерную передачу момента, читайте в статье про классический шарнир. Принципиальное отличие шарнира Лебро в том, что удержание шариков в этой самой биссекторной плоскости достигается не за счет делительного рычажка или &amp;laquo;неправильной&amp;raquo; формы сепаратора, а за счет косой нарезки канавок на чашке и обойме. Они обращены к оси вращения под углом в 15-16 градусов.&lt;/p&gt;\r\n\r\n&lt;p&gt;&lt;img alt="ШРУС Лебро: 1 - корпус, 2 - сепаратор, 3 - обойма, 4 - шарики, 5 - ведомый вал" src="/ckeditor_assets/pictures/95/content_2.jpg" style="height:210px; width:650px" /&gt;&lt;/p&gt;\r\n\r\n&lt;p&gt;Сепаратор при этом имеет обычную форму, и в его задачи не входит удержание шариков в биссекторной плоскости. За счет этого он меньше нагружен, а значит &amp;ndash; к его форме и точности изготовления заведомо ниже, чем на шарнирах другой конструкции. К дополнительным преимуществах шарнира типа Loebro стоит отнести его компактность и высокий КПД (до 99%, как у шарнира Бирфильд).&lt;/p&gt;\r\n\r\n&lt;p&gt;&lt;img alt="Изображение с сайта autocentre.ua" src="/ckeditor_assets/pictures/94/content_.jpg." style="height:290px; width:650px" /&gt;&lt;/p&gt;\r\n\r\n&lt;p&gt;Отмечу, что L&amp;ouml;bro &amp;ndash; это одна из торговых марок британского концерна GKN. Иногда встречается обозначение через косую черту &amp;ndash; L&amp;ouml;bro/GKN или GKN/L&amp;ouml;bro. Наименование производителя или бренд не имеет никакого отношения к конструкции, поэтому под маркой L&amp;ouml;bro могут продавать шарниры любых конструкций.&lt;/p&gt;\r\n</text:p>
          </table:table-cell>
          <table:table-cell table:number-columns-repeated="2" office:value-type="string">
            <text:p>2014-12-13 17:35:06.365032</text:p>
          </table:table-cell>
          <table:table-cell office:value-type="float" office:value="1">
            <text:p>1</text:p>
          </table:table-cell>
        </table:table-row>
        <table:table-row table:style-name="ro1">
          <table:table-cell office:value-type="float" office:value="53">
            <text:p>53</text:p>
          </table:table-cell>
          <table:table-cell office:value-type="float" office:value="50">
            <text:p>50</text:p>
          </table:table-cell>
          <table:table-cell office:value-type="string">
            <text:p>ШРУС Рцеппа-Бирфильд (Birfield)</text:p>
          </table:table-cell>
          <table:table-cell office:value-type="string">
            <text:p>&lt;p&gt;Этот тип шарнира разработан фирмой Birfield на основе классической конструкции шарикового ШРУСа Альфреда Рцеппы.&lt;/p&gt;\r\n\r\n&lt;p&gt;Важное отличие от изначального варианта &amp;ndash; отсутствие делительного рычажка. Как известно, именно он передвигал сепаратор таким образом, чтобы шарики всегда находились в биссекторной плоскости&amp;nbsp;(об этом принципе читайте в статье &amp;laquo;ШРУС Рцеппа&amp;raquo;).&lt;/p&gt;\r\n\r\n&lt;p&gt;В шарнире типа Бирфильд пропорциональное перемещение сепаратора обеспечивают канавки с переменной глубиной, нарезанные по радиусам с центрами, смещенными в разные стороны от плоскости, в которой расположены шарики.&lt;/p&gt;\r\n\r\n&lt;p&gt;&lt;img alt="ШРУС Бирфильд: 1 - обойма, 2 - сепаратор, 3 - шарики" src="/ckeditor_assets/pictures/89/content_.jpg." style="height:180px; width:650px" /&gt;&lt;/p&gt;\r\n\r\n&lt;p&gt;Кроме того, профиль самих канавок шарнира Бирфильд &amp;ndash; не круглый, а слегка вытянутый, в виде эллипса. Это решение применено для того, чтобы снизить нагрузку на стенки канавок и предотвратить их от сминания и скалывания.&lt;/p&gt;\r\n\r\n&lt;p&gt;Главное достоинство ШРУСа Бирфильд &amp;ndash; высокий КПД (от 95 до 99% в зависимости от угла поворота колеса) и возможность работать под углом до 45 градусов (классический ШРУС Рцеппа &amp;ndash; до 38 градусов). Именно поэтому шарниры Бирфильд чаще всего применяют в качестве внешних ШРУСов, где принципиальное значение имеет именно угол.&lt;/p&gt;\r\n\r\n&lt;p&gt;&lt;iframe frameborder="0" height="315" src="//www.youtube.com/embed/S2Loj8yNz3w" width="560"&gt;&lt;/iframe&gt;&lt;/p&gt;\r\n\r\n&lt;p&gt;Еще в середине 60-х годов относительно небольшую компанию Birfield купил концерн GKN. Поэтому на рынке можно встретить наружные ШРУСы типа Бирфильд, произведенные на заводе GKN. К внутреннему ШРУСу типа GKN такая деталь не будет иметь ни малейшего отношения.&lt;/p&gt;\r\n</text:p>
          </table:table-cell>
          <table:table-cell office:value-type="string">
            <text:p>2014-12-13 16:31:31.841444</text:p>
          </table:table-cell>
          <table:table-cell office:value-type="string">
            <text:p>2014-12-13 17:11:46.571244</text:p>
          </table:table-cell>
          <table:table-cell office:value-type="float" office:value="1">
            <text:p>1</text:p>
          </table:table-cell>
        </table:table-row>
        <table:table-row table:style-name="ro1">
          <table:table-cell office:value-type="float" office:value="56">
            <text:p>56</text:p>
          </table:table-cell>
          <table:table-cell office:value-type="float" office:value="45">
            <text:p>45</text:p>
          </table:table-cell>
          <table:table-cell office:value-type="string">
            <text:p>Трехшиповой шарнир. ШРУС Трипод </text:p>
          </table:table-cell>
          <table:table-cell office:value-type="string">
            <text:p>&lt;p&gt;Трипод (в народе он имеет еще названия Трипоид или Тришип) &amp;ndash; это, в отличие от шарикового ШРУСа, относительно современный узел. Он был изобретен в 1963 году французским инженером Мишелем Орэном, и изначально широко использовался именно в автомобилях французских марок.&lt;/p&gt;\r\n\r\n&lt;p&gt;Считается, что трипод &amp;ndash; это еще одно производное от классического шарикового шарнира Рцеппа, однако конструктивно он ушел от предшественника очень далеко. Принцип работы трипода основан на работе роликов (а не шариков), которые вращаются в игольчатых подшипниках на трехлучевой опоре и катаются по направляющим.&lt;/p&gt;\r\n\r\n&lt;p&gt;Триподы делятся на жесткие и универсальные. Жесткие обеспечивают большой угол поворота (до 43 градусов), но при этом не позволяют деталям перемещаться вдоль оси &amp;ndash; они применяются в качестве внешних ШРУСов. Универсальные способны передавать момент под меньшим углом (до 25 градусов), зато позволяют осевые перемещения &amp;ndash; их используют в качестве внутренних ШРУСов.&lt;/p&gt;\r\n\r\n&lt;p&gt;Конструкции жесткого и универсального трипода сильно отличаются. В жестком ШРУСе опора с роликами неподвижно закреплена в чашке-корпусе на ведущем валу. В эту конструкцию вставляется сферическая вилка, соединенная с ведомым валом. Собственно, ролики катаются вдоль пазов этой вилки.&lt;/p&gt;\r\n\r\n&lt;p&gt;&lt;img alt="Триподы - слева жесткий, справа универсальный. Нумерация общая: 1 - ведущий вал, 2 - корпус, 3 - ролики, 4 - крестовина, 5 - ведомый вал, 6 - вилка" src="/ckeditor_assets/pictures/97/content_tripod.jpg" style="height:186px; width:650px" /&gt;&lt;/p&gt;\r\n\r\n&lt;p&gt;В универсальном триподе всё наоборот. Трехлучевая (трехшиповая) опора с роликами размещается на вилке ведомого вала, которая вставляется в чашку-корпус ведущего вала. Ролики катаются вдоль сферических канавок, вырезанных в стенках чашки. Универсальный трипод, допускающий осевые перемещения, называют еще уникарданом.&lt;/p&gt;\r\n\r\n&lt;p&gt;Основное достоинство трипода &amp;ndash; меньшая сложность изготовления и, как следствие, более низкая стоимость. На современных автомобилях триподы ставят в основном в качестве внутренних ШРУСов &amp;ndash; жесткие триподы встречаются редко.&lt;/p&gt;\r\n\r\n&lt;p&gt;Хорошая анимация работы трипода. Хоть и на польском языке, но схема работы предельно ясна:&lt;/p&gt;\r\n\r\n&lt;p&gt;&lt;iframe frameborder="0" height="315" src="//www.youtube.com/embed/aC8LFI8APTo" width="560"&gt;&lt;/iframe&gt;&lt;/p&gt;\r\n\r\n&lt;p&gt;А вот так выглядят триподы в реальной жизни:&lt;/p&gt;\r\n\r\n&lt;p&gt;&lt;iframe frameborder="0" height="315" src="//www.youtube.com/embed/Zt5t9NTJRWM" width="560"&gt;&lt;/iframe&gt;&lt;/p&gt;\r\n</text:p>
          </table:table-cell>
          <table:table-cell office:value-type="string">
            <text:p>2014-12-13 18:06:36.489255</text:p>
          </table:table-cell>
          <table:table-cell office:value-type="string">
            <text:p>2014-12-13 18:07:47.372409</text:p>
          </table:table-cell>
          <table:table-cell office:value-type="float" office:value="1">
            <text:p>1</text:p>
          </table:table-cell>
        </table:table-row>
        <table:table-row table:style-name="ro1">
          <table:table-cell office:value-type="float" office:value="51">
            <text:p>51</text:p>
          </table:table-cell>
          <table:table-cell office:value-type="float" office:value="50">
            <text:p>50</text:p>
          </table:table-cell>
          <table:table-cell office:value-type="string">
            <text:p>ШРУС Вейсс (шарнир с делительными канавками)</text:p>
          </table:table-cell>
          <table:table-cell office:value-type="string">
            <text:p>&lt;p&gt;Ведущая и ведомая ось ШРУСа конструкции немецкого конструктора Карла Вейсса (в другом варианте - Вайсса) имеют полусферические вилки, которые стыкуются друг с другом под углом 90 градусов. Внутри этих вилок по дуге нарезаны четыре взаимно перпендикулярные направляющие канавки. В точках, где канавки двух вилок пересекаются, находятся четыре рабочих шарика. В центре шарнира находится пятый, центровочный шарик &amp;ndash; иногда он закреплен на штифте.&lt;/p&gt;\r\n\r\n&lt;p&gt;&lt;img alt="ШРУС Вейсс: 1 - ведущий вал, 2 - шарики, 3 - центрирующий шарик, 4 - центрирующий штифт, 5 - ведомый вал" src="/ckeditor_assets/pictures/92/content_2.jpg" style="height:210px; width:650px" /&gt;&lt;/p&gt;\r\n\r\n&lt;p&gt;Шарнир сконструирован так, что центры шариков всегда находятся в плоскости, которая проходит через биссектрису угла, образованного ведущим и ведомым валами, и при этом перпендикулярна плоскости, образованной осями этих валов. За счет такой геометрии крутящий момент передается равномерно. Причем при движении вперед работают два &amp;laquo;передних&amp;raquo; шарика, а назад &amp;ndash; два &amp;laquo;задних&amp;raquo;.&lt;/p&gt;\r\n\r\n&lt;p&gt;Достоинства шарнира Вейсса:&lt;/p&gt;\r\n\r\n&lt;p&gt;- компактность&lt;/p&gt;\r\n\r\n&lt;p&gt;- простота в производстве и низкая стоимость&lt;/p&gt;\r\n\r\n&lt;p&gt;Недостатки шарнира Вейсса:&lt;/p&gt;\r\n\r\n&lt;p&gt;- угол корректной работы &amp;ndash; не более 32 градусов&lt;/p&gt;\r\n\r\n&lt;p&gt;- из-за того, что одновременно работают только два шарика, на них приходится огромная нагрузка, и ресурс не превышает 30 тысяч километров&lt;/p&gt;\r\n\r\n&lt;p&gt;&lt;iframe frameborder="0" height="315" src="//www.youtube.com/embed/DGWn9pkpjZY" width="560"&gt;&lt;/iframe&gt;&lt;/p&gt;\r\n\r\n&lt;p&gt;Патент Карла Вейсса купила американская фирма Бендикс, поэтому шарнир Вейсс также иногда называют Бендикс-Вейсс (Bendix-Wiess). Широкое распространение эти шарниры получили во время Второй мировой войны &amp;ndash; ими оснащали Виллисы, Студебеккеры и Доджи. Благодаря ленд-лизу с американскими военными машинами близко успели познакомиться советские инженеры, и эти ШРУСы нашли применение на многих послевоенных машинах, в том числе на УАЗ-469, ГАЗ-66, ГАЗ-69 и ЗИЛ-131.&lt;/p&gt;\r\n</text:p>
          </table:table-cell>
          <table:table-cell office:value-type="string">
            <text:p>2014-12-13 16:18:13.116287</text:p>
          </table:table-cell>
          <table:table-cell office:value-type="string">
            <text:p>2014-12-13 16:58:04.713592</text:p>
          </table:table-cell>
          <table:table-cell office:value-type="float" office:value="1">
            <text:p>1</text:p>
          </table:table-cell>
        </table:table-row>
        <table:table-row table:style-name="ro1">
          <table:table-cell office:value-type="float" office:value="52">
            <text:p>52</text:p>
          </table:table-cell>
          <table:table-cell office:value-type="float" office:value="50">
            <text:p>50</text:p>
          </table:table-cell>
          <table:table-cell office:value-type="string">
            <text:p>ШРУС Рцеппа</text:p>
          </table:table-cell>
          <table:table-cell office:value-type="string">
            <text:p>&lt;p&gt;На данный момент (по состоянию на 2014 год) большинство&amp;nbsp;автомобилей оснащено именно шариковым шарниром типа &amp;laquo;Рцеппа&amp;raquo; в классическом или модифицированном виде. В отличие от шарнира Вейсс, крутящий момент с оси на ось в этом ШРУСе передают не два, а шесть шариков, что значительно снижает нагрузку на узел и продлевает его ресурс. Правда и конструкция шарнира Рцеппа &amp;ndash; значительно сложнее.&lt;/p&gt;\r\n\r\n&lt;p&gt;&lt;img alt="Чертеж к патентной заявке Альфреда Рцеппы 1933 года" src="/ckeditor_assets/pictures/88/content_joint_rzeppa_patent_1933.jpg" style="height:413px; width:650px" /&gt;&lt;/p&gt;\r\n\r\n&lt;p&gt;Никаких вилок, в отличие от кардана, шарнира Тракта и шарнира Вейсс, здесь нет. Ведущий вал оканчивается обоймой &amp;ndash; массивной металлической деталью с нарезанными канавками. Ведомый вал оканчивается сферической чашкой, тоже с канавками. Нетрудно догадаться, что по этим канавкам передвигаются шарики, разделяющие чашку и обойму.&lt;/p&gt;\r\n\r\n&lt;p&gt;&lt;img alt="ШРУС Рцеппа: 1 - ведущий вал, 2 - корпус шарнира, 3 - сепаратор, 4 - обойма, 5 - ведомый вал, 6 - шарики, 7 - опорная шайба, 8 - делительный рычажок" src="/ckeditor_assets/pictures/91/content_.jpg." style="height:240px; width:650px" /&gt;&lt;/p&gt;\r\n\r\n&lt;p&gt;Как и в случае с шарниром Вейсс, для равномерной передачи момента нужно, чтобы центры всех шариков находились в плоскости, проходящей через биссектрису угла между ведущим и ведомым валами и одновременно &amp;ndash; в плоскости, перпендикулярной осям валов. Чтобы обеспечить это условие, в ШРУСе Рцеппа есть сепаратор &amp;ndash; специальное кольцо с отверстиями, удерживающее шарики между чашкой и обоймой. Сепаратор перемещает делительный рычажок, закрепленный на пружине внутри ведомого вала.&lt;/p&gt;\r\n\r\n&lt;p&gt;Как следует из названия, изобретателем классического шарикового ШРУСа был американский инженер Альфред Рцеппа, который на момент регистрации патента в 1927 году работал в компании Ford. Впоследствии именно на основе конструкции Рцеппы появились более современные варианты шариковых ШРУСов. Свои конструкции разработали компании Birfield, Loebro и GKN.&lt;/p&gt;\r\n\r\n&lt;p&gt;&lt;iframe frameborder="0" height="315" src="//www.youtube.com/embed/6thw8xPt6ro" width="420"&gt;&lt;/iframe&gt;&lt;/p&gt;\r\n\r\n&lt;h3&gt;Достоинства шарнира Рцеппа:&lt;/h3&gt;\r\n\r\n&lt;p&gt;- компактность конструкции&lt;/p&gt;\r\n\r\n&lt;p&gt;- возможность передать большой момент за счет распределения нагрузки на шесть шариков&lt;/p&gt;\r\n\r\n&lt;p&gt;- долговечность (при условии герметичности пыльников ресурс составляет до 200 тысяч километров)&lt;/p&gt;\r\n\r\n&lt;h3&gt;Недостатки шарнира Рцеппа:&lt;/h3&gt;\r\n\r\n&lt;p&gt;- сложность и дороговизна конструкции (в сравнении с шарниром Вейсс, Тракта и спаренным карданом)&lt;/p&gt;\r\n\r\n&lt;p&gt;- относительно небольшой угол эффективной работы (по сравнению с триподом)&lt;/p&gt;\r\n</text:p>
          </table:table-cell>
          <table:table-cell office:value-type="string">
            <text:p>2014-12-13 16:28:31.692767</text:p>
          </table:table-cell>
          <table:table-cell office:value-type="string">
            <text:p>2014-12-13 17:07:48.513581</text:p>
          </table:table-cell>
          <table:table-cell office:value-type="float" office:value="1">
            <text:p>1</text:p>
          </table:table-cell>
        </table:table-row>
        <table:table-row table:style-name="ro1">
          <table:table-cell office:value-type="float" office:value="54">
            <text:p>54</text:p>
          </table:table-cell>
          <table:table-cell office:value-type="float" office:value="50">
            <text:p>50</text:p>
          </table:table-cell>
          <table:table-cell office:value-type="string">
            <text:p>ШРУС Рцеппа-ГКН (GKN)</text:p>
          </table:table-cell>
          <table:table-cell office:value-type="string">
            <text:p>&lt;p&gt;Шарнир, разработанный британской компанией GKN &amp;ndash; еще один вариант эволюции классического шарикового ШРУСа Рцеппа.&lt;/p&gt;\r\n\r\n&lt;p&gt;Канавки шарнира этого типа нарезаны строго по прямой: на чашке &amp;ndash; параллельно оси ведомого вала, а на обойме &amp;ndash; ведущего. Как и на шарнире Бирфильд, они имеют эллиптический профиль для снижения степени износа.&lt;/p&gt;\r\n\r\n&lt;p&gt;&lt;img alt="Изображение с сайта autocentre.ua" src="/ckeditor_assets/pictures/93/content_.jpg." style="height:300px; width:650px" /&gt;&lt;/p&gt;\r\n\r\n&lt;p&gt;Для того чтобы шарики шарнира всегда находились в биссекторной плоскости (об этом принципе читайте в статье о шарнире Рцеппа) в ШРУСе ГКН используется не делительный рычажок, и не радиальные канавки (как у шарнира Бирфильд), а сепаратор &amp;laquo;неправильной формы&amp;raquo;.&lt;/p&gt;\r\n\r\n&lt;p&gt;Сепаратор ШРУСа GKN имеет сферические поверхности. Внешняя плавно переходит в коническую, а внутренняя остается &amp;laquo;круглой&amp;raquo;. Таким образом, центры внутренней и внешней сфер сепаратора разнесены в разные стороны. Именно за счет этого принципа шарики всегда остаются в биссекторной плоскости.&lt;/p&gt;\r\n\r\n&lt;p&gt;Конструкция шарнира ГКН наилучшим образом подходит для работы в качестве внутреннего ШРУСа. Для внешнего, как известно, принципиальное значение имеет угол эффективной работы, а у шарнира GKN он не превышает 20 градусов, причем КПД при больших отклонениях снижается значительно.&lt;/p&gt;\r\n\r\n&lt;p&gt;Однако у GKN есть другое преимущество &amp;ndash; он способен гасить колебания подвески и силового агрегата, что необходимо для равномерной передачи крутящего момента на колёса.&lt;/p&gt;\r\n\r\n&lt;p&gt;Важно понимать: GKN &amp;ndash; это один из крупнейших мировых производителей приводных валов и ШРУСов, который выпускает отнюдь не только шарниры собственной конструкции. Поэтому вас не должно смущать наличие в прайс-листе магазина запчастей наименование &amp;laquo;ШРУС наружный GKN&amp;raquo;. Это будет означать лишь то, что этот шарнир произведен компанией GKN, а конструкция у него может быть типа Бирфильд (тем более что саму фирму Birfield концерн GKN купил еще в середине 60-х). Кстати, торговыми марками концерна GKN являются также Spidan и L&amp;ouml;bro. Вот такая путаница...&lt;/p&gt;\r\n</text:p>
          </table:table-cell>
          <table:table-cell table:number-columns-repeated="2" office:value-type="string">
            <text:p>2014-12-13 17:27:34.476725</text:p>
          </table:table-cell>
          <table:table-cell office:value-type="float" office:value="1">
            <text:p>1</text:p>
          </table:table-cell>
        </table:table-row>
        <table:table-row table:style-name="ro1">
          <table:table-cell office:value-type="float" office:value="57">
            <text:p>57</text:p>
          </table:table-cell>
          <table:table-cell office:value-type="float" office:value="45">
            <text:p>45</text:p>
          </table:table-cell>
          <table:table-cell office:value-type="string">
            <text:p>Внешний и внутренний ШРУСы (Жесткие и универсальные шарниры)</text:p>
          </table:table-cell>
          <table:table-cell office:value-type="string">
            <text:p>&lt;p&gt;&amp;nbsp;На современных переднеприводных автомобилях одного шарнира равных угловых скоростей для передачи крутящего момента от силового агрегата к колёсам недостаточно, поэтому применяется схема с двумя ШРУСами: внутренним и внешним.&lt;/p&gt;\r\n\r\n&lt;p&gt;Нетрудно догадаться, что внешний ШРУС расположен ближе к краю автомобиля, то есть к колесу. Он выполняет миссию передачи момента под углом. Перемещений вдоль оси вращения он не допускает, поэтому такие шарниры называются жесткими.&lt;/p&gt;\r\n\r\n&lt;p&gt;Здесь можно детально рассмотреть, где находится внешний, а где внутренний ШРУС:&lt;/p&gt;\r\n\r\n&lt;p&gt;&lt;iframe frameborder="0" height="315" src="//www.youtube.com/embed/hVnUZ49DqKk" width="560"&gt;&lt;/iframe&gt;&lt;/p&gt;\r\n\r\n&lt;p&gt;Для чего же тогда нужен еще и внутренний ШРУС?&lt;/p&gt;\r\n\r\n&lt;p&gt;Во-первых, для компенсации вибраций силового агрегата. Вибрируя, коробка передач перемещается в пространстве, и шарнир необходим для того, чтобы этот движущийся узел ровно передавал момент на приводной вал.&lt;/p&gt;\r\n\r\n&lt;p&gt;Во-вторых, для компенсации изменения длины приводных валов. Внутренний ШРУС допускает небольшие перемещения вдоль оси вращения. За счет этого он получил название &amp;ndash; универсальный ШРУС.&lt;/p&gt;\r\n\r\n&lt;p&gt;Наружный жесткий и внутренний универсальный ШРУСы отличаются конструктивно. Если брать шарнир Рцеппа, то на внешнем канавки будут нарезаны по дуге, а на внутреннем &amp;ndash; прямо. Радиусные канавки позволяют работать на больших углах, а прямые дают возможность перемещаться шарикам по оси.&lt;/p&gt;\r\n\r\n&lt;p&gt;&lt;img alt="Жесткий ШРУС Лебро: 1 - корпус, 2 - сепаратор, 3 - обойма, 4 - шарики, 5 - ведомый вал" src="/ckeditor_assets/pictures/101/content_2.jpg" style="height:210px; width:650px" /&gt;&lt;img alt="Универсальный шариковый ШРУС: 1 - корпус, 2 - сепаратор, 3 - обойма, 4 - ведомый вал, 5 - шарики" src="/ckeditor_assets/pictures/99/content_.jpg." style="height:198px; width:650px" /&gt;&lt;/p&gt;\r\n\r\n&lt;p&gt;Если брать шарнир типа Трипод, то внутренний и внешний варианты этой детали различаются еще более существенно. Сама по себе трехлучевая опора с роликами в жестком шарнире расположена на ведущем валу, а в универсальном &amp;ndash; на ведомом. Подробно о конструкции таких шарниров читайте в соответствующий статье.&lt;/p&gt;\r\n\r\n&lt;p&gt;&lt;img alt="Триподы - слева жесткий, справа универсальный. Нумерация общая: 1 - ведущий вал, 2 - корпус, 3 - ролики, 4 - крестовина, 5 - ведомый вал, 6 - вилка" src="/ckeditor_assets/pictures/100/content_tripod.jpg" style="height:186px; width:650px" /&gt;&lt;/p&gt;\r\n\r\n&lt;p&gt;Кстати, на очень многих современных автомобилях в качестве внешних жестких ШРУСов используются шарниры Рцеппа (или его современные модификации), а в качестве универсальных внутренних &amp;ndash; триподы. &amp;nbsp;&lt;/p&gt;\r\n</text:p>
          </table:table-cell>
          <table:table-cell office:value-type="string">
            <text:p>2014-12-14 16:53:34.938439</text:p>
          </table:table-cell>
          <table:table-cell office:value-type="string">
            <text:p>2014-12-14 16:57:46.769261</text:p>
          </table:table-cell>
          <table:table-cell office:value-type="float" office:value="1">
            <text:p>1</text:p>
          </table:table-cell>
        </table:table-row>
        <table:table-row table:style-name="ro1">
          <table:table-cell office:value-type="float" office:value="58">
            <text:p>58</text:p>
          </table:table-cell>
          <table:table-cell office:value-type="float" office:value="45">
            <text:p>45</text:p>
          </table:table-cell>
          <table:table-cell office:value-type="string">
            <text:p>Кулачковый шарнир Тракта и кулачково-дисковый шарнир</text:p>
          </table:table-cell>
          <table:table-cell office:value-type="string">
            <text:p>&lt;p&gt;Кулачковый ШРУС &amp;ndash; это некая &amp;laquo;промежуточная ступень эволюции&amp;raquo; между обычным карданом и полноценным шарниром равных угловых скоростей.&lt;/p&gt;\r\n\r\n&lt;p&gt;Конструкция, в целом, похожа на карданную. Ведущая и ведомая ось также имеют вилки, но уже округлой формы. Основное отличие в том, что крутящий момент передает не крестовина, а два состыкованных кулака (фасонных диска). Такой ШРУС получался чуть более компактным, чем спаренный кардан, и был способен передавать большой крутящий момент под углом до 50 градусов.&lt;/p&gt;\r\n\r\n&lt;p&gt;&lt;img alt="Кулачковый шарнир Тракта: 1 - ведущий вал, 2 - кулачок, 3 - ведомый вал" src="/ckeditor_assets/pictures/103/content_.jpg." style="height:166px; width:650px" /&gt;&lt;/p&gt;\r\n\r\n&lt;p&gt;Вот так работает кулачковый шарнир:&lt;/p&gt;\r\n\r\n&lt;p&gt;&lt;iframe frameborder="0" height="315" src="//www.youtube.com/embed/IFQgH73W2Ao" width="420"&gt;&lt;/iframe&gt;&lt;/p&gt;\r\n\r\n&lt;h3&gt;Достоинства шарнира Тракта:&lt;/h3&gt;\r\n\r\n&lt;p&gt;- чуть более компактный размер, чем у спаренного кардана.&lt;/p&gt;\r\n\r\n&lt;p&gt;- большая площадь трения движущихся деталей, следовательно &amp;ndash; меньше износ.&lt;/p&gt;\r\n\r\n&lt;h3&gt;Недостатки шарнира Тракта:&lt;/h3&gt;\r\n\r\n&lt;p&gt;- по сравнению с более современными ШРУСами конструкция всё-таки оставалась громоздкой.&lt;/p&gt;\r\n\r\n&lt;p&gt;- большая площадь трения &amp;ndash; это еще и высокие потери на это самое трение, как следствие &amp;ndash; самый низкий КПД из всех ШРУСов.&lt;/p&gt;\r\n\r\n&lt;p&gt;Кулачковый ШРУС изобрел в начале 1920-х годов французский инженер Альбер Грегуар, и с 1925-го ими комплектовались автомобили Tracta (отсюда и название Тракта). Технология затем была продана сторонним производителям, и шарниры Тракта можно было встретить на автомобилях Citroen, DKW и Stoewer.&lt;/p&gt;\r\n\r\n&lt;p&gt;Модернизированная версия кулачкового ШРУСа &amp;ndash; это кулачково-дисковая конструкция, изобретенная в СССР. Внутри двух кулаков находились вкладыши-подшипники и вращающийся диск.&lt;/p&gt;\r\n\r\n&lt;p&gt;&lt;img alt="Кулачково-дисковый шарнир: 1 - ведущий вал, 2 - кулачок, 3 - ведомый вал, 4 - диск" src="/ckeditor_assets/pictures/102/content_-.jpg" style="height:177px; width:650px" /&gt;&lt;/p&gt;\r\n\r\n&lt;p&gt;Вот так работает кулачково-дисковый шарнир:&lt;/p&gt;\r\n\r\n&lt;p&gt;&lt;iframe frameborder="0" height="315" src="//www.youtube.com/embed/qg8MpZYZjFE" width="420"&gt;&lt;/iframe&gt;&lt;/p&gt;\r\n\r\n&lt;p&gt;Этот механизм сохранил два главных недостатка шарнира Тракта (громоздкость и низкий КПД благодаря подшипникам скольжения), однако получился более &amp;laquo;силовым&amp;raquo;. Поэтому он нашел применение в больших полноприводных грузовиках, где высокие потери компенсировались мощным двигателем. Кулачково-дисковые ШРУСы можно встретить на автомобилях КамАЗ, КрАЗ и Урал.&lt;/p&gt;\r\n</text:p>
          </table:table-cell>
          <table:table-cell office:value-type="string">
            <text:p>2014-12-14 17:29:05.941863</text:p>
          </table:table-cell>
          <table:table-cell office:value-type="string">
            <text:p>2014-12-14 17:29:44.096049</text:p>
          </table:table-cell>
          <table:table-cell office:value-type="float" office:value="1">
            <text:p>1</text:p>
          </table:table-cell>
        </table:table-row>
        <table:table-row table:style-name="ro1">
          <table:table-cell office:value-type="float" office:value="59">
            <text:p>59</text:p>
          </table:table-cell>
          <table:table-cell office:value-type="float" office:value="45">
            <text:p>45</text:p>
          </table:table-cell>
          <table:table-cell office:value-type="string">
            <text:p>Спаренный кардан</text:p>
          </table:table-cell>
          <table:table-cell office:value-type="string">
            <text:p>&lt;p&gt;Спаренный кардан &amp;ndash; это самый старый и примитивный вид ШРУСа, который нашел применение еще в начале 20-х годов 20 века. Принцип его работы похож на обычный карданный вал с двумя шарнирами.&lt;/p&gt;\r\n\r\n&lt;p&gt;&lt;img alt="Двойной карданный шарнир" src="/ckeditor_assets/pictures/104/content_2.jpeg" style="height:355px; width:650px" /&gt;&lt;/p&gt;\r\n\r\n&lt;p&gt;Как известно, в карданном шарнире вилка ведущего вала находится под углом в 90 градусов к вилке ведомого. Из-за этого и возникают толчки при вращении &amp;ndash; постоянно то растут, то падают инерционные нагрузки. Как избавиться от этой пульсации?&lt;/p&gt;\r\n\r\n&lt;p&gt;Простейшее решение &amp;ndash; установка двух карданных шарниров последовательно. Поскольку все вилки расположены друг к другу под углом 90 градусов, то когда их четыре штуки, первая вилка (на ведущем валу) будет сориентирована под нулевым углом к последней (на ведомом валу). Никакой пульсации не будет &amp;ndash; шарниры будут &amp;laquo;уравновешивать&amp;raquo; друг друга. Конструкция из двух карданных шарниров, соединенных &amp;laquo;спина к спине&amp;raquo;, смогла равномерно передавать момент под углом до 45 градусов. Основной его недостаток &amp;ndash; громоздкость конструкции. В ступице колеса, которое приводит в движение спаренный кардан, зачастую не остается места для тормозного механизма.&lt;/p&gt;\r\n\r\n&lt;p&gt;Вот так это работает:&lt;/p&gt;\r\n\r\n&lt;p&gt;&lt;iframe frameborder="0" height="315" src="//www.youtube.com/embed/gBoJT_Pl-RA" width="420"&gt;&lt;/iframe&gt;&lt;/p&gt;\r\n\r\n&lt;p&gt;Изначально сдвоенные карданы были единственным механизмом для передачи крутящего момента на передние поворотные колёса. Среди старых моделей 20-х годов можно вспомнить революционные переднеприводные Miller 91 и Cord L29. Впрочем, с изобретением новых видов ШРУСов сдвоенный кардан не ушел в историю. В 50-60-х годах его применяли во французских автомобилях марки Panhard (Панар), пока концерн не продал автомобильный бизнес в Citroen.&lt;/p&gt;\r\n\r\n&lt;p&gt;&lt;img alt="Схема спаренного кардана американского пикапа Ford F350" src="/ckeditor_assets/pictures/105/content_62217_double_cardan_u_joint_1.jpg" style="height:258px; width:650px" /&gt;&lt;/p&gt;\r\n\r\n&lt;p&gt;Также сдвоенный кардан встречается на целом ряде тяжелых грузовиков и современных вседорожников, в том числе на легендарном Jeep Cherokee XJ. За неприхотливость и способность выдерживать высокие нагрузки спаренный кардан любят &amp;laquo;джиперы&amp;raquo; - этот механизм на передний привод зачастую ставят вместо шариковых ШРУСов в процессе доработки автомобиля для серьезного бездорожья.&lt;/p&gt;\r\n\r\n&lt;p&gt;Кроме того, в системах привода колес иногда используются полуоси с разными типами внутренних и внешних шарниров. Вот, к примеру, изображение вариантов исполнения (сверху вниз) &amp;quot;Рцеппа - Рцеппа&amp;quot; (один из типов шарикового ШРУСа), &amp;quot;Двойной кардан - Рцеппа&amp;quot;, &amp;quot;Двойной кардан - простой кардан&amp;quot; и&amp;nbsp;&amp;quot;Двойной кардан - двойной кардан&amp;quot;:&lt;/p&gt;\r\n\r\n&lt;p&gt;&lt;img alt="" src="/ckeditor_assets/pictures/106/content_.jpg." style="height:299px; width:650px" /&gt;&lt;/p&gt;\r\n</text:p>
          </table:table-cell>
          <table:table-cell office:value-type="string">
            <text:p>2014-12-14 17:50:30.543965</text:p>
          </table:table-cell>
          <table:table-cell office:value-type="string">
            <text:p>2014-12-14 17:51:34.916463</text:p>
          </table:table-cell>
          <table:table-cell office:value-type="float" office:value="1">
            <text:p>1</text:p>
          </table:table-cell>
        </table:table-row>
        <table:table-row table:style-name="ro1">
          <table:table-cell office:value-type="float" office:value="61">
            <text:p>61</text:p>
          </table:table-cell>
          <table:table-cell office:value-type="float" office:value="2">
            <text:p>2</text:p>
          </table:table-cell>
          <table:table-cell office:value-type="string">
            <text:p>Тепловой экран глушителя</text:p>
          </table:table-cell>
          <table:table-cell office:value-type="string">
            <text:p>&lt;p&gt;Поскольку выхлоп в системе выпуска очень горячий (в момент выхода из выпускного коллектора &amp;ndash; в среднем 800 градусов Цельсия), то детали выпускного тракта &amp;ndash; трубы и глушители &amp;ndash; сильно греются. Без тепловых экранов тепло от них неизбежно нагревает кузов, детали ходовой части, трансмиссии и топливный бак. Это нежелательно, так как от нагрева портится антикоррозийное покрытие, могут плавиться резиновые пыльники&amp;hellip;&lt;/p&gt;\r\n\r\n&lt;p&gt;&lt;img alt="Расположение системы выпуска отработавших газов на Chevrolet Lacetti: 1 — промежуточная труба с металлокомпенсатором и первым дополнительным глушителем; 2 — теплозащитный экран; 3 — подушка подвески системы выпуска; 4 — второй дополнительный глушитель; 5 — основной глушитель. Изображение из книги &amp;quot;Эксплуатация Chevrolet Lacetti/Daewoo Gentra&amp;quot;" src="/ckeditor_assets/pictures/113/content_vyhlop.jpg" style="height:353px; width:650px" /&gt;&lt;/p&gt;\r\n\r\n&lt;p&gt;Для тепловой изоляции глушителя используются экраны, представляющие собой обычные тонкие листы металла, чаще всего &amp;ndash; алюминия. Они крепятся к кузову в специально отведенных для этого местах и не касаются деталей выпускного тракта. Если автомобиль ездил по плохим дорогам или бездорожью, мягкие тепловые экраны имеют свойство мяться и даже рваться. В результате деформированный экран может задевать вибрирующий глушитель и издавать неприятные звуки. Выправить экран очень просто &amp;ndash; он легко гнется.&lt;/p&gt;\r\n\r\n&lt;p&gt;&amp;nbsp;&lt;/p&gt;\r\n</text:p>
          </table:table-cell>
          <table:table-cell table:number-columns-repeated="2" office:value-type="string">
            <text:p>2014-12-21 14:15:46.317683</text:p>
          </table:table-cell>
          <table:table-cell office:value-type="float" office:value="1">
            <text:p>1</text:p>
          </table:table-cell>
        </table:table-row>
        <table:table-row table:style-name="ro1">
          <table:table-cell office:value-type="float" office:value="60">
            <text:p>60</text:p>
          </table:table-cell>
          <table:table-cell office:value-type="float" office:value="2">
            <text:p>2</text:p>
          </table:table-cell>
          <table:table-cell office:value-type="string">
            <text:p>Глушитель (часть выпускного тракта)</text:p>
          </table:table-cell>
          <table:table-cell office:value-type="string">
            <text:p>&lt;p&gt;Термином &amp;laquo;глушитель&amp;raquo; часто называют весь выпускной тракт, но это некорректно. Глушитель &amp;ndash; это элемент выпускной системы, который гасит шум от работы двигателя. Внешне он представляет собой металлическую &amp;laquo;банку&amp;raquo; (&amp;laquo;бочку&amp;raquo;), а внутреннее устройство бывает пяти&amp;nbsp;типов:&lt;/p&gt;\r\n\r\n&lt;p&gt;- Ограничительное. Все очень просто. Отверстие, по которому выхлоп поступает из двигателя в глушитель, имеет малый диаметр. Такой узкий &amp;quot;кошачий лаз&amp;quot; душит поток, а затем гасит его в камере. Это примитивная конструкция, которая в данный момент не используется. Ее немаловажный недостаток, помимо низкой эффективности гашения колебаний - ограничение мощности двигателя. Судите сами: маленькое выхлопное отверстие уменьшает количество отработавших газов, которые двигатель может выпустить в атмосферу. А значит - либо камеры сгорания должны быть маленькими, либо они будут плохо вентилироваться. И то, и другое означает, что мощность будет падать при прочих равных.&lt;/p&gt;\r\n\r\n&lt;p&gt;- Зеркальное. Глушитель разделен на несколько камер, через стенки которых проходят трубы - по ним циркулирует выхлоп. Вся эта конструкция образует сложный лабиринт - достаточно взглянуть на иллюстрацию, чтобы понять, какой &amp;quot;трудный путь&amp;quot; предстоит сделать газам, чтобы попасть наружу. Пока они ищут этот путь, они растрачивают энергию на нагрев стенок и труб, а звуковые волны накладываются друг на друга (интерферируют) и гасятся тем самым. Технология довольно-таки архаичная, но встречается до сих пор.&lt;/p&gt;\r\n\r\n&lt;p&gt;&lt;img alt="Основные типы глушителей. 1 - ограничительный, 2 - зеркальный, 3 - резонансный, 4 - поглотительный. Изображение с сайта autocentre.ua" src="/ckeditor_assets/pictures/112/content_222-9.jpg" style="height:260px; width:650px" /&gt;&lt;/p&gt;\r\n\r\n&lt;p&gt;- Резонансное. По сути - это развитие &amp;quot;зеркальной&amp;quot; технологии.&amp;nbsp;Глушители резонансного типа разделены перегородками на две или несколько камер разной длины. Через эти камеры проходят перфорированные трубы &amp;ndash; выхлоп может выходить как через саму трубу, так и через маленькие отверстия. Конфигурация камер и труб (в том числе их сечение) подобрана таким образом, чтобы звуковые волны работающего двигателя накладывались друг на друга и за счет резонанса гасились. Чем больше в глушителе-резонаторе камер, тем эффективнее снижается уровень шума.&lt;/p&gt;\r\n\r\n&lt;p&gt;- Поглотительное. Глушители поглотительного типа имеют&amp;nbsp;внутри корпуса одну единственную перфорированную трубу, а все остальное пространство камеры занимает звукопоглощающий материал. Чаще всего это минеральная вата &amp;ndash; стеклянная или базальтовая. Зачастую между трубой и слоем минваты еще находится слой стальной ваты, которая шум не поглощает, зато защищает базальт или стекловолокно от нагрева.&lt;/p&gt;\r\n\r\n&lt;p&gt;- Комбинированное. Комбинированные глушители представляют собой гибрид резонансных и поглотительных. Они имеют две или несколько камер, перфорированные трубы разного сечения и набивку звукопоглощающим материалом.&lt;/p&gt;\r\n\r\n&lt;p&gt;&lt;iframe frameborder="0" height="315" src="//www.youtube.com/embed/V34dOZ5BHs0" width="420"&gt;&lt;/iframe&gt;&lt;/p&gt;\r\n\r\n&lt;p&gt;В выпускном тракте может быть несколько глушителей (зачастую - разных типов), и тогда тот глушитель, который стоит ближе к выпускному коллектору, называется предварительным. Поскольку из-за очень высоких температур там используются только резонирующие глушители, они часто именуются резонаторами. А в ряде случаев - пламягасителями. Суть, вне зависимости от названия, прежняя - гашение звуковых волн резонансом.&lt;/p&gt;\r\n\r\n&lt;p&gt;&lt;iframe frameborder="0" height="315" src="//www.youtube.com/embed/cB2vQueMO7Y" width="560"&gt;&lt;/iframe&gt;&lt;/p&gt;\r\n\r\n&lt;p&gt;На выпускных системах двигателей c двумя блоками цилиндров (например, V-образных и оппозитных) отдельные глушители имеются на каждом из выпускных трактов.&lt;/p&gt;\r\n\r\n&lt;p&gt;Иногда глушители имеют встроенные каталитические нейтрализаторы.&amp;nbsp;&lt;/p&gt;\r\n</text:p>
          </table:table-cell>
          <table:table-cell office:value-type="string">
            <text:p>2014-12-21 14:08:28.897377</text:p>
          </table:table-cell>
          <table:table-cell office:value-type="string">
            <text:p>2014-12-21 14:38:54.724692</text:p>
          </table:table-cell>
          <table:table-cell office:value-type="float" office:value="1">
            <text:p>1</text:p>
          </table:table-cell>
        </table:table-row>
        <table:table-row table:style-name="ro1">
          <table:table-cell office:value-type="float" office:value="62">
            <text:p>62</text:p>
          </table:table-cell>
          <table:table-cell office:value-type="float" office:value="2">
            <text:p>2</text:p>
          </table:table-cell>
          <table:table-cell office:value-type="string">
            <text:p>Подушка (подвеска, опора) выпускного тракта</text:p>
          </table:table-cell>
          <table:table-cell office:value-type="string">
            <text:p>&lt;p&gt;Обычно резиновая деталь для крепежа деталей выпускного тракта. Поскольку выпускной тракт сильно вибрирует, его крепят к днищу автомобиля не жестко, а на резиновых подушках. Одним концом резинки крепятся к кронштейну на кузове, а другим &amp;ndash; к кронштейну на глушителе. Растягиваясь, они гасят колебания. Со временем, правда, резина растягивается настолько, что теряет способность сжиматься обратно или вообще рвется.&amp;nbsp;&lt;/p&gt;\r\n\r\n&lt;p&gt;&lt;img alt="Подушки подвески системы выпуска отработавших газов: 1 — задняя подушка подвески основного глушителя; 2 — передняя подушка подвески основного глушителя; 3 — подушка подвески промежуточной трубы и дополнительных глушителей. Изображение из книги &amp;quot;Эксплуатация Chevrolet Lacetti/Daewoo Gentra&amp;quot;" src="/ckeditor_assets/pictures/115/content_podush.jpg" style="height:213px; line-height:20.7999992370605px; width:650px" /&gt;&lt;/p&gt;\r\n\r\n&lt;p&gt;В результате глушитель начинает болтаться и стучать о днище, а также детали подвески и трансмиссии. Подушки (их также называют опоры или подвески глушителя) может поменять человек без какой-либо квалификации автослесаря. Главное &amp;ndash; иметь доступ к днищу, то есть придется поднимать авто на домкрате или заезжать на эстакаду.&lt;/p&gt;\r\n\r\n&lt;p&gt;&lt;iframe frameborder="0" height="315" src="//www.youtube.com/embed/j2qTRdijh4w" width="420"&gt;&lt;/iframe&gt;&lt;/p&gt;\r\n\r\n&lt;p&gt;Нелишне знать, что на старых автомобилях причиной того, что глушитель болтается, часто может быть разрушение одного из кронштейнов от ржавчины. Если отвалился кронштейн самого глушителя, то его проще заменить. Если же отгнил кронштейн кузова, то все зависит от состояния кузова. Можно приварить новый кронштейн или примотать глушитель проволокой, зацепив за остатки крепежа.&lt;/p&gt;\r\n</text:p>
          </table:table-cell>
          <table:table-cell table:number-columns-repeated="2" office:value-type="string">
            <text:p>2014-12-21 14:26:41.671285</text:p>
          </table:table-cell>
          <table:table-cell office:value-type="float" office:value="1">
            <text:p>1</text:p>
          </table:table-cell>
        </table:table-row>
        <table:table-row table:style-name="ro1">
          <table:table-cell office:value-type="float" office:value="65">
            <text:p>65</text:p>
          </table:table-cell>
          <table:table-cell office:value-type="float" office:value="60">
            <text:p>60</text:p>
          </table:table-cell>
          <table:table-cell office:value-type="string">
            <text:p>Резонатор</text:p>
          </table:table-cell>
          <table:table-cell office:value-type="string">
            <text:p>&lt;p&gt;Фактически, резонатор &amp;ndash; это глушитель резонирующего типа. Роль его заключается в том, чтобы охлаждать выхлоп и гасить звуковые колебания с помощью резонанса. Подробнее о способе снижения шума резонансом читайте в статье о глушителе.&amp;nbsp;&lt;/p&gt;\r\n\r\n&lt;p&gt;&lt;img alt="Так работает резонансный глушитель" src="/ckeditor_assets/pictures/117/content_.jpg." style="height:310px; width:650px" /&gt;&lt;/p&gt;\r\n\r\n&lt;p&gt;Резонатор также иногда называют пламегасителем и устанавливают его кустарным способом вместо вышедшего из строя каталитического нейтрализатора (катализатора).&lt;/p&gt;\r\n\r\n&lt;p&gt;&amp;nbsp;&lt;/p&gt;\r\n</text:p>
          </table:table-cell>
          <table:table-cell table:number-columns-repeated="2" office:value-type="string">
            <text:p>2014-12-21 14:45:40.760867</text:p>
          </table:table-cell>
          <table:table-cell office:value-type="float" office:value="1">
            <text:p>1</text:p>
          </table:table-cell>
        </table:table-row>
        <table:table-row table:style-name="ro2">
          <table:table-cell office:value-type="float" office:value="63">
            <text:p>63</text:p>
          </table:table-cell>
          <table:table-cell office:value-type="float" office:value="2">
            <text:p>2</text:p>
          </table:table-cell>
          <table:table-cell office:value-type="string">
            <text:p>Катализатор</text:p>
          </table:table-cell>
          <table:table-cell office:value-type="string">
            <text:p>&lt;p&gt;Катализатор &amp;ndash; это &amp;laquo;народное&amp;raquo; название каталитического нейтрализатора (каталитического конвертера) &amp;ndash; устройства, которое позволяет снизить токсичность выхлопных газов автомобиля.&lt;/p&gt;\r\n\r\n&lt;p&gt;&lt;img alt="Коротко о сути работы каталитического нейтрализатора. На входе - углеводороды, оксиды азота, угарный газ и кислород. На выходе - водяной пар, углекислый газ и азот." src="/ckeditor_assets/pictures/118/content_c3bbceu-960.jpg" style="height:345px; width:650px" /&gt;&lt;/p&gt;\r\n\r\n&lt;h3&gt;Как устроен катализатор&lt;/h3&gt;\r\n\r\n&lt;p&gt;Катализатор устанавливается на выхлопной трубе, чаще всего &amp;ndash; практически сразу за выпускным коллектором. Собой он представляет металлический цилиндрический корпус, внутри которого находятся керамические (реже - металлические) соты, покрытые тонким слоем благородных металлов. Обычно - платины, палладия и родия.&lt;/p&gt;\r\n\r\n&lt;p&gt;Частицы этих металлов реагируют с вредными веществами, содержащимися в выхлопе. Так, палладий и платина ускоряют преобразование угарного газа (СО) в углекислый (СО2), а также разложение углеводороов (СН) на тот же углекислый газ и воду (в виде пара). Родий, в свою очередь, ускоряет восстановление оксидов азота (NOx) угарным газом до азота и уже знакомого нам углекислого газа . То есть, фактически, металлы на стенках сот выступают катализаторами химических реакций &amp;ndash; отсюда и народное название каталитического нейтрализатора.&lt;/p&gt;\r\n\r\n&lt;p&gt;&lt;img alt="Каталитический нейтрализатор в разрезе" src="/ckeditor_assets/pictures/119/content_keramicheskiy-katalizator.jpg" style="height:417px; width:650px" /&gt;&lt;/p&gt;\r\n\r\n&lt;p&gt;Для этих химических процессов остро необходим кислород, и за этим следят кислородные датчики (лямбда-зонды), которые расположены перед нейтрализатором и после него.&lt;/p&gt;\r\n\r\n&lt;p&gt;В некоторых нейтрализаторах также находятся элементы из окисда церия (еще одного благородного металла) &amp;ndash; этот материал способен аккумулировать кислород, когда его в избытке, и отдавать, когда его не хватает. Это необходимо, так как содержание кислорода в выхлопе зачастую колеблется, а для выполнения каталитических реакций, как мы уже поняли, этот химический элемент остро необходим. Исправный нейтрализатор может накапливать до 1 грамма кислорода, и по мере износа этот параметр постепенно падает.&lt;/p&gt;\r\n\r\n&lt;p&gt;&lt;img alt="Сложная система нейтрализации вредных веществ. Изображение с сайта autocentre.ua" src="/ckeditor_assets/pictures/120/content_kataliz_lyambda.jpg" style="height:360px; width:650px" /&gt;&lt;/p&gt;\r\n\r\n&lt;p&gt;&lt;br /&gt;\r\nТакже есть нейтрализаторы, которые способны накапливать NOx. Для чего это нужно? Дело в том, что, как написано выше, для разложения оксидов азота необходим не только катализатор реакции (благородный металл), но и угарный газ. Если же смесь бедная, то кислорода в выхлопе много, и он успевает преобразовать весь угарный газ в углекислый. Вредоносные NOx разлагать будет нечем. Поэтому некоторые нейтрализаторы (их называют аккумуляторными) попросту накапливают оксиды азота, пока смесь бедная. Когда накапливать NOx уже некуда, электронный блок кратковременно переводит двигатель на переобогащенную смесь, блокирует ненадолго разложение угарного газа, который расщепляет оксиды азота. О &amp;laquo;переполнении&amp;raquo; аккумулятора нейтрализатора сигнализирует лямбда-зонд, отслеживая концентрацию кислорода на выходе.&lt;/p&gt;\r\n\r\n&lt;p&gt;На большинстве недорогих автомобилей нейтрализатор один, однако на более дорогих и современных их может быть от двух до четырех, в зависимости от конфигурации выхлопных труб.&lt;br /&gt;\r\nОбычно, чтобы нейтрализатор сильно не разогревался, внутри между керамическим блоком-носителем и стенками корпуса помещают теплоизоляционный слой.&amp;nbsp;&lt;/p&gt;\r\n\r\n&lt;h3&gt;Температура работы катализатора&lt;/h3&gt;\r\n\r\n&lt;p&gt;Рабочая температура нейтрализатора &amp;ndash; от 300 до 800 градусов. Такова температура выхлопа у бензиновых двигателей. У дизелей она меньше, поэтому нейтрализатор на таких моторах менее эффективен. На некоторых дизельных автомобилях в дополнение к катализаторам для очистки выхлопа используют систему впрыска карбамида (мочевины).&lt;/p&gt;\r\n\r\n&lt;p&gt;Впрочем, проблема быстрого прогрева нейтрализатора до 300 градусов актуальна и для бензиновых двигателей, особенно в первые минуты после холодного пуска. Для этого во время прогрева электронный блок управления поднимает холостые обороты, &amp;laquo;сдвигает&amp;raquo; момент зажигания чуть попозже и &amp;laquo;сдвигает&amp;raquo; фазы газораспределения в сторону более раннего открытия выпускных клапанов. В результате температура отработавших газов повышается, и нейтрализатор быстрее разогревается.&amp;nbsp;&lt;/p&gt;\r\n\r\n&lt;p&gt;&lt;iframe frameborder="0" height="315" src="//www.youtube.com/embed/P1mwLLgGKls" width="420"&gt;&lt;/iframe&gt;&lt;/p&gt;\r\n\r\n&lt;p&gt;Еще один метод подогрева нейтрализатора &amp;ndash; подача дополнительного воздуха в выпускной коллектор отдельным насосом одновременно с обогащением смеси. Поступивший свежий кислород окислит несгоревшие избыточные остатки топлива. Побочный эффект этой реакции &amp;ndash; активное выделение тепловой энергии, что и требуется.&lt;/p&gt;\r\n\r\n&lt;p&gt;Когда нейтрализатор прогрет, электронный блок управления должен перевести двигатель в нормальный режим и отключить насос для подачи дополнительного воздуха (если он есть). Перегрев нейтрализатора крайне нежелателен. Если температура выхлопа оказывается более 800 градусов, благородные металлы начинают спекаться, и нейтрализатор снижает свою активность. При температуре свыше 1000 градусов он вообще перестает работать. После длительного перегрева &amp;nbsp;нейтрализатор выходит из строя.&lt;/p&gt;\r\n\r\n&lt;h3&gt;Неполадки и замена катализатора&lt;/h3&gt;\r\n\r\n&lt;p&gt;Кроме того, в силу плохого качества топлива он может забиться отложениями &amp;ndash; тогда выхлопные газы будут выходить с трудом и стремиться проникнуть обратно в цилиндры, отчего мощность двигателя упадет. В силу езды по плохим дорогам от тряски керамические соты могут разрушиться и начать греметь в корпусе. В этих двух случаях нейтрализатор нужно менять.&lt;/p&gt;\r\n\r\n&lt;p&gt;&lt;iframe frameborder="0" height="315" src="//www.youtube.com/embed/afxkSEu0x4o" width="420"&gt;&lt;/iframe&gt;&lt;/p&gt;\r\n\r\n&lt;p&gt;Новая оригинальная деталь обходится довольно дорого в силу наличия в конструкции дорогих металлов. Поэтому многие автомобилисты, не заботящиеся об экологии, устанавливают вместо нерабочих катализаторов резонаторы (пламягасители), которые никак не очищают выхлоп, а только гасят его звуковые колебания.&lt;/p&gt;\r\n</text:p>
          </table:table-cell>
          <table:table-cell office:value-type="string">
            <text:p>2014-12-21 14:37:09.592182</text:p>
          </table:table-cell>
          <table:table-cell office:value-type="string">
            <text:p>2014-12-21 15:03:10.852604</text:p>
          </table:table-cell>
          <table:table-cell office:value-type="float" office:value="1">
            <text:p>1</text:p>
          </table:table-cell>
        </table:table-row>
        <table:table-row table:style-name="ro1">
          <table:table-cell office:value-type="float" office:value="66">
            <text:p>66</text:p>
          </table:table-cell>
          <table:table-cell office:value-type="float" office:value="2">
            <text:p>2</text:p>
          </table:table-cell>
          <table:table-cell office:value-type="string">
            <text:p>Лямбда-зонд (кислородный датчик)</text:p>
          </table:table-cell>
          <table:table-cell office:value-type="string">
            <text:p>&lt;p&gt;Лямбда-зондом называется датчик, измеряющий количество кислорода в выхлопе автомобиля. Греческая буква &amp;laquo;лямбда&amp;raquo; (&amp;lambda;) &amp;ndash; это отношение реального количества кислорода к необходимому. Зная концентрацию кислорода в глушителе, всегда можно сказать, сколько воздуха поступает в цилиндры. Фактически, лямбда-зонд подстраховывает датчик массового расхода воздуха. Как известно, для нормальной работы двигателя соотношение воздуха и топлива должно быть примерно 14,1 к 1. Конструкторы, зная характеристики двигателя, пересчитывают, исходя из этого соотношения, необходимое количество кислорода в выпуске. Условно это количество обозначается как &amp;lambda;=1.&lt;/p&gt;\r\n\r\n&lt;p&gt;&lt;img alt="Вот так он выглядит живьем. Кислородный датчик от Daewoo Matiz/Chevrolet Spark. Изображение с сайта sk-motors.org" src="/ckeditor_assets/pictures/121/content_dsc_0468.jpg" style="height:488px; width:620px" /&gt;&lt;/p&gt;\r\n\r\n&lt;p&gt;Если лямбда-зонд сигнализирует, что кислорода меньше необходимого (&amp;lambda;&amp;lt;1), то блок управления двигателем увеличивает подачу воздуха или ограничивает подачу топлива, чтобы вернуться к соотношению 14,1 к 1. Если, наоборот, лямбда-зонд зафиксировал повышенное количество кислорода (&amp;lambda;&amp;gt;1), то ЭБУ подает сигнал увеличить подачу топлива.&lt;/p&gt;\r\n\r\n&lt;p&gt;Обычно кислородный датчик располагается в выпускном коллекторе, куда выхлоп поступает из цилиндров. Однако на большинстве современных автомобилей есть еще один, вспомогательный лямбда-зонд, который отслеживает концентрацию кислорода в выхлопе после того, как он прошел через каталитический нейтрализатор.&amp;nbsp;&lt;/p&gt;\r\n\r\n&lt;p&gt;&lt;img alt="Лямбда-зонды на упрощенной схеме работы двигателя. Изображение с сайта yamotorist.ru" src="/ckeditor_assets/pictures/122/content_lyambda-princip-raboty.jpg" style="height:296px; width:620px" /&gt;&lt;/p&gt;\r\n\r\n&lt;p&gt;Нетрудно догадаться, что если лямбда-зонд неисправен, и подает ложные сведения в блок управления, то топлива будет впрыскиваться слишком много или слишком мало. Это чревато снижением мощности и повышением расхода топлива. Кроме того, переобогащенная топливом смесь дает черный дым из выхлопной трубы, загрязняет нагаром свечи и другие детали двигателя.&lt;/p&gt;\r\n\r\n&lt;p&gt;Как правило, критичной является только неисправность основного лямбда-зонда в коллекторе. Если вышел из строя дополнительный датчик после нейтрализатора, то оставшийся основной со своей задачей более-менее справляется, и изменения в работе мотора практически не заметны.&lt;/p&gt;\r\n\r\n&lt;h3&gt;Устройство кислородного датчика&lt;/h3&gt;\r\n\r\n&lt;p&gt;Конструктивно кислородные датчики бывают двухступенчатыми и широкополосными. Двухступенчатые датчики относительно просты. Они вставлены в выхлопную трубу и имеют два электрода: снаружи и внутри. Эти электроды измеряют концентрацию кислорода, и в зависимости от разницы этих показателей изменяется напряжение датчика. Двухступенчатые датчики способны фиксировать только сам факт того, что лямбда меньше или больше единицы. Точное значение лямбды они оценить не могут &amp;ndash; на это способны только более современные широкополосные датчики.&lt;/p&gt;\r\n\r\n&lt;p&gt;&lt;img alt="Изображение с сайта yamotorist.ru" src="/ckeditor_assets/pictures/123/content_lambda-ustroistvo.jpg" style="height:305px; width:620px" /&gt;&lt;/p&gt;\r\n\r\n&lt;p&gt;В широкополосных лямбда-зондах есть два керамических элемента: сенсорный и накачиваемый. Между ними &amp;ndash; очень маленький (до пяти сотых милиметра) зазор. В этом зазоре датчик поддерживает постоянное количество кислорода, чтобы лямбда была равна единице, а напряжение сенсорной ячейки &amp;ndash; 450 миливольт.&amp;nbsp;&lt;/p&gt;\r\n\r\n&lt;p&gt;Как только количество кислорода в выхлопе падает, вместе с этим она падает и в зазоре между ячейками, и напряжение сенсорной ячейки вырастает выше нормативных 450 мВ. В этом случае блок управления подает ток на закачивающую ячейку, чтобы она нагнетала дополнительный кислород в зазор. Когда кислорода, напротив, слишком много, закачивающая ячейка выгоняет кислород из зазора.&lt;br /&gt;\r\nСоответственно, чем сильнее отклонение от нормы, тем больше тока нужно закачивающей ячейке. Так блок управления может измерять концентрацию кислорода в выхлопе в режиме реального времени. На некоторых автомобилях даже стоят стрелочные или цифровые датчики на приборной доске, которые отражают показатели широкополосного лямбда-зонда.&lt;/p&gt;\r\n\r\n&lt;p&gt;&amp;nbsp;&lt;/p&gt;\r\n\r\n&lt;p&gt;Большинство современных автомобилей оснащены двумя лямбда-зондами: первый располагается в выпускном коллекторе, а второй (вспомогательный) &amp;ndash; после каталитического нейтрализатора. Второй нужен для коррекции показаний, потому как в коллекторе очень высокая температура, которая может снизить точность измерения концентрации кислорода.&lt;/p&gt;\r\n\r\n&lt;p&gt;&lt;iframe frameborder="0" height="315" src="//www.youtube.com/embed/56diZTOhEB8" width="420"&gt;&lt;/iframe&gt;&lt;/p&gt;\r\n\r\n&lt;p&gt;Основной зонд может быть как двухступенчатым, так и широкополосным, а вспомогательный практически всегда двухступенчатый. Иногда в дополнение к ним, если нейтрализаторов два, для дополнительного контроля за их работой ставят и третий лямбда-зонд после второго нейтрализатора.&lt;/p&gt;\r\n</text:p>
          </table:table-cell>
          <table:table-cell office:value-type="string">
            <text:p>2014-12-21 15:21:25.865137</text:p>
          </table:table-cell>
          <table:table-cell office:value-type="string">
            <text:p>2014-12-21 15:23:02.329654</text:p>
          </table:table-cell>
          <table:table-cell office:value-type="float" office:value="1">
            <text:p>1</text:p>
          </table:table-cell>
        </table:table-row>
        <table:table-row table:style-name="ro1">
          <table:table-cell office:value-type="float" office:value="67">
            <text:p>67</text:p>
          </table:table-cell>
          <table:table-cell office:value-type="float" office:value="1">
            <text:p>1</text:p>
          </table:table-cell>
          <table:table-cell office:value-type="string">
            <text:p>Конфигурация цилиндров в двигателе</text:p>
          </table:table-cell>
          <table:table-cell office:value-type="string">
            <text:p>&lt;p&gt;Как известно, цилиндр в двигателе внутреннего сгорания &amp;ndash; это то место, где сгорает топливо и вырабатывается энергия. Чем больше цилиндров, тем больше может сгореть топлива и больше выделиться энергии. С другой стороны, число цилиндров ограничивается габаритами автомобиля, поэтому больше 8 цилиндров на современных автомобилях встречается крайне редко.&amp;nbsp;&lt;/p&gt;\r\n\r\n&lt;p&gt;Поэтому довольно быстро конструкторы двигателей стали экспериментировать не только с количеством, но и со схемой расположения цилиндров, чтобы уменьшить размеры мотора. Вскоре пришло понимание, что при определенном расположении цилиндров движущиеся поршни и коленвал создают сильные вибрации. Поэтому любая конфигурация цилиндров в двигателе &amp;ndash; это определенный компромисс между мощностью, габаритами и вибронагруженностью.&amp;nbsp;&lt;/p&gt;\r\n\r\n&lt;p&gt;&lt;img alt="Варианты компоновки двигателей: 1 - рядный, 2 - оппозитный, 3 - V-образный, 4 - VR-образный, 5 - два варианта компоновки W-образного" src="/ckeditor_assets/pictures/124/content_2-2.jpg" style="height:354px; width:620px" /&gt;&lt;/p&gt;\r\n\r\n&lt;p&gt;За долгую историю развития двигателестроения конструкции моторов были самыми разными. Встречались экзотические варианты с двумя коленвалами, с X-образным расположением цилиндров и даже с неподвижным коленвалом, вокруг которого вращался двигатель. Что касается серийного производства автомобилей, то &amp;laquo;прижившихся&amp;raquo; вариантов расположения цилиндров всего пять:&lt;/p&gt;\r\n\r\n&lt;p&gt;- Рядный&lt;br /&gt;\r\n- Оппозитный&lt;br /&gt;\r\n- V-образный&lt;br /&gt;\r\n- VR-образный&lt;br /&gt;\r\n- W-образный&lt;/p&gt;\r\n</text:p>
          </table:table-cell>
          <table:table-cell table:number-columns-repeated="2" office:value-type="string">
            <text:p>2014-12-21 15:40:58.103538</text:p>
          </table:table-cell>
          <table:table-cell office:value-type="float" office:value="1">
            <text:p>1</text:p>
          </table:table-cell>
        </table:table-row>
        <table:table-row table:style-name="ro1">
          <table:table-cell office:value-type="float" office:value="68">
            <text:p>68</text:p>
          </table:table-cell>
          <table:table-cell office:value-type="float" office:value="67">
            <text:p>67</text:p>
          </table:table-cell>
          <table:table-cell office:value-type="string">
            <text:p>Рядный двигатель</text:p>
          </table:table-cell>
          <table:table-cell office:value-type="string">
            <text:p>&lt;p&gt;Рядными называются двигатели, где все цилиндры расположены в один ряд параллельно оси коленчатого вала. &amp;nbsp;Для краткого обозначения рядных двигателей используется буква R (row, ряд) или L (line, линия) с цифрой, отражающей количество цилиндров. Так, рядный четырехцилиндровый двигатель обозначается как R4 или L4.&lt;/p&gt;\r\n\r\n&lt;p&gt;Главные плюсы рядных двигателей &amp;ndash; это простота конструкции и обслуживания, а также равномерный износ деталей, в сравнении с V-образными и оппозитными. К недостаткам можно отнести большую высоту рядных двигателей (иногда из-за этого они расположены наклонно) и большую длину, если речь идет об R6 или R8. Нетрудно догадаться, что цена мотора возрастает пропорционально количеству цилиндров.&lt;/p&gt;\r\n\r\n&lt;p&gt;&lt;img alt="Блок цилиндров рядного четырехцилиндрового двигателя" src="/ckeditor_assets/pictures/125/content_r4.jpg" style="height:556px; width:620px" /&gt;&lt;/p&gt;\r\n\r\n&lt;p&gt;Самой популярной на сегодняшний день конфигурацией цилиндров для автомобильных двигателей является &amp;laquo;рядная четверка&amp;raquo; R4. &amp;nbsp;Четыре цилиндра в ряд &amp;ndash; это разумный компромисс между объемом, производительностью и стоимостью.&lt;/p&gt;\r\n\r\n&lt;p&gt;&lt;iframe frameborder="0" height="315" src="//www.youtube.com/embed/fvVxei4obcA" width="420"&gt;&lt;/iframe&gt;&lt;/p&gt;\r\n\r\n&lt;p&gt;Правда, в начале 2010-х годов, когда ради экологии и экономии топлива стали массово внедряться малообъемные моторы с турбонаддувом, возросла популярность еще более компактных трехцилиндровых моторов R3.&lt;/p&gt;\r\n\r\n&lt;p&gt;&lt;iframe frameborder="0" height="315" src="//www.youtube.com/embed/8Fa8jLDOGcg" width="420"&gt;&lt;/iframe&gt;&lt;/p&gt;\r\n\r\n&lt;p&gt;&lt;img alt="Мотоциклетный рядных трехцилиндровый мотор" src="/ckeditor_assets/pictures/126/content_3cline.png" style="height:440px; width:620px" /&gt;&lt;/p&gt;\r\n\r\n&lt;p&gt;Главная проблема рядных трех- и четырехцилиндровиков &amp;ndash; сильные вибрации. Однако эту проблему производители частично решили с помощью уменьшения рабочего объема цилиндров и облегчения веса поршней. Также, довольно редко, встречаются пятицилиндровые рядные двигатели. Почему двигатели с малым количеством цилиндров вибрируют сильнее и какие есть способы борьбы с вибрацией, читайте в статье &amp;laquo;Балансировка двигателя&amp;raquo;.&lt;/p&gt;\r\n\r\n&lt;p&gt;&lt;img alt="Поршневая группа рядной шестерки BMW M57D30" src="/ckeditor_assets/pictures/127/content_5214-334-bmw-m57d30.jpg" style="height:465px; width:620px" /&gt;&lt;/p&gt;\r\n\r\n&lt;p&gt;Более совершенной, но и более дорогой, является рядная шестицилиндровая конфигурация &amp;ndash; изначально она является лучше сбалансированной. В настоящий момент &amp;laquo;рядные шестерки&amp;raquo; - редкость в силу дороговизны и того, что с вибрациями четырехцилиндровиков научились бороться. Наиболее активно R6 использовать продолжает компания BMW. Это довольно легко объясняется тем, что рядные шестерки тяжелы, и могут устанавливаться (за редким исключением) только на заднеприводные автомобили. Несколько меньшее распространение получили рядные &amp;quot;пятерки&amp;quot; - еще один вариант компромисса между вибронагруженностью и размером. Моторы R5 по состоянию на 2014 год встречаются на двигателях Volvo T5.&lt;/p&gt;\r\n\r\n&lt;p&gt;&lt;iframe frameborder="0" height="315" src="//www.youtube.com/embed/lN29WQLpOBA" width="420"&gt;&lt;/iframe&gt;&lt;/p&gt;\r\n\r\n&lt;p&gt;Идеальными с точки зрения балансировки являются рядные восьмицилиндровые двигатели. Они были популярны в 20-50-е годы 20 века на больших автомобилях представительского класса, в частности американских марок Packard и Buick. В советской автопромышленности рядные восьмерки встречались на ЗИС-110. Последнее не удивительно, так как модель конструировалась на базе Packard-180. Из европейских моделей с L8 можно упомянуть Alfa Romeo 8C 1931 года.&lt;/p&gt;\r\n\r\n&lt;p&gt;&lt;br /&gt;\r\n&lt;iframe frameborder="0" height="315" src="//www.youtube.com/embed/SF5CeMrrYnY" width="420"&gt;&lt;/iframe&gt;&lt;/p&gt;\r\n\r\n&lt;p&gt;Благодаря природной сбалансированности рядные восьмерки работали тихо и с минимумом вибраций. Главной их проблемой является очень большая длина блока цилиндров, из-за чего подкапотное пространство получалось сильно вытянутым. Также, слишком длинные коленчатые валы испытывают больше нагрузок на скручивание и быстрее изнашиваются и выходят из строя. Оптимальный режим работы рядной восьмерки &amp;ndash; это низкие обороты, на которых нагрузки на коленвал минимальны. Уже в конце 50-х годов двигатели L8 перестали производить ввиду экономической неэффективности.&lt;/p&gt;\r\n</text:p>
          </table:table-cell>
          <table:table-cell office:value-type="string">
            <text:p>2014-12-21 16:05:42.178769</text:p>
          </table:table-cell>
          <table:table-cell office:value-type="string">
            <text:p>2014-12-21 16:06:49.010043</text:p>
          </table:table-cell>
          <table:table-cell office:value-type="float" office:value="1">
            <text:p>1</text:p>
          </table:table-cell>
        </table:table-row>
        <table:table-row table:style-name="ro1">
          <table:table-cell office:value-type="float" office:value="69">
            <text:p>69</text:p>
          </table:table-cell>
          <table:table-cell office:value-type="float" office:value="67">
            <text:p>67</text:p>
          </table:table-cell>
          <table:table-cell office:value-type="string">
            <text:p>Оппозитный двигатель</text:p>
          </table:table-cell>
          <table:table-cell office:value-type="string">
            <text:p>&lt;p&gt;В оппозитных двигателях цилиндры расположены в два ряда под углом 180 градусов друг к другу и &amp;laquo;лежат&amp;raquo; горизонтально, параллельно земле. Двигаясь внутри цилиндров, поршни оппозитника приводят в движение один коленвал. Название происходит от английского слова opposite (&amp;laquo;напротив&amp;raquo;).&lt;/p&gt;\r\n\r\n&lt;p&gt;&lt;iframe frameborder="0" height="315" src="//www.youtube.com/embed/cNltv6CxV0A" width="420"&gt;&lt;/iframe&gt;&lt;/p&gt;\r\n\r\n&lt;h3&gt;Плюсы оппозитных двигателей&lt;/h3&gt;\r\n\r\n&lt;p&gt;- У оппозитных двигателей минимальная высота, а у автомобилей с такими моторами &amp;ndash; низкий центр тяжести, что позволяет им меньше крениться в поворотах&lt;br /&gt;\r\n- Расположенные друг напротив друга поршни гасят колебания друг друга, за счет чего оппозитный двигатель работает плавно, с минимумом вибраций. Это позволяет, в частности, размещать коленвал на трех коренных подшипниках вместо классических пяти, и сокращать тем самым общий вес мотора&lt;br /&gt;\r\n- При лобовом столкновении низко расположенный двигатель проваливается под автомобиль, в то время как рядные и V-образные двигатели чаще &amp;laquo;приезжают&amp;raquo; в салон, нанося травмы водителю и пассажирам&lt;/p&gt;\r\n\r\n&lt;p&gt;&lt;iframe frameborder="0" height="315" src="//www.youtube.com/embed/9LBEK-uw7cE" width="560"&gt;&lt;/iframe&gt;&lt;/p&gt;\r\n\r\n&lt;h3&gt;Минусы оппозитных двигателей&lt;/h3&gt;\r\n\r\n&lt;p&gt;- Будучи небольшими в высоту, оппозитные двигатели очень широкие&lt;br /&gt;\r\n- Расход масла у оппозитников, в среднем, выше, чем у рядных и V-образных двигателей&lt;br /&gt;\r\n- Из-за того, что поршни двигаются по горизонтальной оси, &amp;laquo;нижние&amp;raquo; стенки цилиндров изнашиваются быстрее верхних&lt;br /&gt;\r\n- Если требуется ремонт двигателя, его сборка требует специальной квалификации мастеров, так как процесс этот долгий и сложный&lt;/p&gt;\r\n\r\n&lt;p&gt;&lt;iframe frameborder="0" height="315" src="//www.youtube.com/embed/qbqwZWER7G8" width="420"&gt;&lt;/iframe&gt;&lt;/p&gt;\r\n\r\n&lt;p&gt;Число цилиндров в оппозитниках может быть только четным. Сейчас в автомобилестроении применяются 4- и 6-цилиндровые двигатели такой конфигурации, хотя существовали также 8- и 12-цилиндровики. Вплоть до недавнего времени оппозитные моторы были только бензиновыми. В 2008 году первым дизельным оппозитником стал 2-литровый мотор для Subaru Outback.&lt;/p&gt;\r\n\r\n&lt;p&gt;&lt;img alt="Оппозитный 3.6-литровый двигатель Subaru Tribeca" src="/ckeditor_assets/pictures/129/content_subaru-tribeca-3-6-liter-motorjpg.jpg" style="height:366px; width:620px" /&gt;&lt;/p&gt;\r\n\r\n&lt;p&gt;Основным производителем оппозитных двигателей с 60-х годов прошлого века и по настоящее время является компания Fuji Heavy Industries, владелец бренда Subaru. На протяжении более чем 50 лет на автомобили этой марки устанавливаются оппозитники. Также оппозитные моторы применяются и на спортивных автомобилях Porsche. Ранее, впрочем, двигатели этого типа использовали и другие производители: в частности, им оснащался ряд моделей Citroen, Chevrolet, Honda, Lancia и Toyota. Самой массовой моделью с оппозитником стал знаменитый &amp;laquo;Жук&amp;raquo; Volkswagen Kaffer.&lt;/p&gt;\r\n\r\n&lt;p&gt;Все вышесказанное имеет отношение к классической схеме оппозитных двигателей &amp;ndash; &amp;laquo;боксеров&amp;raquo;. Такое название они получили благодаря &amp;laquo;боксирующим&amp;raquo; друг напротив друга поршням. Также существуют и другие схемы оппозитных двигателей.&lt;/p&gt;\r\n\r\n&lt;p&gt;&lt;img alt="Схема советского танкового турбодизеля 5ТДФ" src="/ckeditor_assets/pictures/128/content_image004.jpg" style="height:401px; width:620px" /&gt;&lt;/p&gt;\r\n\r\n&lt;p&gt;На советских танках Т-64 и Т-72 стояли оппозитные двигатели 5ТДФ, в которых в центре находился ряд цилиндров, а по бокам &amp;ndash; два коленвала. Внутри цилиндров друг напротив друга двигались поршни, сжимая воздух (мотор был изначально дизельным, с возможностью работы на керосине и других видах горючего топлива).&lt;/p&gt;\r\n\r\n&lt;p&gt;Также в конце 1990-х годов был презентован перспективный оппозитный двигатель OPOC, который заслуживает отдельной статьи, однако до сих пор (по состоянию на 2014 год) не нашел практического применения.&lt;/p&gt;\r\n</text:p>
          </table:table-cell>
          <table:table-cell office:value-type="string">
            <text:p>2014-12-21 16:25:11.366058</text:p>
          </table:table-cell>
          <table:table-cell office:value-type="string">
            <text:p>2014-12-21 16:26:34.971605</text:p>
          </table:table-cell>
          <table:table-cell office:value-type="float" office:value="1">
            <text:p>1</text:p>
          </table:table-cell>
        </table:table-row>
        <table:table-row table:style-name="ro1">
          <table:table-cell office:value-type="float" office:value="72">
            <text:p>72</text:p>
          </table:table-cell>
          <table:table-cell office:value-type="float" office:value="67">
            <text:p>67</text:p>
          </table:table-cell>
          <table:table-cell office:value-type="string">
            <text:p>W-образный двигатель</text:p>
          </table:table-cell>
          <table:table-cell office:value-type="string">
            <text:p>&lt;p&gt;Есть два принципиально разных типа&amp;nbsp;W-образных двигателей: трехрядный и четырехрядный.&lt;/p&gt;\r\n\r\n&lt;p&gt;Первый - трехрядный, использовался только в авиации и, позже, в спортивных автомобилях. Здесь, как не трудно догадаться, было три ряда цилиндров, по четыре в каждом. Ряды были развалены под углом 60 градусов друг к другу.&lt;/p&gt;\r\n\r\n&lt;p&gt;Первым в истории трехрядным&amp;nbsp;&amp;laquo;дубль V&amp;raquo;-мотором стал авиационный Napier Lion, представленный в 1917 году британской компанией Napier&amp;amp;Son. Его устанавливали на целый ряд военных самолетов времен Первой Мировой. Его сняли с производства в середине 30-х. Помимо этого W12 было еще несколько авиационных версий. Массовой такая конфигурация не стала.&lt;/p&gt;\r\n\r\n&lt;p&gt;&lt;img alt="Трехрядный W12 от Life Racing Engines" src="/ckeditor_assets/pictures/134/content_w12_engine.jpg" style="height:465px; width:620px" /&gt;&lt;/p&gt;\r\n\r\n&lt;p&gt;В разные годы несколько инжиниринговых компаний экспериментировали с авиационной трехрядной компоновкой, и породили несколько версий W12. Был даже и мотоциклетный W3. Но после ужасающего фиаско W12 в Формуле-1 1990 года - с этими двигателями дебютировала команда Life Racing - про нее все забыли.&lt;/p&gt;\r\n\r\n&lt;p&gt;&lt;img alt="Блок цилиндров и поршневая группа двигателя W12 от Volkswagen" src="/ckeditor_assets/pictures/135/content_w12-bloc-audi.jpg" style="height:300px; width:620px" /&gt;&lt;/p&gt;\r\n\r\n&lt;p&gt;Серийную&amp;nbsp;жизнь W-образной компоновке подарил концерн Volkswagen в конце 90-х годов. Только вместо трех рядов цилиндров в их W12 было четыре, по три цилиндра.&amp;nbsp;Фактически, их W-образный двигатель &amp;ndash; это два VR-образных мотора, разваленных друг к другу под углом 72 градуса. Таким образом, в этом двигателей четыре ряда цилиндров.&lt;/p&gt;\r\n\r\n&lt;p&gt;В 1998 году концерн представил концепт Volkswagen W12 Roadster, но в серию тот не пошел. Зато этот 6-литровый двигатель нашел применение на VW Phaeton и Audi A8, а его более укороченная версия W8 (четыре ряда по два цилиндра) &amp;ndash; на VW Passat B5. Ну а топовый 1000-сильный&amp;nbsp;W16 достался суперкару Bugatti Veyron (эта марка тоже принадлежит Volkswagen AG).&lt;/p&gt;\r\n\r\n&lt;p&gt;Главное преимущество W-образных двигателей &amp;ndash; компактность и малый вес в сравнении с V-образными моторами с таким же количеством цилиндров. Главные недостатки: очень сложная форма коленвала, разветвленная система охлаждения для каждого цилиндра и как следствие &amp;ndash; дороговизна в производстве.&lt;/p&gt;\r\n\r\n&lt;p&gt;&lt;iframe frameborder="0" height="315" src="//www.youtube.com/embed/slQ9E1s1FuQ" width="560"&gt;&lt;/iframe&gt;&lt;/p&gt;\r\n\r\n&lt;p&gt;Сейчас, по состоянию на 2014 год, мотор W12 с увеличенным до 6,3 литров объемом поставляется только на американские версии Audi A8, 6-литровый W12 идет на Bentley Continental GT и Flying Spur,&amp;nbsp;W16 остается на Bugatti Veyron, а W8 снят с производства.&lt;/p&gt;\r\n\r\n&lt;p&gt;&amp;nbsp;&lt;/p&gt;\r\n</text:p>
          </table:table-cell>
          <table:table-cell table:number-columns-repeated="2" office:value-type="string">
            <text:p>2014-12-21 17:34:53.760578</text:p>
          </table:table-cell>
          <table:table-cell office:value-type="float" office:value="1">
            <text:p>1</text:p>
          </table:table-cell>
        </table:table-row>
        <table:table-row table:style-name="ro1">
          <table:table-cell office:value-type="float" office:value="64">
            <text:p>64</text:p>
          </table:table-cell>
          <table:table-cell office:value-type="float" office:value="60">
            <text:p>60</text:p>
          </table:table-cell>
          <table:table-cell office:value-type="string">
            <text:p>Пламягаситель</text:p>
          </table:table-cell>
          <table:table-cell office:value-type="string">
            <text:p>&lt;p&gt;Термином &amp;laquo;пламегаситель&amp;raquo; обычно называют глушитель, который ставят на выпускной тракт автомобиля вместо вышедшего из строя каталитического нейтрализатора (катализатора). Задача пламегасителя &amp;ndash; такая же, как у глушителя, то есть снижение шума, а заодно - охлаждение. Никакого пламени в глушителе нет, и гасить его не нужно.&lt;/p&gt;\r\n\r\n&lt;p&gt;Конструктивно пламегаситель &amp;ndash; это глушитель резонансного типа (резонатор), так как поглощающую шум минеральную вату так близко к выпускному коллектору размещать нельзя &amp;ndash; она выгорит очень быстро.&lt;/p&gt;\r\n\r\n&lt;p&gt;&lt;iframe frameborder="0" height="315" src="//www.youtube.com/embed/WZUNOHjRLvY" width="560"&gt;&lt;/iframe&gt;&lt;/p&gt;\r\n\r\n&lt;p&gt;Некоторые кустарные мастерские предлагают услугу установки пламегасителя в корпус катализатора. Суть этой операции в том, что из корпуса вынимаются остатки сот, а вместо них ввариваются резонирующие трубы и перегородки камер.&amp;nbsp;&lt;/p&gt;\r\n</text:p>
          </table:table-cell>
          <table:table-cell table:number-columns-repeated="2" office:value-type="string">
            <text:p>2014-12-21 14:43:40.65238</text:p>
          </table:table-cell>
          <table:table-cell office:value-type="float" office:value="1">
            <text:p>1</text:p>
          </table:table-cell>
        </table:table-row>
        <table:table-row table:style-name="ro1">
          <table:table-cell office:value-type="float" office:value="70">
            <text:p>70</text:p>
          </table:table-cell>
          <table:table-cell office:value-type="float" office:value="67">
            <text:p>67</text:p>
          </table:table-cell>
          <table:table-cell office:value-type="string">
            <text:p>V-образный двигатель</text:p>
          </table:table-cell>
          <table:table-cell office:value-type="string">
            <text:p>&lt;p&gt;В V-образном моторе цилиндры располагаются в два ряда, находящихся под определенным углом, и имеют один общий коленвал. Такая конфигурация напоминает букву V &amp;ndash; отсюда пошло название. Соответственно, краткое обозначение таких моторов &amp;ndash; это V плюс цифра, означающее число цилиндров.&lt;/p&gt;\r\n\r\n&lt;p&gt;&lt;img alt="Схема двигателя V12" src="/ckeditor_assets/pictures/130/content_v-motor.jpg" style="height:405px; width:620px" /&gt;&lt;/p&gt;\r\n\r\n&lt;p&gt;Чаще всего на современных автомобилях встречаются V6 и V8, реже &amp;ndash; V12. На мотоциклах сейчас&amp;nbsp;встречаются V2 и V4. Впрочем, ранее V4 ставили и на автомобиле. В частности - на Ford Taunus, Saab 96 и всем известный &amp;quot;Запорожец&amp;quot;.&lt;/p&gt;\r\n\r\n&lt;p&gt;&lt;iframe frameborder="0" height="315" src="//www.youtube.com/embed/JH9y60Q50UY" width="560"&gt;&lt;/iframe&gt;&lt;/p&gt;\r\n\r\n&lt;p&gt;Изначально V-образная форма появилась для того, чтобы увеличивать количество цилиндров в двигателе, экономя его длину. Скажем, рядный восьмицилиндровый двигатель &amp;ndash; очень длинный, и требует огромного подкапотного пространства, тогда как V8 &amp;ndash; относительно компактен.&amp;nbsp;&lt;/p&gt;\r\n\r\n&lt;p&gt;В силу того, что в классическом варианте шатуны поршней противоположных цилиндров имеют общую шатунную шейку на коленвале, работа V-образных двигателей производит достаточно много вибраций. С вибрацией конструкторы борются установкой крупных противовесов на коленвал, а также балансирных валов. Подробнее о балансировке двигателей читайте в соответствующей статье.&lt;/p&gt;\r\n\r\n&lt;p&gt;&lt;br /&gt;\r\n&lt;iframe frameborder="0" height="315" src="//www.youtube.com/embed/S6aIXeiS3FM" width="420"&gt;&lt;/iframe&gt;&lt;/p&gt;\r\n\r\n&lt;p&gt;Пионером в области использования V-образных моторов стал концерн General Motors: мощные V8 появились на автомобилях Cadillac и Oldsmobile еще в 10-х годах 20 века. Вплоть до 50-х годов V8 были практически только американским явлением, и лишь затем появились на дорогих европейских автомобилях марок Mercedes-Benz, BMW, Rolls-Royce и Bentley. Впрочем, двигатель V6 появился не в Америке, а в Италии: на автомобиле Lancia Aurelia 1950 года. Долгое время V6 не получал широкого распространения как раз из-за сложностей с балансировкой.&lt;/p&gt;\r\n\r\n&lt;p&gt;&amp;nbsp;&lt;/p&gt;\r\n\r\n&lt;p&gt;&lt;iframe frameborder="0" height="315" src="//www.youtube.com/embed/C9oHENqhSNg" width="420"&gt;&lt;/iframe&gt;&lt;/p&gt;\r\n\r\n&lt;p&gt;С годами себестоимость V-образных двигателей так и осталась достаточно высокой, и встретить даже относительно &amp;laquo;скромный&amp;raquo; V6 можно только на автомобилях с ценой выше среднего. Дороговизна такого двигателя объясняется, в том числе, тем, что у него две головки блока цилиндров, в два раза больше, чем в рядном моторе, распредвалов, клапанных механизмов и приводов.&lt;/p&gt;\r\n\r\n&lt;p&gt;&amp;nbsp;&lt;/p&gt;\r\n\r\n&lt;p&gt;&lt;iframe frameborder="0" height="315" src="//www.youtube.com/embed/PljLkYruxLE" width="420"&gt;&lt;/iframe&gt;&lt;/p&gt;\r\n\r\n&lt;p&gt;Помимо V6 и V8 существуют&amp;nbsp;также и V10, и V12, которые&amp;nbsp;отличается прекрасной &amp;laquo;природной&amp;raquo; балансировкой. Оба встречаются редко в силу дороговизны. V10 есть на Dodge Viper, Audi R8 и Lamborghini Gallardo, до недавнего времени был на BMW M5. V12&amp;nbsp;- на&amp;nbsp;Mercedes-Benz S-klasse, BMW 7 series, Rolls-Royce Phantom. Концерн Volkswagen на своих флагманских моделях Audi A8 и VW Phaeton также применяет 12-цилиндровые моторы, но цилиндры там расположены по W-образной схеме.&lt;/p&gt;\r\n\r\n&lt;p&gt;&lt;img alt="Различные углы развала в V-образных моторах" src="/ckeditor_assets/pictures/131/content_porshnevye-dvigateli-vnutrennego-sgoraniya.jpg" style="height:305px; width:620px" /&gt;&lt;/p&gt;\r\n\r\n&lt;p&gt;В V-образных двигателях ряды цилиндров могут быть расположены друг к другу под разными углами. V8 в подавляющем большинстве случаев имеют угол развала 90 градусов. Реже на V8 можно встретить варианты с 60-градусным (Ford, Volvo) и 88-градусным (Lamborghini) развалом.&lt;br /&gt;\r\nЧто касается V6, то здесь разнообразие больше &amp;ndash; конструкторы активно экспериментировали, чтобы малой кровью избавиться от вибраций. Те двигатели, которые сделаны путем отрезания &amp;laquo;лишней&amp;raquo; пары цилиндров у V8, развалены на 90 градусов.&lt;/p&gt;\r\n\r\n&lt;p&gt;Реже встречаются варианты с развалом 60 и 120 градусов. Бывали экзотические варианты, где цилиндры расположены под углом 54, 45, 65 и 75 градусов. V-образные двигатели, изобретенные для автомобилей Lancia, со сверхмалым развалом в 10-20 градусов, вынесены в отдельную категорию VR-образных двигателей.&lt;/p&gt;\r\n</text:p>
          </table:table-cell>
          <table:table-cell table:number-columns-repeated="2" office:value-type="string">
            <text:p>2014-12-21 16:50:10.450096</text:p>
          </table:table-cell>
          <table:table-cell office:value-type="float" office:value="1">
            <text:p>1</text:p>
          </table:table-cell>
        </table:table-row>
        <table:table-row table:style-name="ro1">
          <table:table-cell office:value-type="float" office:value="71">
            <text:p>71</text:p>
          </table:table-cell>
          <table:table-cell office:value-type="float" office:value="67">
            <text:p>67</text:p>
          </table:table-cell>
          <table:table-cell office:value-type="string">
            <text:p>VR-образный двигатель</text:p>
          </table:table-cell>
          <table:table-cell office:value-type="string">
            <text:p>&lt;p&gt;VR-образную компоновку часто называют еще рядно-смещенной. В аббревиатуре VR буква V отсылает к V-образным моторам, а R (row) &amp;ndash; к рядным. Фактически, VR-образный двигатель &amp;ndash; это V-образный мотор с очень малым углом развала цилиндров, всего 10-20 градусов. Цилиндры в блоке из-за этого удалось расположить&amp;nbsp;в шахматном порядке. В отличие от обычных V-образников, VR имеет одну головку блока для двух рядов цилиндров, что делает мотор компактнее и дешевле.&lt;/p&gt;\r\n\r\n&lt;p&gt;&lt;br /&gt;\r\nИзначально VR-компоновку изобрели инженеры итальянской компании Lancia еще в 20-х годах 20 века. Впрочем, на серийных автомобилях она продержалась недолго, так как работа такого двигателя сопровождалась очень сильной вибрацией.&lt;/p&gt;\r\n\r\n&lt;p&gt;&lt;img alt="Блок цилиндров двигателя Volkswagen VR6" src="/ckeditor_assets/pictures/132/content_vr6.jpg" style="height:423px; width:620px" /&gt;&lt;/p&gt;\r\n\r\n&lt;p&gt;Брошенную итальянцами технологию &amp;laquo;пригрели&amp;raquo; немцы из Volkswagen и в начале 90-х для своего Golf 3 поколения выпустили VR-двигатель нового поколения с 15-градусным развалом между рядами. Изначально VR-образные моторы были только 6-цилиндровыми, затем появились 5-цилиндровые модификации.&lt;/p&gt;\r\n\r\n&lt;p&gt;&lt;img alt="Двигатель Volkswagen 2.3 VR5" src="/ckeditor_assets/pictures/133/content_vr5.jpg" style="height:399px; width:620px" /&gt;&lt;/p&gt;\r\n\r\n&lt;p&gt;В дальнейшем моторы такой компоновки нашли применение на таких моделях как Passat, Jetta, Bora, Sharan и Touareg. В конце 2000-х от VR-компоновки стали постепенно отказываться в пользу турбированных рядных четверок TSI. С развитием надувных технологий увеличения числа цилиндров до шести больше было не нужно.&amp;nbsp;Развивая технологию производства VR-образных двигателей, концерн Volkswagen разработал также линейку W-образных моторов.&lt;/p&gt;\r\n\r\n&lt;p&gt;&lt;iframe frameborder="0" height="315" src="//www.youtube.com/embed/Y0LKWt3Ttic" width="560"&gt;&lt;/iframe&gt;&lt;/p&gt;\r\n</text:p>
          </table:table-cell>
          <table:table-cell table:number-columns-repeated="2" office:value-type="string">
            <text:p>2014-12-21 17:01:52.752802</text:p>
          </table:table-cell>
          <table:table-cell office:value-type="float" office:value="1">
            <text:p>1</text:p>
          </table:table-cell>
        </table:table-row>
        <table:table-row table:style-name="ro1">
          <table:table-cell office:value-type="string">
            <text:p>\.</text:p>
          </table:table-cell>
          <table:table-cell table:number-columns-repeated="6"/>
        </table:table-row>
        <table:table-row table:style-name="ro3" table:number-rows-repeated="1048501">
          <table:table-cell table:number-columns-repeated="7"/>
        </table:table-row>
        <table:table-row table:style-name="ro3">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9">00.00.0000</text:date>, <text:time>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29T20:32:19</dc:date>
    <meta:generator>LibreOffice/3.6$Linux_x86 LibreOffice_project/360m1$Build-2</meta:generator>
    <meta:editing-duration>P0D</meta:editing-duration>
    <meta:editing-cycles>1</meta:editing-cycles>
    <meta:document-statistic meta:table-count="1" meta:cell-count="504" meta:object-count="0"/>
  </office:meta>
</office:document-meta>
</file>